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73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186cm"/>
    </style:style>
    <style:style style:name="co6" style:family="table-column">
      <style:table-column-properties fo:break-before="auto" style:column-width="5.045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2.011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611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281cm"/>
    </style:style>
    <style:style style:name="co16" style:family="table-column">
      <style:table-column-properties fo:break-before="auto" style:column-width="8.433cm"/>
    </style:style>
    <style:style style:name="co17" style:family="table-column">
      <style:table-column-properties fo:break-before="auto" style:column-width="4.304cm"/>
    </style:style>
    <style:style style:name="co18" style:family="table-column">
      <style:table-column-properties fo:break-before="auto" style:column-width="0.423cm"/>
    </style:style>
    <style:style style:name="co19" style:family="table-column">
      <style:table-column-properties fo:break-before="auto" style:column-width="7.83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5.398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3.034cm"/>
    </style:style>
    <style:style style:name="co24" style:family="table-column">
      <style:table-column-properties fo:break-before="auto" style:column-width="5.151cm"/>
    </style:style>
    <style:style style:name="co25" style:family="table-column">
      <style:table-column-properties fo:break-before="auto" style:column-width="7.198cm"/>
    </style:style>
    <style:style style:name="co26" style:family="table-column">
      <style:table-column-properties fo:break-before="auto" style:column-width="3.953cm"/>
    </style:style>
    <style:style style:name="co27" style:family="table-column">
      <style:table-column-properties fo:break-before="auto" style:column-width="3.21cm"/>
    </style:style>
    <style:style style:name="co28" style:family="table-column">
      <style:table-column-properties fo:break-before="auto" style:column-width="3.457cm"/>
    </style:style>
    <style:style style:name="co29" style:family="table-column">
      <style:table-column-properties fo:break-before="auto" style:column-width="3.563cm"/>
    </style:style>
    <style:style style:name="co30" style:family="table-column">
      <style:table-column-properties fo:break-before="auto" style:column-width="2.434cm"/>
    </style:style>
    <style:style style:name="co31" style:family="table-column">
      <style:table-column-properties fo:break-before="auto" style:column-width="3.387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11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8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Assmptions">
      <style:table-properties table:display="true" style:writing-mode="lr-tb"/>
    </style:style>
    <style:style style:name="ta2" style:family="table" style:master-page-name="PageStyle_5f_Rent_20_Roll">
      <style:table-properties table:display="true" style:writing-mode="lr-tb"/>
    </style:style>
    <style:style style:name="ta3" style:family="table" style:master-page-name="PageStyle_5f_Projected_20_Cashflows">
      <style:table-properties table:display="true" style:writing-mode="lr-tb"/>
    </style:style>
    <style:style style:name="ta4" style:family="table" style:master-page-name="PageStyle_5f_Summary">
      <style:table-properties table:display="true" style:writing-mode="lr-tb"/>
    </style:style>
    <style:style style:name="ta5" style:family="table" style:master-page-name="PageStyle_5f_Op_20_Costs">
      <style:table-properties table:display="true" style:writing-mode="lr-tb"/>
    </style:style>
    <style:style style:name="ta6" style:family="table" style:master-page-name="PageStyle_5f_Mortgage_20_Calculat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2661" style:cell-protect="protected formula-hidden" style:print-content="true" style:rotation-align="non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 formula-hidden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e28f26" style:cell-protect="protected formula-hidden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d9d9d9" style:cell-protect="protected formula-hidden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302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002661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dee8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e28f2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fo:background-color="#b7dee8"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11">
      <style:table-cell-properties fo:background-color="#b7dee8"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 style:data-style-name="N13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132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fo:background-color="#b7dee8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132">
      <style:table-cell-properties fo:background-color="#b7dee8"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138">
      <style:table-cell-properties fo:background-color="#b7dee8"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0">
      <style:table-cell-properties fo:background-color="#b7dee8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b7dee8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 style:data-style-name="N11">
      <style:table-cell-properties fo:background-color="#b7dee8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110">
      <style:table-cell-properties fo:background-color="#ffffff" style:cell-protect="protected formula-hidden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border-bottom="none" fo:background-color="#00266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Vacant&quot;" style:apply-style-name="ConditionalStyle_5f_1" style:base-cell-address="'Rent Roll'.A1"/>
    </style:style>
    <style:style style:name="ce32" style:family="table-cell" style:parent-style-name="Default">
      <style:table-cell-properties fo:background-color="#d9d9d9" style:cell-protect="protected formula-hidden" style:print-content="true" style:rotation-align="none"/>
      <style:map style:condition="cell-content()=&quot;Vacant&quot;" style:apply-style-name="ConditionalStyle_5f_1" style:base-cell-address="'Rent Roll'.A1"/>
    </style:style>
    <style:style style:name="ce33" style:family="table-cell" style:parent-style-name="Default">
      <style:table-cell-properties fo:background-color="#ffffff" style:cell-protect="protected formula-hidden" style:print-content="true" style:rotation-align="none"/>
      <style:map style:condition="cell-content()=&quot;Vacant&quot;" style:apply-style-name="ConditionalStyle_5f_1" style:base-cell-address="'Rent Roll'.A1"/>
    </style:style>
    <style:style style:name="ce34" style:family="table-cell" style:parent-style-name="Default">
      <style:table-cell-properties fo:background-color="#ffffff" style:cell-protect="protected formula-hidden" style:print-content="true" style:rotation-align="none"/>
    </style:style>
    <style:style style:name="ce35" style:family="table-cell" style:parent-style-name="Default">
      <style:table-cell-properties fo:background-color="#d9d9d9" style:cell-protect="protected formula-hidden" style:print-content="true" style:rotation-align="none"/>
    </style:style>
    <style:style style:name="ce36" style:family="table-cell" style:parent-style-name="Default">
      <style:table-cell-properties fo:background-color="#e28f2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Vacant&quot;" style:apply-style-name="ConditionalStyle_5f_1" style:base-cell-address="'Rent Roll'.A1"/>
    </style:style>
    <style:style style:name="ce37" style:family="table-cell" style:parent-style-name="Default">
      <style:table-cell-properties fo:background-color="#ffffff" style:rotation-align="none"/>
      <style:map style:condition="cell-content()=&quot;Vacant&quot;" style:apply-style-name="ConditionalStyle_5f_1" style:base-cell-address="'Rent Roll'.A1"/>
    </style:style>
    <style:style style:name="ce38" style:family="table-cell" style:parent-style-name="Default" style:data-style-name="N0">
      <style:table-cell-properties fo:border-bottom="none" fo:background-color="#00266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ackground-color="#e28f26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1" style:family="table-cell" style:parent-style-name="Default">
      <style:table-cell-properties fo:background-color="#ffffff" style:rotation-align="none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3" style:family="table-cell" style:parent-style-name="Excel_20_Built-in_20_Comma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Comma" style:data-style-name="N139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#00266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fo:background-color="#e28f2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0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order-bottom="none" fo:background-color="#002661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 style:data-style-name="N112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3" style:family="table-cell" style:parent-style-name="Default" style:data-style-name="N112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 style:data-style-name="N1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7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8" style:family="table-cell" style:parent-style-name="Default" style:data-style-name="N2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9" style:family="table-cell" style:parent-style-name="Default" style:data-style-name="N2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0" style:family="table-cell" style:parent-style-name="Default" style:data-style-name="N2">
      <style:table-cell-properties fo:background-color="#e28f2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2" style:family="table-cell" style:parent-style-name="Default" style:data-style-name="N11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4" style:family="table-cell" style:parent-style-name="Default" style:data-style-name="N3">
      <style:table-cell-properties fo:border-bottom="1.76pt double-thin #000000" style:border-line-width-bottom="0.018cm 0.026cm 0.018cm" fo:background-color="#e28f26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 style:data-style-name="N3">
      <style:table-cell-properties fo:background-color="#e28f2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3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7" style:family="table-cell" style:parent-style-name="Excel_20_Built-in_20_Percent" style:data-style-name="N11">
      <style:table-cell-properties fo:background-color="#d9d9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Percent" style:data-style-name="N1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Percent" style:data-style-name="N11">
      <style:table-cell-properties fo:background-color="#e28f2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1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1" style:family="table-cell" style:parent-style-name="Default" style:data-style-name="N138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2" style:family="table-cell" style:parent-style-name="Default" style:data-style-name="N138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3" style:family="table-cell" style:parent-style-name="Default" style:data-style-name="N138">
      <style:table-cell-properties fo:background-color="#e28f2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c3d69b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5" style:family="table-cell" style:parent-style-name="Default" style:data-style-name="N110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6" style:family="table-cell" style:parent-style-name="Default" style:data-style-name="N1">
      <style:table-cell-properties fo:background-color="#d9d9d9" style:cell-protect="protected formula-hidden" style:print-content="true" style:rotation-align="none"/>
    </style:style>
    <style:style style:name="ce77" style:family="table-cell" style:parent-style-name="Default">
      <style:table-cell-properties fo:background-color="#c3d69b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c3d69b" style:cell-protect="protected formula-hidden" style:print-content="true" style:rotation-align="none"/>
    </style:style>
    <style:style style:name="ce79" style:family="table-cell" style:parent-style-name="Default" style:data-style-name="N132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0" style:family="table-cell" style:parent-style-name="Default" style:data-style-name="N132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1" style:family="table-cell" style:parent-style-name="Default" style:data-style-name="N132">
      <style:table-cell-properties fo:border-bottom="1.76pt double-thin #000000" style:border-line-width-bottom="0.018cm 0.026cm 0.018cm" fo:background-color="#e28f26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32">
      <style:table-cell-properties fo:background-color="#e28f2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32">
      <style:table-cell-properties fo:border-bottom="0.74pt solid #000000" fo:background-color="#c3d69b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132">
      <style:table-cell-properties fo:background-color="#c3d69b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86" style:family="table-cell" style:parent-style-name="Default" style:data-style-name="N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88" style:family="table-cell" style:parent-style-name="Default" style:data-style-name="N132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002661" style:cell-protect="protected formula-hidden" style:print-content="true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1" style:family="table-cell" style:parent-style-name="Default">
      <style:table-cell-properties fo:background-color="#c6d9f1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#d9d9d9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fo:background-color="#8eb4e3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302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ackground-color="#c3d69b"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Default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ackground-color="#002661" style:cell-protect="protected formula-hidden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25406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 style:data-style-name="N109">
      <style:table-cell-properties fo:background-color="#c6d9f1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8" style:family="table-cell" style:parent-style-name="Default">
      <style:table-cell-properties fo:background-color="#d9d9d9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9" style:family="table-cell" style:parent-style-name="Default" style:data-style-name="N109">
      <style:table-cell-properties fo:background-color="#ffffff"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 style:data-style-name="N109">
      <style:table-cell-properties fo:background-color="#8eb4e3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1" style:family="table-cell" style:parent-style-name="Excel_20_Built-in_20_Currency" style:data-style-name="N109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Excel_20_Built-in_20_Currency" style:data-style-name="N109">
      <style:table-cell-properties fo:border-bottom="0.74pt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Excel_20_Built-in_20_Currency" style:data-style-name="N109">
      <style:table-cell-properties fo:background-color="#8eb4e3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Excel_20_Built-in_20_Currency" style:data-style-name="N109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6" style:family="table-cell" style:parent-style-name="Default">
      <style:table-cell-properties fo:background-color="#ffffff"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 style:data-style-name="N1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9" style:family="table-cell" style:parent-style-name="Default" style:data-style-name="N109">
      <style:table-cell-properties fo:border-bottom="0.74pt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0" style:family="table-cell" style:parent-style-name="Default" style:data-style-name="N109">
      <style:table-cell-properties fo:background-color="#d9d9d9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1" style:family="table-cell" style:parent-style-name="Default" style:data-style-name="N109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 style:data-style-name="N109">
      <style:table-cell-properties fo:border-bottom="1.76pt double-thin #000000" style:border-line-width-bottom="0.018cm 0.026cm 0.018cm" fo:background-color="#c3d69b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3" style:family="table-cell" style:parent-style-name="Excel_20_Built-in_20_Currency" style:data-style-name="N109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 style:data-style-name="N11">
      <style:table-cell-properties fo:border-bottom="none" fo:background-color="#ffffff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 style:data-style-name="N11">
      <style:table-cell-properties fo:background-color="#ffffff"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 style:data-style-name="N2">
      <style:table-cell-properties fo:border-bottom="0.74pt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8" style:family="table-cell" style:parent-style-name="Excel_20_Built-in_20_Currency" style:data-style-name="N109">
      <style:table-cell-properties fo:border-bottom="0.74pt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Default" style:data-style-name="N11">
      <style:table-cell-properties fo:border-bottom="none" fo:background-color="#ffffff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 style:data-style-name="N11">
      <style:table-cell-properties fo:border-bottom="none" fo:background-color="#ffffff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 style:data-style-name="N2">
      <style:table-cell-properties fo:border-bottom="0.74pt solid #000000" fo:background-color="#ffffff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4" style:family="table-cell" style:parent-style-name="Default" style:data-style-name="N11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5" style:family="table-cell" style:parent-style-name="Default" style:data-style-name="N1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 style:data-style-name="N109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3d69b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1.302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bfbfb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1" style:family="table-cell" style:parent-style-name="Default">
      <style:table-cell-properties fo:background-color="#ffffff" style:cell-protect="protected formula-hidden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>
      <style:table-cell-properties fo:background-color="#ffffff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4" style:family="table-cell" style:parent-style-name="Excel_20_Built-in_20_Percent" style:data-style-name="N1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5" style:family="table-cell" style:parent-style-name="Excel_20_Built-in_20_Percent" style:data-style-name="N11">
      <style:table-cell-properties fo:border-bottom="none" fo:background-color="#c3d69b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6" style:family="table-cell" style:parent-style-name="Default" style:data-style-name="N138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7" style:family="table-cell" style:parent-style-name="Default" style:data-style-name="N138">
      <style:table-cell-properties fo:border-bottom="none" fo:background-color="#c3d69b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8" style:family="table-cell" style:parent-style-name="Default" style:data-style-name="N138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9" style:family="table-cell" style:parent-style-name="Default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 style:data-style-name="N138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 style:data-style-name="N134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2" style:family="table-cell" style:parent-style-name="Default">
      <style:table-cell-properties fo:background-color="#d9d9d9" style:cell-protect="protected formula-hidden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3" style:family="table-cell" style:parent-style-name="Default" style:data-style-name="N1">
      <style:table-cell-properties fo:background-color="#bfbfbf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4" style:family="table-cell" style:parent-style-name="Default" style:data-style-name="N3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5" style:family="table-cell" style:parent-style-name="Excel_20_Built-in_20_Percent" style:data-style-name="N1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 style:data-style-name="N2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 style:data-style-name="N134">
      <style:table-cell-properties fo:border-bottom="none" fo:background-color="#c3d69b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9" style:family="table-cell" style:parent-style-name="Excel_20_Built-in_20_Percent" style:data-style-name="N11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Excel_20_Built-in_20_Percent" style:data-style-name="N11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1" style:family="table-cell" style:parent-style-name="Default" style:data-style-name="N3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2" style:family="table-cell" style:parent-style-name="Default">
      <style:table-cell-properties style:cell-protect="protected formula-hidden" style:print-content="true" style:rotation-align="none"/>
    </style:style>
    <style:style style:name="ce16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 style:data-style-name="N3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 style:data-style-name="N110">
      <style:table-cell-properties style:cell-protect="protected formula-hidden" style:print-content="true" style:rotation-align="none"/>
    </style:style>
    <style:style style:name="ce168" style:family="table-cell" style:parent-style-name="Default">
      <style:table-cell-properties fo:background-color="#b7dee8"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09">
      <style:table-cell-properties style:cell-protect="protected formula-hidden" style:print-content="true" style:rotation-align="none"/>
    </style:style>
    <style:style style:name="ce170" style:family="table-cell" style:parent-style-name="Default" style:data-style-name="N109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</style:style>
    <style:style style:name="ce171" style:family="table-cell" style:parent-style-name="Default" style:data-style-name="N109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10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</style:style>
    <style:style style:name="ce174" style:family="table-cell" style:parent-style-name="Default" style:data-style-name="N110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 style:data-style-name="N109">
      <style:table-cell-properties style:cell-protect="protected formula-hidden" style:print-content="tru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09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cell-protect="protected formula-hidden" style:print-content="true"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8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.302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0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4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87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8" style:family="table-cell" style:parent-style-name="Default" style:data-style-name="N134">
      <style:table-cell-properties fo:background-color="#d9d9d9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9" style:family="table-cell" style:parent-style-name="Default" style:data-style-name="N134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0" style:family="table-cell" style:parent-style-name="Default" style:data-style-name="N135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1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 style:data-style-name="N110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3" style:family="table-cell" style:parent-style-name="Default" style:data-style-name="N109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4" style:family="table-cell" style:parent-style-name="Default" style:data-style-name="N11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7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8" style:family="table-cell" style:parent-style-name="Default" style:data-style-name="N13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9" style:family="table-cell" style:parent-style-name="Default" style:data-style-name="N134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0" style:family="table-cell" style:parent-style-name="Default" style:data-style-name="N134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1" style:family="table-cell" style:parent-style-name="Default" style:data-style-name="N134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2" style:family="table-cell" style:parent-style-name="Default" style:data-style-name="N136">
      <style:table-cell-properties style:cell-protect="protected formula-hidden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3" style:family="table-cell" style:parent-style-name="Excel_20_Built-in_20_Hyperlink" style:data-style-name="N0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4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7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8" style:family="table-cell" style:parent-style-name="Default" style:data-style-name="N13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9" style:family="table-cell" style:parent-style-name="Default" style:data-style-name="N134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1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2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4" style:family="table-cell" style:parent-style-name="Excel_20_Built-in_20_Percent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1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2)" table:allow-empty-cell="true" table:base-cell-address="'Rent Roll'.B14">
          <table:help-message table:display="true">
            <text:p>Type 1 or 2</text:p>
          </table:help-message>
          <table:error-message table:message-type="stop" table:display="true">
            <text:p>Select 1 or 2</text:p>
          </table:error-message>
        </table:content-validation>
        <table:content-validation table:name="val2" table:condition="of:cell-content-is-in-list(&quot;C&quot;;&quot;O&quot;)" table:allow-empty-cell="true" table:display-list="unsorted" table:base-cell-address="'Rent Roll'.C2">
          <table:help-message table:display="true"/>
          <table:error-message table:message-type="stop" table:display="true"/>
        </table:content-validation>
      </table:content-validations>
      <table:table table:name="Assmptions" table:style-name="ta1" table:print-ranges="Assmptions.A1:Assmptions.D27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33 McKenzie Cr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/>
          <table:table-cell table:style-name="ce9"/>
          <table:table-cell table:style-name="ce17" table:formula="of:=&quot;=Input Cell&quot;" office:value-type="string" office:string-value="=Input Cell" calcext:value-type="string">
            <text:p>=Input Ce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SSUMPTIONS</text:p>
          </table:table-cell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Market Assumptions</text:p>
          </table:table-cell>
          <table:table-cell table:style-name="ce12" office:value-type="string" calcext:value-type="string">
            <text:p>Units</text:p>
          </table:table-cell>
          <table:table-cell table:style-name="ce18"/>
          <table:table-cell table:style-name="ce22"/>
          <table:table-cell table:number-columns-repeated="1020"/>
        </table:table-row>
        <table:table-row table:style-name="ro2">
          <table:table-cell table:style-name="ce5" office:value-type="string" calcext:value-type="string">
            <text:p>Inflation Rate</text:p>
          </table:table-cell>
          <table:table-cell table:style-name="ce13" office:value-type="string" calcext:value-type="string">
            <text:p>%</text:p>
          </table:table-cell>
          <table:table-cell table:style-name="ce19" office:value-type="percentage" office:value="0.03" calcext:value-type="percentage">
            <text:p>3.00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arket Vacancy</text:p>
          </table:table-cell>
          <table:table-cell table:style-name="ce13" office:value-type="string" calcext:value-type="string">
            <text:p>%</text:p>
          </table:table-cell>
          <table:table-cell table:style-name="ce19" office:value-type="percentage" office:value="0.05" calcext:value-type="percentage">
            <text:p>5.00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tructural Reserve</text:p>
          </table:table-cell>
          <table:table-cell table:style-name="ce13" office:value-type="string" calcext:value-type="string">
            <text:p>%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Recovery Income</text:p>
          </table:table-cell>
          <table:table-cell table:style-name="ce13" office:value-type="string" calcext:value-type="string">
            <text:p>PSF</text:p>
          </table:table-cell>
          <table:table-cell table:style-name="ce20" table:formula="of:=[$'Op Costs'.D28]" office:value-type="float" office:value="5.99204572391814" calcext:value-type="float">
            <office:annotation draw:style-name="gr1" draw:text-style-name="P2" svg:width="6.405cm" svg:height="2.117cm" svg:x="5.423cm" svg:y="4.365cm" draw:caption-point-x="11.36cm" draw:caption-point-y="0.275cm">
              <dc:date>2022-05-07T00:00:00</dc:date>
              <text:p text:style-name="P1">Brett Salomons:</text:p>
              <text:p text:style-name="P1"><text:span text:style-name="T1">Office Tenants</text:span></text:p>
            </office:annotation>
            <text:p>$5.99</text:p>
          </table:table-cell>
          <table:table-cell table:style-name="ce20" table:formula="of:=[$'Op Costs'.D18]" office:value-type="float" office:value="4.80680591039587" calcext:value-type="float">
            <office:annotation draw:style-name="gr1" draw:text-style-name="P2" svg:width="4.966cm" svg:height="2.117cm" svg:x="21.106cm" svg:y="4.365cm" draw:caption-point-x="-0.407cm" draw:caption-point-y="0.275cm">
              <dc:date>2022-05-07T00:00:00</dc:date>
              <text:p text:style-name="P1">Brett Salomons:</text:p>
              <text:p text:style-name="P1"><text:span text:style-name="T1">Commercial Tenants</text:span></text:p>
            </office:annotation>
            <text:p>$4.8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AM</text:p>
          </table:table-cell>
          <table:table-cell table:style-name="ce13" office:value-type="string" calcext:value-type="string">
            <text:p>$</text:p>
          </table:table-cell>
          <table:table-cell table:style-name="ce21" table:formula="of:=[$'Op Costs'.D27]-[.C11]" office:value-type="float" office:value="300000" calcext:value-type="float">
            <text:p>$300,00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5" office:value-type="string" calcext:value-type="string">
            <text:p>Property Taxes</text:p>
          </table:table-cell>
          <table:table-cell table:style-name="ce13" office:value-type="string" calcext:value-type="string">
            <text:p>$</text:p>
          </table:table-cell>
          <table:table-cell table:style-name="ce21" table:formula="of:=[$'Op Costs'.D3]" office:value-type="float" office:value="155000" calcext:value-type="float">
            <text:p>$155,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quisition and Holding Assumptions</text:p>
          </table:table-cell>
          <table:table-cell table:style-name="ce12"/>
          <table:table-cell table:style-name="ce22" table:number-columns-repeated="2"/>
          <table:table-cell table:number-columns-repeated="1020"/>
        </table:table-row>
        <table:table-row table:style-name="ro3">
          <table:table-cell table:style-name="ce5" office:value-type="string" calcext:value-type="string">
            <text:p>Analysis Start Year</text:p>
          </table:table-cell>
          <table:table-cell table:style-name="ce13"/>
          <table:table-cell table:style-name="ce23" office:value-type="float" office:value="2022" calcext:value-type="float">
            <text:p>202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cquisition Price</text:p>
          </table:table-cell>
          <table:table-cell table:style-name="ce14" table:content-validation-name="val1" office:value-type="float" office:value="1" calcext:value-type="float">
            <office:annotation draw:style-name="gr1" draw:text-style-name="P3" svg:width="4.788cm" svg:height="2.117cm" svg:x="13.275cm" svg:y="7.116cm" draw:caption-point-x="-0.407cm" draw:caption-point-y="0.275cm">
              <dc:date>2022-05-07T00:00:00</dc:date>
              <text:p text:style-name="P1">Brett Salomons:</text:p>
              <text:p text:style-name="P1"><text:span text:style-name="T1">1 = Uses price in C14</text:span></text:p>
              <text:p text:style-name="P1"><text:span text:style-name="T1">2 = Calculates price using cap rate in </text:span><text:span text:style-name="T1">D14</text:span></text:p>
            </office:annotation>
            <text:p>1</text:p>
          </table:table-cell>
          <table:table-cell table:style-name="ce24" office:value-type="float" office:value="16900000" calcext:value-type="float">
            <text:p>$16,900,000</text:p>
          </table:table-cell>
          <table:table-cell table:style-name="ce19" office:value-type="percentage" office:value="0.0725" calcext:value-type="percentage">
            <text:p>7.25%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eversion Cap Rate</text:p>
          </table:table-cell>
          <table:table-cell table:style-name="ce13" office:value-type="string" calcext:value-type="string">
            <text:p>%</text:p>
          </table:table-cell>
          <table:table-cell table:style-name="ce19" office:value-type="percentage" office:value="0.07" calcext:value-type="percentage">
            <text:p>7.00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Transaction Costs</text:p>
          </table:table-cell>
          <table:table-cell table:style-name="ce13" office:value-type="string" calcext:value-type="string">
            <text:p>% of Price</text:p>
          </table:table-cell>
          <table:table-cell table:style-name="ce19" office:value-type="percentage" office:value="0.0025" calcext:value-type="percentage">
            <text:p>0.25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scount Rate</text:p>
          </table:table-cell>
          <table:table-cell table:style-name="ce13" office:value-type="string" calcext:value-type="string">
            <text:p>%</text:p>
          </table:table-cell>
          <table:table-cell table:style-name="ce19" office:value-type="percentage" office:value="0.075" calcext:value-type="percentage">
            <text:p>7.50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asing Assumptions</text:p>
          </table:table-cell>
          <table:table-cell table:style-name="ce12"/>
          <table:table-cell table:style-name="ce22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Market Rent on Vacant Space</text:p>
          </table:table-cell>
          <table:table-cell table:style-name="ce13" office:value-type="string" calcext:value-type="string">
            <text:p>PSF</text:p>
          </table:table-cell>
          <table:table-cell table:style-name="ce25" office:value-type="float" office:value="20" calcext:value-type="float">
            <text:p>$20.0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easing Commissions on Vacant Space</text:p>
          </table:table-cell>
          <table:table-cell table:style-name="ce13" office:value-type="string" calcext:value-type="string">
            <text:p>PSF</text:p>
          </table:table-cell>
          <table:table-cell table:style-name="ce25" office:value-type="float" office:value="7" calcext:value-type="float">
            <text:p>$7.0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TI Allowance on Vacant Space</text:p>
          </table:table-cell>
          <table:table-cell table:style-name="ce13" office:value-type="string" calcext:value-type="string">
            <text:p>PSF</text:p>
          </table:table-cell>
          <table:table-cell table:style-name="ce25" office:value-type="float" office:value="30" calcext:value-type="float">
            <text:p>$30.0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easing Commissions on Lease Expiry</text:p>
          </table:table-cell>
          <table:table-cell table:style-name="ce13" office:value-type="string" calcext:value-type="string">
            <text:p>PSF</text:p>
          </table:table-cell>
          <table:table-cell table:style-name="ce25" office:value-type="float" office:value="5" calcext:value-type="float">
            <text:p>$5.0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TI Allowance on Lease Expiry</text:p>
          </table:table-cell>
          <table:table-cell table:style-name="ce13" office:value-type="string" calcext:value-type="string">
            <text:p>PSF</text:p>
          </table:table-cell>
          <table:table-cell table:style-name="ce25" office:value-type="float" office:value="10" calcext:value-type="float">
            <text:p>$10.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ebt Assumptions</text:p>
          </table:table-cell>
          <table:table-cell table:style-name="ce12" table:number-columns-repeated="2"/>
          <table:table-cell table:style-name="ce22"/>
          <table:table-cell table:number-columns-repeated="1020"/>
        </table:table-row>
        <table:table-row table:style-name="ro2">
          <table:table-cell table:style-name="ce5" office:value-type="string" calcext:value-type="string">
            <text:p>Loan-to-Value (LTV)</text:p>
          </table:table-cell>
          <table:table-cell table:style-name="ce13" office:value-type="string" calcext:value-type="string">
            <text:p>%</text:p>
          </table:table-cell>
          <table:table-cell table:style-name="ce26" office:value-type="percentage" office:value="0.7" calcext:value-type="percentage">
            <text:p>70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mortization Length</text:p>
          </table:table-cell>
          <table:table-cell table:style-name="ce13" office:value-type="string" calcext:value-type="string">
            <text:p>Year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nnual Interest Rate</text:p>
          </table:table-cell>
          <table:table-cell table:style-name="ce13" office:value-type="string" calcext:value-type="string">
            <text:p>%</text:p>
          </table:table-cell>
          <table:table-cell table:style-name="ce28" office:value-type="percentage" office:value="0.035" calcext:value-type="percentage">
            <text:p>3.50%</text:p>
          </table:table-cell>
          <table:table-cell table:number-columns-repeated="1021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style-name="ce7" office:value-type="string" calcext:value-type="string">
            <text:p>Weighted Average Lease Term</text:p>
          </table:table-cell>
          <table:table-cell table:style-name="ce15" table:formula="of:=(('rent roll'!#ref!/#REF!)*'rent roll'!#ref!)+(('rent roll'!#ref!/#REF!)*'rent roll'!#ref!)+(('rent roll'!#ref!/#REF!)*'rent roll'!#ref!)+(('rent roll'!#ref!/#REF!)*'rent roll'!#ref!)" office:value-type="string" office:string-value="" calcext:value-type="error">
            <text:p>Err:508</text:p>
          </table:table-cell>
          <table:table-cell table:style-name="ce29" office:value-type="string" calcext:value-type="string">
            <text:p>years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Assmptions.$A$1" table:cell-range-address="$Assmptions.$A$1:.$D$27" table:range-usable-as="print-range"/>
        </table:named-expressions>
      </table:table>
      <table:table table:name="Rent Roll" table:style-name="ta2" table:print-ranges="'Rent Roll'.A1:'Rent Roll'.S19">
        <office:forms form:automatic-focus="false" form:apply-design-mode="false"/>
        <table:table-column table:style-name="co5" table:default-cell-style-name="ce37"/>
        <table:table-column table:style-name="co6" table:default-cell-style-name="ce43"/>
        <table:table-column table:style-name="co7" table:default-cell-style-name="ce43"/>
        <table:table-column table:style-name="co8" table:default-cell-style-name="ce50"/>
        <table:table-column table:style-name="co9" table:default-cell-style-name="ce42"/>
        <table:table-column table:style-name="co10" table:visibility="collapse" table:number-columns-repeated="3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visibility="collapse" table:default-cell-style-name="ce42"/>
        <table:table-column table:style-name="co11" table:default-cell-style-name="ce42"/>
        <table:table-column table:style-name="co13" table:visibility="collapse" table:default-cell-style-name="ce42"/>
        <table:table-column table:style-name="co11" table:number-columns-repeated="4" table:default-cell-style-name="ce42"/>
        <table:table-column table:style-name="co4" table:number-columns-repeated="1005" table:default-cell-style-name="ce41"/>
        <table:table-row table:style-name="ro4">
          <table:table-cell table:style-name="ce31" office:value-type="string" calcext:value-type="string">
            <text:p>Tenant</text:p>
          </table:table-cell>
          <table:table-cell table:style-name="ce38" office:value-type="string" calcext:value-type="string">
            <text:p>Use</text:p>
          </table:table-cell>
          <table:table-cell table:style-name="ce38" office:value-type="string" calcext:value-type="string">
            <text:p>NNN</text:p>
          </table:table-cell>
          <table:table-cell table:style-name="ce45" office:value-type="string" calcext:value-type="string">
            <text:p>Unit</text:p>
          </table:table-cell>
          <table:table-cell table:style-name="ce51" office:value-type="string" calcext:value-type="string">
            <text:p>Lease</text:p>
            <text:p>Expiry Date</text:p>
          </table:table-cell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Leasing Fees</text:p>
          </table:table-cell>
          <table:table-cell table:style-name="ce51" office:value-type="string" calcext:value-type="string">
            <text:p>TIA</text:p>
          </table:table-cell>
          <table:table-cell table:style-name="ce51" office:value-type="string" calcext:value-type="string">
            <text:p>Remaining</text:p>
            <text:p>Years</text:p>
          </table:table-cell>
          <table:table-cell table:style-name="ce51" office:value-type="string" calcext:value-type="string">
            <text:p>GLA</text:p>
            <text:p>SF</text:p>
          </table:table-cell>
          <table:table-cell table:style-name="ce51" office:value-type="string" calcext:value-type="string">
            <text:p>%</text:p>
            <text:p>Total</text:p>
          </table:table-cell>
          <table:table-cell table:style-name="ce51" office:value-type="string" calcext:value-type="string">
            <text:p>Base Rent</text:p>
            <text:p>PSF</text:p>
          </table:table-cell>
          <table:table-cell table:style-name="ce45" office:value-type="string" calcext:value-type="string">
            <text:p>Escalation</text:p>
          </table:table-cell>
          <table:table-cell table:style-name="ce45" office:value-type="string" calcext:value-type="string">
            <text:p>Rate Expiry</text:p>
          </table:table-cell>
          <table:table-cell table:style-name="ce45" office:value-type="string" calcext:value-type="string">
            <text:p>Year</text:p>
          </table:table-cell>
          <table:table-cell table:style-name="ce51" office:value-type="string" calcext:value-type="string">
            <text:p>Base Rent</text:p>
            <text:p>Annual</text:p>
          </table:table-cell>
          <table:table-cell table:style-name="ce51" office:value-type="string" calcext:value-type="string">
            <text:p>Base Rent</text:p>
            <text:p>Monthly</text:p>
          </table:table-cell>
          <table:table-cell table:style-name="ce51" office:value-type="string" calcext:value-type="string">
            <text:p>Add Rent</text:p>
            <text:p>Monthly</text:p>
          </table:table-cell>
          <table:table-cell table:style-name="ce51" office:value-type="string" calcext:value-type="string">
            <text:p>Gross Rent</text:p>
            <text:p>Monthly</text:p>
          </table:table-cell>
          <table:table-cell table:style-name="ce89" table:number-columns-repeated="1005"/>
        </table:table-row>
        <table:table-row table:style-name="ro3">
          <table:table-cell table:style-name="ce32" office:value-type="string" calcext:value-type="string">
            <text:p>CBI Home Health (AB) Ltd</text:p>
          </table:table-cell>
          <table:table-cell table:style-name="ce35" office:value-type="string" calcext:value-type="string">
            <text:p>Medical</text:p>
          </table:table-cell>
          <table:table-cell table:style-name="ce35" table:content-validation-name="val2" office:value-type="string" calcext:value-type="string">
            <text:p>O</text:p>
          </table:table-cell>
          <table:table-cell table:style-name="ce46" office:value-type="float" office:value="102" calcext:value-type="float">
            <text:p>102</text:p>
          </table:table-cell>
          <table:table-cell table:style-name="ce52" office:value-type="date" office:date-value="2027-04-30" calcext:value-type="date">
            <text:p>30-Apr-27</text:p>
          </table:table-cell>
          <table:table-cell table:style-name="ce56" table:formula="of:=IF([.E2]=&quot;&quot;;[$Assmptions.$C$13];YEAR([.E2]))" office:value-type="float" office:value="2027" calcext:value-type="float">
            <text:p>2027</text:p>
          </table:table-cell>
          <table:table-cell table:style-name="ce56" table:formula="of:=IF([.A2]=&quot;Vacant&quot;;[$Assmptions.$C$20]*[$'Rent Roll'.J2];[$Assmptions.$C$22]*[$'Rent Roll'.J2])" office:value-type="float" office:value="15080" calcext:value-type="float">
            <text:p>15080</text:p>
          </table:table-cell>
          <table:table-cell table:style-name="ce56" table:formula="of:=IF([.A2]=&quot;Vacant&quot;;[$Assmptions.$C$21]*[$'Rent Roll'.J2];[$Assmptions.$C$23]*[$'Rent Roll'.J2])" office:value-type="float" office:value="30160" calcext:value-type="float">
            <text:p>30160</text:p>
          </table:table-cell>
          <table:table-cell table:style-name="ce58" table:formula="of:=IF([.D2]=&quot;&quot;;&quot;&quot;;([.E2]-TODAY())/365.25)" office:value-type="float" office:value="4.98015058179329" calcext:value-type="float">
            <text:p>4.98</text:p>
          </table:table-cell>
          <table:table-cell table:style-name="ce63" office:value-type="float" office:value="3016" calcext:value-type="float">
            <text:p>3,016</text:p>
          </table:table-cell>
          <table:table-cell table:style-name="ce67" table:formula="of:=IF([.D2]=&quot;&quot;;&quot;&quot;;[.J2]/[.$J$16])" office:value-type="percentage" office:value="0.0397187030842574" calcext:value-type="percentage">
            <text:p>3.97%</text:p>
          </table:table-cell>
          <table:table-cell table:style-name="ce71" office:value-type="float" office:value="22" calcext:value-type="float">
            <text:p>$22.00</text:p>
          </table:table-cell>
          <table:table-cell table:style-name="ce56" table:formula="of:=[$Assmptions.$C$13]" office:value-type="float" office:value="2022" calcext:value-type="float">
            <text:p>2022</text:p>
          </table:table-cell>
          <table:table-cell table:style-name="ce52" office:value-type="date" office:date-value="2027-04-30" calcext:value-type="date">
            <text:p>30-Apr-27</text:p>
          </table:table-cell>
          <table:table-cell table:style-name="ce56" table:formula="of:=[$Assmptions.$C$13]+10" office:value-type="float" office:value="2032" calcext:value-type="float">
            <text:p>2032</text:p>
          </table:table-cell>
          <table:table-cell table:style-name="ce79" table:formula="of:=IF([.L2]&gt;0;[.L2]*[.J2];[$Assmptions.$C$19]*[$'Rent Roll'.J2])" office:value-type="float" office:value="66352" calcext:value-type="float">
            <text:p>$66,352</text:p>
          </table:table-cell>
          <table:table-cell table:style-name="ce79" table:formula="of:=[.P2]/12" office:value-type="float" office:value="5529.33333333333" calcext:value-type="float">
            <text:p>$5,529</text:p>
          </table:table-cell>
          <table:table-cell table:style-name="ce79" table:number-matrix-columns-spanned="1" table:number-matrix-rows-spanned="1" table:formula="of:=COM.MICROSOFT.SWITCH([.C2];&quot;O&quot;;[$Assmptions.$C$9]*[.J2]/12;&quot;C&quot;;[$Assmptions.$D$9]*[.J2]/12)" office:value-type="float" office:value="1506.00082527809" calcext:value-type="float">
            <text:p>$1,506</text:p>
          </table:table-cell>
          <table:table-cell table:style-name="ce79" table:formula="of:=[.Q2]+[.R2]" office:value-type="float" office:value="7035.33415861143" calcext:value-type="float">
            <text:p>$7,035</text:p>
          </table:table-cell>
          <table:table-cell table:number-columns-repeated="1005"/>
        </table:table-row>
        <table:table-row table:style-name="ro3">
          <table:table-cell table:style-name="ce33" office:value-type="string" calcext:value-type="string">
            <text:p>Legacy Monuments Ltd.</text:p>
          </table:table-cell>
          <table:table-cell table:style-name="ce34" office:value-type="string" calcext:value-type="string">
            <text:p>Memorials</text:p>
          </table:table-cell>
          <table:table-cell table:style-name="ce34" table:content-validation-name="val2" office:value-type="string" calcext:value-type="string">
            <text:p>O</text:p>
          </table:table-cell>
          <table:table-cell table:style-name="ce40" office:value-type="float" office:value="103" calcext:value-type="float">
            <text:p>103</text:p>
          </table:table-cell>
          <table:table-cell table:style-name="ce53" office:value-type="date" office:date-value="2026-04-30" calcext:value-type="date">
            <text:p>30-Apr-26</text:p>
          </table:table-cell>
          <table:table-cell table:style-name="ce57" table:formula="of:=IF([.E3]=&quot;&quot;;[$Assmptions.$C$13];YEAR([.E3]))" office:value-type="float" office:value="2026" calcext:value-type="float">
            <text:p>2026</text:p>
          </table:table-cell>
          <table:table-cell table:style-name="ce57" table:formula="of:=IF([.A3]=&quot;Vacant&quot;;[$Assmptions.$C$20]*[$'Rent Roll'.J3];[$Assmptions.$C$22]*[$'Rent Roll'.J3])" office:value-type="float" office:value="17390" calcext:value-type="float">
            <text:p>17390</text:p>
          </table:table-cell>
          <table:table-cell table:style-name="ce57" table:formula="of:=IF([.A3]=&quot;Vacant&quot;;[$Assmptions.$C$21]*[$'Rent Roll'.J3];[$Assmptions.$C$23]*[$'Rent Roll'.J3])" office:value-type="float" office:value="34780" calcext:value-type="float">
            <text:p>34780</text:p>
          </table:table-cell>
          <table:table-cell table:style-name="ce59" table:formula="of:=IF([.D3]=&quot;&quot;;&quot;&quot;;([.E3]-TODAY())/365.25)" office:value-type="float" office:value="3.98083504449007" calcext:value-type="float">
            <text:p>3.98</text:p>
          </table:table-cell>
          <table:table-cell table:style-name="ce48" office:value-type="float" office:value="3478" calcext:value-type="float">
            <text:p>3,478</text:p>
          </table:table-cell>
          <table:table-cell table:style-name="ce68" table:formula="of:=IF([.D3]=&quot;&quot;;&quot;&quot;;[.J3]/[.$J$16])" office:value-type="percentage" office:value="0.045802934127005" calcext:value-type="percentage">
            <text:p>4.58%</text:p>
          </table:table-cell>
          <table:table-cell table:style-name="ce72" office:value-type="float" office:value="22" calcext:value-type="float">
            <text:p>$22.00</text:p>
          </table:table-cell>
          <table:table-cell table:style-name="ce57" table:formula="of:=[$Assmptions.$C$13]" office:value-type="float" office:value="2022" calcext:value-type="float">
            <text:p>2022</text:p>
          </table:table-cell>
          <table:table-cell table:style-name="ce53" table:formula="of:=[.E3]" office:value-type="date" office:date-value="2026-04-30" calcext:value-type="date">
            <text:p>30-Apr-26</text:p>
          </table:table-cell>
          <table:table-cell table:style-name="ce57" table:formula="of:=[$Assmptions.$C$13]+10" office:value-type="float" office:value="2032" calcext:value-type="float">
            <text:p>2032</text:p>
          </table:table-cell>
          <table:table-cell table:style-name="ce80" table:formula="of:=IF([.L3]&gt;0;[.L3]*[.J3];[$Assmptions.$C$19]*[$'Rent Roll'.J3])" office:value-type="float" office:value="76516" calcext:value-type="float">
            <text:p>$76,516</text:p>
          </table:table-cell>
          <table:table-cell table:style-name="ce80" table:formula="of:=[.P3]/12" office:value-type="float" office:value="6376.33333333333" calcext:value-type="float">
            <text:p>$6,376</text:p>
          </table:table-cell>
          <table:table-cell table:style-name="ce80" table:number-matrix-columns-spanned="1" table:number-matrix-rows-spanned="1" table:formula="of:=COM.MICROSOFT.SWITCH([.C3];&quot;O&quot;;[$Assmptions.$C$9]*[.J3]/12;&quot;C&quot;;[$Assmptions.$D$9]*[.J3]/12)" office:value-type="float" office:value="1736.69458564894" calcext:value-type="float">
            <text:p>$1,737</text:p>
          </table:table-cell>
          <table:table-cell table:style-name="ce80" table:formula="of:=[.Q3]+[.R3]" office:value-type="float" office:value="8113.02791898227" calcext:value-type="float">
            <text:p>$8,113</text:p>
          </table:table-cell>
          <table:table-cell table:number-columns-repeated="1005"/>
        </table:table-row>
        <table:table-row table:style-name="ro3">
          <table:table-cell table:style-name="ce32" office:value-type="string" calcext:value-type="string">
            <text:p>CBI Health</text:p>
          </table:table-cell>
          <table:table-cell table:style-name="ce35" office:value-type="string" calcext:value-type="string">
            <text:p>Medical</text:p>
          </table:table-cell>
          <table:table-cell table:style-name="ce35" table:content-validation-name="val2" office:value-type="string" calcext:value-type="string">
            <text:p>O</text:p>
          </table:table-cell>
          <table:table-cell table:style-name="ce46" office:value-type="float" office:value="104" calcext:value-type="float">
            <text:p>104</text:p>
          </table:table-cell>
          <table:table-cell table:style-name="ce52" office:value-type="date" office:date-value="2030-04-30" calcext:value-type="date">
            <text:p>30-Apr-30</text:p>
          </table:table-cell>
          <table:table-cell table:style-name="ce56" table:formula="of:=IF([.E4]=&quot;&quot;;[$Assmptions.$C$13];YEAR([.E4]))" office:value-type="float" office:value="2030" calcext:value-type="float">
            <text:p>2030</text:p>
          </table:table-cell>
          <table:table-cell table:style-name="ce56" table:formula="of:=IF([.A4]=&quot;Vacant&quot;;[$Assmptions.$C$20]*[$'Rent Roll'.J4];[$Assmptions.$C$22]*[$'Rent Roll'.J4])" office:value-type="float" office:value="63175" calcext:value-type="float">
            <text:p>63175</text:p>
          </table:table-cell>
          <table:table-cell table:style-name="ce56" table:formula="of:=IF([.A4]=&quot;Vacant&quot;;[$Assmptions.$C$21]*[$'Rent Roll'.J4];[$Assmptions.$C$23]*[$'Rent Roll'.J4])" office:value-type="float" office:value="126350" calcext:value-type="float">
            <text:p>126350</text:p>
          </table:table-cell>
          <table:table-cell table:style-name="ce58" table:formula="of:=IF([.D4]=&quot;&quot;;&quot;&quot;;([.E4]-TODAY())/365.25)" office:value-type="float" office:value="7.98083504449008" calcext:value-type="float">
            <text:p>7.98</text:p>
          </table:table-cell>
          <table:table-cell table:style-name="ce63" office:value-type="float" office:value="12635" calcext:value-type="float">
            <text:p>12,635</text:p>
          </table:table-cell>
          <table:table-cell table:style-name="ce67" table:formula="of:=IF([.D4]=&quot;&quot;;&quot;&quot;;[.J4]/[.$J$16])" office:value-type="percentage" office:value="0.166394500487265" calcext:value-type="percentage">
            <text:p>16.64%</text:p>
          </table:table-cell>
          <table:table-cell table:style-name="ce71" office:value-type="float" office:value="22" calcext:value-type="float">
            <text:p>$22.00</text:p>
          </table:table-cell>
          <table:table-cell table:style-name="ce56" table:formula="of:=[$Assmptions.$C$13]" office:value-type="float" office:value="2022" calcext:value-type="float">
            <text:p>2022</text:p>
          </table:table-cell>
          <table:table-cell table:style-name="ce52" office:value-type="date" office:date-value="2030-04-30" calcext:value-type="date">
            <text:p>30-Apr-30</text:p>
          </table:table-cell>
          <table:table-cell table:style-name="ce56" table:formula="of:=[$Assmptions.$C$13]+10" office:value-type="float" office:value="2032" calcext:value-type="float">
            <text:p>2032</text:p>
          </table:table-cell>
          <table:table-cell table:style-name="ce79" table:formula="of:=IF([.L4]&gt;0;[.L4]*[.J4];[$Assmptions.$C$19]*[$'Rent Roll'.J4])" office:value-type="float" office:value="277970" calcext:value-type="float">
            <text:p>$277,970</text:p>
          </table:table-cell>
          <table:table-cell table:style-name="ce79" table:formula="of:=[.P4]/12" office:value-type="float" office:value="23164.1666666667" calcext:value-type="float">
            <text:p>$23,164</text:p>
          </table:table-cell>
          <table:table-cell table:style-name="ce79" table:number-matrix-columns-spanned="1" table:number-matrix-rows-spanned="1" table:formula="of:=COM.MICROSOFT.SWITCH([.C4];&quot;O&quot;;[$Assmptions.$C$9]*[.J4]/12;&quot;C&quot;;[$Assmptions.$D$9]*[.J4]/12)" office:value-type="float" office:value="6309.12481014214" calcext:value-type="float">
            <text:p>$6,309</text:p>
          </table:table-cell>
          <table:table-cell table:style-name="ce79" table:formula="of:=[.Q4]+[.R4]" office:value-type="float" office:value="29473.2914768088" calcext:value-type="float">
            <text:p>$29,473</text:p>
          </table:table-cell>
          <table:table-cell table:number-columns-repeated="1005"/>
        </table:table-row>
        <table:table-row table:style-name="ro3">
          <table:table-cell table:style-name="ce33" office:value-type="string" calcext:value-type="string">
            <text:p>Dan the Door Man Ltd.</text:p>
          </table:table-cell>
          <table:table-cell table:style-name="ce34" office:value-type="string" calcext:value-type="string">
            <text:p>OH Door Manufacture</text:p>
          </table:table-cell>
          <table:table-cell table:style-name="ce34" table:content-validation-name="val2" office:value-type="string" calcext:value-type="string">
            <text:p>C</text:p>
          </table:table-cell>
          <table:table-cell table:style-name="ce40" office:value-type="float" office:value="105" calcext:value-type="float">
            <text:p>105</text:p>
          </table:table-cell>
          <table:table-cell table:style-name="ce53" office:value-type="date" office:date-value="2026-08-31" calcext:value-type="date">
            <text:p>31-Aug-26</text:p>
          </table:table-cell>
          <table:table-cell table:style-name="ce57" table:formula="of:=IF([.E5]=&quot;&quot;;[$Assmptions.$C$13];YEAR([.E5]))" office:value-type="float" office:value="2026" calcext:value-type="float">
            <text:p>2026</text:p>
          </table:table-cell>
          <table:table-cell table:style-name="ce57" table:formula="of:=IF([.A5]=&quot;Vacant&quot;;[$Assmptions.$C$20]*[$'Rent Roll'.J5];[$Assmptions.$C$22]*[$'Rent Roll'.J5])" office:value-type="float" office:value="101650" calcext:value-type="float">
            <text:p>101650</text:p>
          </table:table-cell>
          <table:table-cell table:style-name="ce57" table:formula="of:=IF([.A5]=&quot;Vacant&quot;;[$Assmptions.$C$21]*[$'Rent Roll'.J5];[$Assmptions.$C$23]*[$'Rent Roll'.J5])" office:value-type="float" office:value="203300" calcext:value-type="float">
            <text:p>203300</text:p>
          </table:table-cell>
          <table:table-cell table:style-name="ce59" table:formula="of:=IF([.D5]=&quot;&quot;;&quot;&quot;;([.E5]-TODAY())/365.25)" office:value-type="float" office:value="4.31759069130732" calcext:value-type="float">
            <text:p>4.32</text:p>
          </table:table-cell>
          <table:table-cell table:style-name="ce48" office:value-type="float" office:value="20330" calcext:value-type="float">
            <text:p>20,330</text:p>
          </table:table-cell>
          <table:table-cell table:style-name="ce68" table:formula="of:=IF([.D5]=&quot;&quot;;&quot;&quot;;[.J5]/[.$J$16])" office:value-type="percentage" office:value="0.267732504543419" calcext:value-type="percentage">
            <text:p>26.77%</text:p>
          </table:table-cell>
          <table:table-cell table:style-name="ce72" office:value-type="float" office:value="15" calcext:value-type="float">
            <text:p>$15.00</text:p>
          </table:table-cell>
          <table:table-cell table:style-name="ce57" table:formula="of:=[$Assmptions.$C$13]" office:value-type="float" office:value="2022" calcext:value-type="float">
            <text:p>2022</text:p>
          </table:table-cell>
          <table:table-cell table:style-name="ce53" table:formula="of:=[.E5]" office:value-type="date" office:date-value="2026-08-31" calcext:value-type="date">
            <text:p>31-Aug-26</text:p>
          </table:table-cell>
          <table:table-cell table:style-name="ce57" table:formula="of:=[$Assmptions.$C$13]+10" office:value-type="float" office:value="2032" calcext:value-type="float">
            <text:p>2032</text:p>
          </table:table-cell>
          <table:table-cell table:style-name="ce80" table:formula="of:=IF([.L5]&gt;0;[.L5]*[.J5];[$Assmptions.$C$19]*[$'Rent Roll'.J5])" office:value-type="float" office:value="304950" calcext:value-type="float">
            <text:p>$304,950</text:p>
          </table:table-cell>
          <table:table-cell table:style-name="ce80" table:formula="of:=[.P5]/12" office:value-type="float" office:value="25412.5" calcext:value-type="float">
            <text:p>$25,413</text:p>
          </table:table-cell>
          <table:table-cell table:style-name="ce80" table:number-matrix-columns-spanned="1" table:number-matrix-rows-spanned="1" table:formula="of:=COM.MICROSOFT.SWITCH([.C5];&quot;O&quot;;[$Assmptions.$C$9]*[.J5]/12;&quot;C&quot;;[$Assmptions.$D$9]*[.J5]/12)" office:value-type="float" office:value="8143.53034652901" calcext:value-type="float">
            <text:p>$8,144</text:p>
          </table:table-cell>
          <table:table-cell table:style-name="ce80" table:formula="of:=[.Q5]+[.R5]" office:value-type="float" office:value="33556.030346529" calcext:value-type="float">
            <text:p>$33,556</text:p>
          </table:table-cell>
          <table:table-cell table:number-columns-repeated="1005"/>
        </table:table-row>
        <table:table-row table:style-name="ro3">
          <table:table-cell table:style-name="ce32" office:value-type="string" calcext:value-type="string">
            <text:p>Thunder Country Rec Partnership</text:p>
          </table:table-cell>
          <table:table-cell table:style-name="ce35" office:value-type="string" calcext:value-type="string">
            <text:p>Trampoline</text:p>
          </table:table-cell>
          <table:table-cell table:style-name="ce35" table:content-validation-name="val2" office:value-type="string" calcext:value-type="string">
            <text:p>C</text:p>
          </table:table-cell>
          <table:table-cell table:style-name="ce46" office:value-type="float" office:value="106" calcext:value-type="float">
            <text:p>106</text:p>
          </table:table-cell>
          <table:table-cell table:style-name="ce52" office:value-type="date" office:date-value="2027-06-30" calcext:value-type="date">
            <text:p>30-Jun-27</text:p>
          </table:table-cell>
          <table:table-cell table:style-name="ce56" table:formula="of:=IF([.E6]=&quot;&quot;;[$Assmptions.$C$13];YEAR([.E6]))" office:value-type="float" office:value="2027" calcext:value-type="float">
            <text:p>2027</text:p>
          </table:table-cell>
          <table:table-cell table:style-name="ce56" table:formula="of:=IF([.A6]=&quot;Vacant&quot;;[$Assmptions.$C$20]*[$'Rent Roll'.J6];[$Assmptions.$C$22]*[$'Rent Roll'.J6])" office:value-type="float" office:value="25760" calcext:value-type="float">
            <text:p>25760</text:p>
          </table:table-cell>
          <table:table-cell table:style-name="ce56" table:formula="of:=IF([.A6]=&quot;Vacant&quot;;[$Assmptions.$C$21]*[$'Rent Roll'.J6];[$Assmptions.$C$23]*[$'Rent Roll'.J6])" office:value-type="float" office:value="51520" calcext:value-type="float">
            <text:p>51520</text:p>
          </table:table-cell>
          <table:table-cell table:style-name="ce58" table:formula="of:=IF([.D6]=&quot;&quot;;&quot;&quot;;([.E6]-TODAY())/365.25)" office:value-type="float" office:value="5.14715947980835" calcext:value-type="float">
            <text:p>5.15</text:p>
          </table:table-cell>
          <table:table-cell table:style-name="ce63" office:value-type="float" office:value="5152" calcext:value-type="float">
            <text:p>5,152</text:p>
          </table:table-cell>
          <table:table-cell table:style-name="ce67" table:formula="of:=IF([.D6]=&quot;&quot;;&quot;&quot;;[.J6]/[.$J$16])" office:value-type="percentage" office:value="0.0678483946585192" calcext:value-type="percentage">
            <text:p>6.78%</text:p>
          </table:table-cell>
          <table:table-cell table:style-name="ce71" office:value-type="float" office:value="13" calcext:value-type="float">
            <text:p>$13.00</text:p>
          </table:table-cell>
          <table:table-cell table:style-name="ce56" table:formula="of:=[$Assmptions.$C$13]" office:value-type="float" office:value="2022" calcext:value-type="float">
            <text:p>2022</text:p>
          </table:table-cell>
          <table:table-cell table:style-name="ce52" office:value-type="date" office:date-value="2027-06-30" calcext:value-type="date">
            <text:p>30-Jun-27</text:p>
          </table:table-cell>
          <table:table-cell table:style-name="ce56" table:formula="of:=[$Assmptions.$C$13]+10" office:value-type="float" office:value="2032" calcext:value-type="float">
            <text:p>2032</text:p>
          </table:table-cell>
          <table:table-cell table:style-name="ce79" table:formula="of:=IF([.L6]&gt;0;[.L6]*[.J6];[$Assmptions.$C$19]*[$'Rent Roll'.J6])" office:value-type="float" office:value="66976" calcext:value-type="float">
            <text:p>$66,976</text:p>
          </table:table-cell>
          <table:table-cell table:style-name="ce79" table:formula="of:=[.P6]/12" office:value-type="float" office:value="5581.33333333333" calcext:value-type="float">
            <text:p>$5,581</text:p>
          </table:table-cell>
          <table:table-cell table:style-name="ce79" table:number-matrix-columns-spanned="1" table:number-matrix-rows-spanned="1" table:formula="of:=COM.MICROSOFT.SWITCH([.C6];&quot;O&quot;;[$Assmptions.$C$9]*[.J6]/12;&quot;C&quot;;[$Assmptions.$D$9]*[.J6]/12)" office:value-type="float" office:value="2063.72200419663" calcext:value-type="float">
            <text:p>$2,064</text:p>
          </table:table-cell>
          <table:table-cell table:style-name="ce79" table:formula="of:=[.Q6]+[.R6]" office:value-type="float" office:value="7645.05533752996" calcext:value-type="float">
            <text:p>$7,645</text:p>
          </table:table-cell>
          <table:table-cell table:number-columns-repeated="1005"/>
        </table:table-row>
        <table:table-row table:style-name="ro3">
          <table:table-cell table:style-name="ce33" office:value-type="string" calcext:value-type="string">
            <text:p>Trailhead Climbing &amp; Fitness Ltd</text:p>
          </table:table-cell>
          <table:table-cell table:style-name="ce34" office:value-type="string" calcext:value-type="string">
            <text:p>Climbing Wall</text:p>
          </table:table-cell>
          <table:table-cell table:style-name="ce34" table:content-validation-name="val2" office:value-type="string" calcext:value-type="string">
            <text:p>C</text:p>
          </table:table-cell>
          <table:table-cell table:style-name="ce40" office:value-type="string" calcext:value-type="string">
            <text:p>107/108</text:p>
          </table:table-cell>
          <table:table-cell table:style-name="ce53" office:value-type="date" office:date-value="2027-12-31" calcext:value-type="date">
            <text:p>31-Dec-27</text:p>
          </table:table-cell>
          <table:table-cell table:style-name="ce57" table:formula="of:=IF([.E7]=&quot;&quot;;[$Assmptions.$C$13];YEAR([.E7]))" office:value-type="float" office:value="2027" calcext:value-type="float">
            <text:p>2027</text:p>
          </table:table-cell>
          <table:table-cell table:style-name="ce57" table:formula="of:=IF([.A7]=&quot;Vacant&quot;;[$Assmptions.$C$20]*[$'Rent Roll'.J7];[$Assmptions.$C$22]*[$'Rent Roll'.J7])" office:value-type="float" office:value="46290" calcext:value-type="float">
            <text:p>46290</text:p>
          </table:table-cell>
          <table:table-cell table:style-name="ce57" table:formula="of:=IF([.A7]=&quot;Vacant&quot;;[$Assmptions.$C$21]*[$'Rent Roll'.J7];[$Assmptions.$C$23]*[$'Rent Roll'.J7])" office:value-type="float" office:value="92580" calcext:value-type="float">
            <text:p>92580</text:p>
          </table:table-cell>
          <table:table-cell table:style-name="ce59" table:formula="of:=IF([.D7]=&quot;&quot;;&quot;&quot;;([.E7]-TODAY())/365.25)" office:value-type="float" office:value="5.65092402464066" calcext:value-type="float">
            <text:p>5.65</text:p>
          </table:table-cell>
          <table:table-cell table:style-name="ce48" office:value-type="float" office:value="9258" calcext:value-type="float">
            <text:p>9,258</text:p>
          </table:table-cell>
          <table:table-cell table:style-name="ce68" table:formula="of:=IF([.D7]=&quot;&quot;;&quot;&quot;;[.J7]/[.$J$16])" office:value-type="percentage" office:value="0.121921668817657" calcext:value-type="percentage">
            <text:p>12.19%</text:p>
          </table:table-cell>
          <table:table-cell table:style-name="ce72" office:value-type="float" office:value="11" calcext:value-type="float">
            <text:p>$11.00</text:p>
          </table:table-cell>
          <table:table-cell table:style-name="ce57" table:formula="of:=[$Assmptions.$C$13]" office:value-type="float" office:value="2022" calcext:value-type="float">
            <text:p>2022</text:p>
          </table:table-cell>
          <table:table-cell table:style-name="ce53" office:value-type="date" office:date-value="2022-12-31" calcext:value-type="date">
            <text:p>31-Dec-22</text:p>
          </table:table-cell>
          <table:table-cell table:style-name="ce57" table:formula="of:=YEAR([.N7])" office:value-type="float" office:value="2022" calcext:value-type="float">
            <text:p>2022</text:p>
          </table:table-cell>
          <table:table-cell table:style-name="ce80" table:formula="of:=IF([.L7]&gt;0;[.L7]*[.J7];[$Assmptions.$C$19]*[$'Rent Roll'.J7])" office:value-type="float" office:value="101838" calcext:value-type="float">
            <text:p>$101,838</text:p>
          </table:table-cell>
          <table:table-cell table:style-name="ce80" table:formula="of:=[.P7]/12" office:value-type="float" office:value="8486.5" calcext:value-type="float">
            <text:p>$8,487</text:p>
          </table:table-cell>
          <table:table-cell table:style-name="ce80" table:number-matrix-columns-spanned="1" table:number-matrix-rows-spanned="1" table:formula="of:=COM.MICROSOFT.SWITCH([.C7];&quot;O&quot;;[$Assmptions.$C$9]*[.J7]/12;&quot;C&quot;;[$Assmptions.$D$9]*[.J7]/12)" office:value-type="float" office:value="3708.45075987041" calcext:value-type="float">
            <text:p>$3,708</text:p>
          </table:table-cell>
          <table:table-cell table:style-name="ce80" table:formula="of:=[.Q7]+[.R7]" office:value-type="float" office:value="12194.9507598704" calcext:value-type="float">
            <text:p>$12,195</text:p>
          </table:table-cell>
          <table:table-cell table:number-columns-repeated="1005"/>
        </table:table-row>
        <table:table-row-group>
          <table:table-row table:style-name="ro3">
            <table:table-cell table:style-name="ce33"/>
            <table:table-cell table:style-name="ce34"/>
            <table:table-cell table:style-name="ce34" table:content-validation-name="val2" office:value-type="string" calcext:value-type="string">
              <text:p>C</text:p>
            </table:table-cell>
            <table:table-cell table:style-name="ce40"/>
            <table:table-cell table:style-name="ce53" office:value-type="date" office:date-value="2027-12-31" calcext:value-type="date">
              <text:p>31-Dec-27</text:p>
            </table:table-cell>
            <table:table-cell table:style-name="ce57" table:formula="of:=IF([.E8]=&quot;&quot;;[$Assmptions.$C$13];YEAR([.E8]))" office:value-type="float" office:value="2027" calcext:value-type="float">
              <text:p>2027</text:p>
            </table:table-cell>
            <table:table-cell table:style-name="ce57" table:formula="of:=IF([.A8]=&quot;Vacant&quot;;[$Assmptions.$C$20]*[$'Rent Roll'.J8];[$Assmptions.$C$22]*[$'Rent Roll'.J8])" office:value-type="float" office:value="46290" calcext:value-type="float">
              <text:p>46290</text:p>
            </table:table-cell>
            <table:table-cell table:style-name="ce57" table:formula="of:=IF([.A8]=&quot;Vacant&quot;;[$Assmptions.$C$21]*[$'Rent Roll'.J8];[$Assmptions.$C$23]*[$'Rent Roll'.J8])" office:value-type="float" office:value="92580" calcext:value-type="float">
              <text:p>92580</text:p>
            </table:table-cell>
            <table:table-cell table:style-name="ce59" table:formula="of:=IF([.D8]=&quot;&quot;;&quot;&quot;;([.E8]-TODAY())/365.25)">
              <text:p/>
            </table:table-cell>
            <table:table-cell table:style-name="ce48" office:value-type="float" office:value="9258" calcext:value-type="float">
              <text:p>9,258</text:p>
            </table:table-cell>
            <table:table-cell table:style-name="ce68"/>
            <table:table-cell table:style-name="ce72" office:value-type="float" office:value="12" calcext:value-type="float">
              <text:p>$12.00</text:p>
            </table:table-cell>
            <table:table-cell table:style-name="ce57" table:formula="of:=[.O7]+1" office:value-type="float" office:value="2023" calcext:value-type="float">
              <text:p>2023</text:p>
            </table:table-cell>
            <table:table-cell table:style-name="ce53" office:value-type="date" office:date-value="2024-12-31" calcext:value-type="date">
              <text:p>31-Dec-24</text:p>
            </table:table-cell>
            <table:table-cell table:style-name="ce57" table:formula="of:=YEAR([.N8])" office:value-type="float" office:value="2024" calcext:value-type="float">
              <text:p>2024</text:p>
            </table:table-cell>
            <table:table-cell table:style-name="ce80" table:formula="of:=IF([.L8]&gt;0;[.L8]*[.J8];[$Assmptions.$C$19]*[$'Rent Roll'.J8])" office:value-type="float" office:value="111096" calcext:value-type="float">
              <text:p>$111,096</text:p>
            </table:table-cell>
            <table:table-cell table:style-name="ce80" table:formula="of:=[.P8]/12" office:value-type="float" office:value="9258" calcext:value-type="float">
              <text:p>$9,258</text:p>
            </table:table-cell>
            <table:table-cell table:style-name="ce80" table:number-matrix-columns-spanned="1" table:number-matrix-rows-spanned="1" table:formula="of:=COM.MICROSOFT.SWITCH([.C8];&quot;O&quot;;[$Assmptions.$C$9]*[.J8]/12;&quot;C&quot;;[$Assmptions.$D$9]*[.J8]/12)" office:value-type="float" office:value="3708.45075987041" calcext:value-type="float">
              <text:p>$3,708</text:p>
            </table:table-cell>
            <table:table-cell table:style-name="ce80" table:formula="of:=[.Q8]+[.R8]" office:value-type="float" office:value="12966.4507598704" calcext:value-type="float">
              <text:p>$12,966</text:p>
            </table:table-cell>
            <table:table-cell table:number-columns-repeated="1005"/>
          </table:table-row>
          <table:table-row table:style-name="ro3">
            <table:table-cell table:style-name="ce33"/>
            <table:table-cell table:style-name="ce34"/>
            <table:table-cell table:style-name="ce34" table:content-validation-name="val2" office:value-type="string" calcext:value-type="string">
              <text:p>C</text:p>
            </table:table-cell>
            <table:table-cell table:style-name="ce40"/>
            <table:table-cell table:style-name="ce53" office:value-type="date" office:date-value="2027-12-31" calcext:value-type="date">
              <text:p>31-Dec-27</text:p>
            </table:table-cell>
            <table:table-cell table:style-name="ce57" table:formula="of:=IF([.E9]=&quot;&quot;;[$Assmptions.$C$13];YEAR([.E9]))" office:value-type="float" office:value="2027" calcext:value-type="float">
              <text:p>2027</text:p>
            </table:table-cell>
            <table:table-cell table:style-name="ce57" table:formula="of:=IF([.A9]=&quot;Vacant&quot;;[$Assmptions.$C$20]*[$'Rent Roll'.J9];[$Assmptions.$C$22]*[$'Rent Roll'.J9])" office:value-type="float" office:value="46290" calcext:value-type="float">
              <text:p>46290</text:p>
            </table:table-cell>
            <table:table-cell table:style-name="ce57" table:formula="of:=IF([.A9]=&quot;Vacant&quot;;[$Assmptions.$C$21]*[$'Rent Roll'.J9];[$Assmptions.$C$23]*[$'Rent Roll'.J9])" office:value-type="float" office:value="92580" calcext:value-type="float">
              <text:p>92580</text:p>
            </table:table-cell>
            <table:table-cell table:style-name="ce59" table:formula="of:=IF([.D9]=&quot;&quot;;&quot;&quot;;([.E9]-TODAY())/365.25)">
              <text:p/>
            </table:table-cell>
            <table:table-cell table:style-name="ce48" office:value-type="float" office:value="9258" calcext:value-type="float">
              <text:p>9,258</text:p>
            </table:table-cell>
            <table:table-cell table:style-name="ce68" table:formula="of:=IF([.D9]=&quot;&quot;;&quot;&quot;;[.J9]/[.$J$16])">
              <text:p/>
            </table:table-cell>
            <table:table-cell table:style-name="ce72" office:value-type="float" office:value="13" calcext:value-type="float">
              <text:p>$13.00</text:p>
            </table:table-cell>
            <table:table-cell table:style-name="ce57" table:formula="of:=[.O8]+1" office:value-type="float" office:value="2025" calcext:value-type="float">
              <text:p>2025</text:p>
            </table:table-cell>
            <table:table-cell table:style-name="ce53" table:formula="of:=[.E9]" office:value-type="date" office:date-value="2027-12-31" calcext:value-type="date">
              <text:p>31-Dec-27</text:p>
            </table:table-cell>
            <table:table-cell table:style-name="ce57" table:formula="of:=[$Assmptions.$C$13]+10" office:value-type="float" office:value="2032" calcext:value-type="float">
              <text:p>2032</text:p>
            </table:table-cell>
            <table:table-cell table:style-name="ce80" table:formula="of:=IF([.L9]&gt;0;[.L9]*[.J9];[$Assmptions.$C$19]*[$'Rent Roll'.J9])" office:value-type="float" office:value="120354" calcext:value-type="float">
              <text:p>$120,354</text:p>
            </table:table-cell>
            <table:table-cell table:style-name="ce80" table:formula="of:=[.P9]/12" office:value-type="float" office:value="10029.5" calcext:value-type="float">
              <text:p>$10,030</text:p>
            </table:table-cell>
            <table:table-cell table:style-name="ce80" table:number-matrix-columns-spanned="1" table:number-matrix-rows-spanned="1" table:formula="of:=COM.MICROSOFT.SWITCH([.C9];&quot;O&quot;;[$Assmptions.$C$9]*[.J9]/12;&quot;C&quot;;[$Assmptions.$D$9]*[.J9]/12)" office:value-type="float" office:value="3708.45075987041" calcext:value-type="float">
              <text:p>$3,708</text:p>
            </table:table-cell>
            <table:table-cell table:style-name="ce80" table:formula="of:=[.Q9]+[.R9]" office:value-type="float" office:value="13737.9507598704" calcext:value-type="float">
              <text:p>$13,738</text:p>
            </table:table-cell>
            <table:table-cell table:number-columns-repeated="1005"/>
          </table:table-row>
        </table:table-row-group>
        <table:table-row table:style-name="ro3">
          <table:table-cell table:style-name="ce32" office:value-type="string" calcext:value-type="string">
            <text:p>Pivotal LLP</text:p>
          </table:table-cell>
          <table:table-cell table:style-name="ce35" office:value-type="string" calcext:value-type="string">
            <text:p>Accountants</text:p>
          </table:table-cell>
          <table:table-cell table:style-name="ce35" table:content-validation-name="val2" office:value-type="string" calcext:value-type="string">
            <text:p>O</text:p>
          </table:table-cell>
          <table:table-cell table:style-name="ce46" office:value-type="float" office:value="201" calcext:value-type="float">
            <text:p>201</text:p>
          </table:table-cell>
          <table:table-cell table:style-name="ce52" office:value-type="date" office:date-value="2026-05-31" calcext:value-type="date">
            <text:p>31-May-26</text:p>
          </table:table-cell>
          <table:table-cell table:style-name="ce56" table:formula="of:=IF([.E10]=&quot;&quot;;[$Assmptions.$C$13];YEAR([.E10]))" office:value-type="float" office:value="2026" calcext:value-type="float">
            <text:p>2026</text:p>
          </table:table-cell>
          <table:table-cell table:style-name="ce56" table:formula="of:=IF([.A10]=&quot;Vacant&quot;;[$Assmptions.$C$20]*[$'Rent Roll'.J10];[$Assmptions.$C$22]*[$'Rent Roll'.J10])" office:value-type="float" office:value="53515" calcext:value-type="float">
            <text:p>53515</text:p>
          </table:table-cell>
          <table:table-cell table:style-name="ce56" table:formula="of:=IF([.A10]=&quot;Vacant&quot;;[$Assmptions.$C$21]*[$'Rent Roll'.J10];[$Assmptions.$C$23]*[$'Rent Roll'.J10])" office:value-type="float" office:value="107030" calcext:value-type="float">
            <text:p>107030</text:p>
          </table:table-cell>
          <table:table-cell table:style-name="ce58" table:formula="of:=IF([.D10]=&quot;&quot;;&quot;&quot;;([.E10]-TODAY())/365.25)" office:value-type="float" office:value="4.06570841889117" calcext:value-type="float">
            <text:p>4.07</text:p>
          </table:table-cell>
          <table:table-cell table:style-name="ce63" office:value-type="float" office:value="10703" calcext:value-type="float">
            <text:p>10,703</text:p>
          </table:table-cell>
          <table:table-cell table:style-name="ce67" table:formula="of:=IF([.D10]=&quot;&quot;;&quot;&quot;;[.J10]/[.$J$16])" office:value-type="percentage" office:value="0.140951352490321" calcext:value-type="percentage">
            <text:p>14.10%</text:p>
          </table:table-cell>
          <table:table-cell table:style-name="ce71" office:value-type="float" office:value="22" calcext:value-type="float">
            <text:p>$22.00</text:p>
          </table:table-cell>
          <table:table-cell table:style-name="ce56" table:formula="of:=[$Assmptions.$C$13]" office:value-type="float" office:value="2022" calcext:value-type="float">
            <text:p>2022</text:p>
          </table:table-cell>
          <table:table-cell table:style-name="ce52" table:formula="of:=[.E10]" office:value-type="date" office:date-value="2026-05-31" calcext:value-type="date">
            <text:p>31-May-26</text:p>
          </table:table-cell>
          <table:table-cell table:style-name="ce56" table:formula="of:=[$Assmptions.$C$13]+10" office:value-type="float" office:value="2032" calcext:value-type="float">
            <text:p>2032</text:p>
          </table:table-cell>
          <table:table-cell table:style-name="ce79" table:formula="of:=IF([.L10]&gt;0;[.L10]*[.J10];[$Assmptions.$C$19]*[$'Rent Roll'.J10])" office:value-type="float" office:value="235466" calcext:value-type="float">
            <text:p>$235,466</text:p>
          </table:table-cell>
          <table:table-cell table:style-name="ce79" table:formula="of:=[.P10]/12" office:value-type="float" office:value="19622.1666666667" calcext:value-type="float">
            <text:p>$19,622</text:p>
          </table:table-cell>
          <table:table-cell table:style-name="ce79" table:number-matrix-columns-spanned="1" table:number-matrix-rows-spanned="1" table:formula="of:=COM.MICROSOFT.SWITCH([.C10];&quot;O&quot;;[$Assmptions.$C$9]*[.J10]/12;&quot;C&quot;;[$Assmptions.$D$9]*[.J10]/12)" office:value-type="float" office:value="5344.40544859132" calcext:value-type="float">
            <text:p>$5,344</text:p>
          </table:table-cell>
          <table:table-cell table:style-name="ce79" table:formula="of:=[.Q10]+[.R10]" office:value-type="float" office:value="24966.572115258" calcext:value-type="float">
            <text:p>$24,967</text:p>
          </table:table-cell>
          <table:table-cell table:number-columns-repeated="1005"/>
        </table:table-row>
        <table:table-row table:style-name="ro3">
          <table:table-cell table:style-name="ce33" office:value-type="string" calcext:value-type="string">
            <text:p>Patrick Callan</text:p>
          </table:table-cell>
          <table:table-cell table:style-name="ce34" office:value-type="string" calcext:value-type="string">
            <text:p>Wealth Management</text:p>
          </table:table-cell>
          <table:table-cell table:style-name="ce34" table:content-validation-name="val2" office:value-type="string" calcext:value-type="string">
            <text:p>O</text:p>
          </table:table-cell>
          <table:table-cell table:style-name="ce40" office:value-type="float" office:value="202" calcext:value-type="float">
            <text:p>202</text:p>
          </table:table-cell>
          <table:table-cell table:style-name="ce53" office:value-type="date" office:date-value="2028-04-30" calcext:value-type="date">
            <text:p>30-Apr-28</text:p>
          </table:table-cell>
          <table:table-cell table:style-name="ce57" table:formula="of:=IF([.E11]=&quot;&quot;;[$Assmptions.$C$13];YEAR([.E11]))" office:value-type="float" office:value="2028" calcext:value-type="float">
            <text:p>2028</text:p>
          </table:table-cell>
          <table:table-cell table:style-name="ce57" table:formula="of:=IF([.A11]=&quot;Vacant&quot;;[$Assmptions.$C$20]*[$'Rent Roll'.J11];[$Assmptions.$C$22]*[$'Rent Roll'.J11])" office:value-type="float" office:value="10195" calcext:value-type="float">
            <text:p>10195</text:p>
          </table:table-cell>
          <table:table-cell table:style-name="ce57" table:formula="of:=IF([.A11]=&quot;Vacant&quot;;[$Assmptions.$C$21]*[$'Rent Roll'.J11];[$Assmptions.$C$23]*[$'Rent Roll'.J11])" office:value-type="float" office:value="20390" calcext:value-type="float">
            <text:p>20390</text:p>
          </table:table-cell>
          <table:table-cell table:style-name="ce59" table:formula="of:=IF([.D11]=&quot;&quot;;&quot;&quot;;([.E11]-TODAY())/365.25)" office:value-type="float" office:value="5.98220396988364" calcext:value-type="float">
            <text:p>5.98</text:p>
          </table:table-cell>
          <table:table-cell table:style-name="ce48" office:value-type="float" office:value="2039" calcext:value-type="float">
            <text:p>2,039</text:p>
          </table:table-cell>
          <table:table-cell table:style-name="ce68" table:formula="of:=IF([.D11]=&quot;&quot;;&quot;&quot;;[.J11]/[.$J$16])" office:value-type="percentage" office:value="0.0268522664419101" calcext:value-type="percentage">
            <text:p>2.69%</text:p>
          </table:table-cell>
          <table:table-cell table:style-name="ce72" office:value-type="float" office:value="14" calcext:value-type="float">
            <text:p>$14.00</text:p>
          </table:table-cell>
          <table:table-cell table:style-name="ce57" table:formula="of:=[$Assmptions.$C$13]" office:value-type="float" office:value="2022" calcext:value-type="float">
            <text:p>2022</text:p>
          </table:table-cell>
          <table:table-cell table:style-name="ce53" office:value-type="date" office:date-value="2028-04-30" calcext:value-type="date">
            <text:p>30-Apr-28</text:p>
          </table:table-cell>
          <table:table-cell table:style-name="ce57" table:formula="of:=[$Assmptions.$C$13]+10" office:value-type="float" office:value="2032" calcext:value-type="float">
            <text:p>2032</text:p>
          </table:table-cell>
          <table:table-cell table:style-name="ce80" table:formula="of:=IF([.L11]&gt;0;[.L11]*[.J11];[$Assmptions.$C$19]*[$'Rent Roll'.J11])" office:value-type="float" office:value="28546" calcext:value-type="float">
            <text:p>$28,546</text:p>
          </table:table-cell>
          <table:table-cell table:style-name="ce80" table:formula="of:=[.P11]/12" office:value-type="float" office:value="2378.83333333333" calcext:value-type="float">
            <text:p>$2,379</text:p>
          </table:table-cell>
          <table:table-cell table:style-name="ce80" table:number-matrix-columns-spanned="1" table:number-matrix-rows-spanned="1" table:formula="of:=COM.MICROSOFT.SWITCH([.C11];&quot;O&quot;;[$Assmptions.$C$9]*[.J11]/12;&quot;C&quot;;[$Assmptions.$D$9]*[.J11]/12)" office:value-type="float" office:value="1018.14843592242" calcext:value-type="float">
            <text:p>$1,018</text:p>
          </table:table-cell>
          <table:table-cell table:style-name="ce80" table:formula="of:=[.Q11]+[.R11]" office:value-type="float" office:value="3396.98176925576" calcext:value-type="float">
            <text:p>$3,397</text:p>
          </table:table-cell>
          <table:table-cell table:number-columns-repeated="1005"/>
        </table:table-row>
        <table:table-row table:style-name="ro3">
          <table:table-cell table:style-name="ce32" office:value-type="string" calcext:value-type="string">
            <text:p>Hub International</text:p>
          </table:table-cell>
          <table:table-cell table:style-name="ce35" office:value-type="string" calcext:value-type="string">
            <text:p>Insurance Broker</text:p>
          </table:table-cell>
          <table:table-cell table:style-name="ce35" table:content-validation-name="val2" office:value-type="string" calcext:value-type="string">
            <text:p>O</text:p>
          </table:table-cell>
          <table:table-cell table:style-name="ce46" office:value-type="float" office:value="203" calcext:value-type="float">
            <text:p>203</text:p>
          </table:table-cell>
          <table:table-cell table:style-name="ce52" office:value-type="date" office:date-value="2026-06-30" calcext:value-type="date">
            <text:p>30-Jun-26</text:p>
          </table:table-cell>
          <table:table-cell table:style-name="ce56" table:formula="of:=IF([.E12]=&quot;&quot;;[$Assmptions.$C$13];YEAR([.E12]))" office:value-type="float" office:value="2026" calcext:value-type="float">
            <text:p>2026</text:p>
          </table:table-cell>
          <table:table-cell table:style-name="ce56" table:formula="of:=IF([.A12]=&quot;Vacant&quot;;[$Assmptions.$C$20]*[$'Rent Roll'.J12];[$Assmptions.$C$22]*[$'Rent Roll'.J12])" office:value-type="float" office:value="22260" calcext:value-type="float">
            <text:p>22260</text:p>
          </table:table-cell>
          <table:table-cell table:style-name="ce56" table:formula="of:=IF([.A12]=&quot;Vacant&quot;;[$Assmptions.$C$21]*[$'Rent Roll'.J12];[$Assmptions.$C$23]*[$'Rent Roll'.J12])" office:value-type="float" office:value="44520" calcext:value-type="float">
            <text:p>44520</text:p>
          </table:table-cell>
          <table:table-cell table:style-name="ce58" table:formula="of:=IF([.D12]=&quot;&quot;;&quot;&quot;;([.E12]-TODAY())/365.25)" office:value-type="float" office:value="4.14784394250513" calcext:value-type="float">
            <text:p>4.15</text:p>
          </table:table-cell>
          <table:table-cell table:style-name="ce63" office:value-type="float" office:value="4452" calcext:value-type="float">
            <text:p>4,452</text:p>
          </table:table-cell>
          <table:table-cell table:style-name="ce67" table:formula="of:=IF([.D12]=&quot;&quot;;&quot;&quot;;[.J12]/[.$J$16])" office:value-type="percentage" office:value="0.0586298627755683" calcext:value-type="percentage">
            <text:p>5.86%</text:p>
          </table:table-cell>
          <table:table-cell table:style-name="ce71" office:value-type="float" office:value="16" calcext:value-type="float">
            <text:p>$16.00</text:p>
          </table:table-cell>
          <table:table-cell table:style-name="ce56" table:formula="of:=[$Assmptions.$C$13]" office:value-type="float" office:value="2022" calcext:value-type="float">
            <text:p>2022</text:p>
          </table:table-cell>
          <table:table-cell table:style-name="ce52" table:formula="of:=[.E12]" office:value-type="date" office:date-value="2026-06-30" calcext:value-type="date">
            <text:p>30-Jun-26</text:p>
          </table:table-cell>
          <table:table-cell table:style-name="ce56" table:formula="of:=[$Assmptions.$C$13]+10" office:value-type="float" office:value="2032" calcext:value-type="float">
            <text:p>2032</text:p>
          </table:table-cell>
          <table:table-cell table:style-name="ce79" table:formula="of:=IF([.L12]&gt;0;[.L12]*[.J12];[$Assmptions.$C$19]*[$'Rent Roll'.J12])" office:value-type="float" office:value="71232" calcext:value-type="float">
            <text:p>$71,232</text:p>
          </table:table-cell>
          <table:table-cell table:style-name="ce79" table:formula="of:=[.P12]/12" office:value-type="float" office:value="5936" calcext:value-type="float">
            <text:p>$5,936</text:p>
          </table:table-cell>
          <table:table-cell table:style-name="ce79" table:number-matrix-columns-spanned="1" table:number-matrix-rows-spanned="1" table:formula="of:=COM.MICROSOFT.SWITCH([.C12];&quot;O&quot;;[$Assmptions.$C$9]*[.J12]/12;&quot;C&quot;;[$Assmptions.$D$9]*[.J12]/12)" office:value-type="float" office:value="2223.04896357363" calcext:value-type="float">
            <text:p>$2,223</text:p>
          </table:table-cell>
          <table:table-cell table:style-name="ce79" table:formula="of:=[.Q12]+[.R12]" office:value-type="float" office:value="8159.04896357363" calcext:value-type="float">
            <text:p>$8,159</text:p>
          </table:table-cell>
          <table:table-cell table:number-columns-repeated="1005"/>
        </table:table-row>
        <table:table-row table:style-name="ro3">
          <table:table-cell table:style-name="ce34" office:value-type="string" calcext:value-type="string">
            <text:p>2023218 Alberta Ltd</text:p>
          </table:table-cell>
          <table:table-cell table:style-name="ce34" office:value-type="string" calcext:value-type="string">
            <text:p>Insurance Broker</text:p>
          </table:table-cell>
          <table:table-cell table:style-name="ce34" table:content-validation-name="val2" office:value-type="string" calcext:value-type="string">
            <text:p>O</text:p>
          </table:table-cell>
          <table:table-cell table:style-name="ce40" office:value-type="float" office:value="205" calcext:value-type="float">
            <text:p>205</text:p>
          </table:table-cell>
          <table:table-cell table:style-name="ce53" office:value-type="date" office:date-value="2023-04-30" calcext:value-type="date">
            <text:p>30-Apr-23</text:p>
          </table:table-cell>
          <table:table-cell table:style-name="ce57" table:formula="of:=IF([.E13]=&quot;&quot;;[$Assmptions.$C$13];YEAR([.E13]))" office:value-type="float" office:value="2023" calcext:value-type="float">
            <text:p>2023</text:p>
          </table:table-cell>
          <table:table-cell table:style-name="ce57" table:formula="of:=IF([.A13]=&quot;Vacant&quot;;[$Assmptions.$C$20]*[$'Rent Roll'.J13];[$Assmptions.$C$22]*[$'Rent Roll'.J13])" office:value-type="float" office:value="12175" calcext:value-type="float">
            <text:p>12175</text:p>
          </table:table-cell>
          <table:table-cell table:style-name="ce57" table:formula="of:=IF([.A13]=&quot;Vacant&quot;;[$Assmptions.$C$21]*[$'Rent Roll'.J13];[$Assmptions.$C$23]*[$'Rent Roll'.J13])" office:value-type="float" office:value="24350" calcext:value-type="float">
            <text:p>24350</text:p>
          </table:table-cell>
          <table:table-cell table:style-name="ce59" table:formula="of:=IF([.D13]=&quot;&quot;;&quot;&quot;;([.E13]-TODAY())/365.25)" office:value-type="float" office:value="0.980150581793292" calcext:value-type="float">
            <text:p>0.98</text:p>
          </table:table-cell>
          <table:table-cell table:style-name="ce48" office:value-type="float" office:value="2435" calcext:value-type="float">
            <text:p>2,435</text:p>
          </table:table-cell>
          <table:table-cell table:style-name="ce68" table:formula="of:=IF([.D13]=&quot;&quot;;&quot;&quot;;[.J13]/[.$J$16])" office:value-type="percentage" office:value="0.0320673216214081" calcext:value-type="percentage">
            <text:p>3.21%</text:p>
          </table:table-cell>
          <table:table-cell table:style-name="ce72" office:value-type="float" office:value="16" calcext:value-type="float">
            <text:p>$16.00</text:p>
          </table:table-cell>
          <table:table-cell table:style-name="ce57" table:formula="of:=[$Assmptions.$C$13]" office:value-type="float" office:value="2022" calcext:value-type="float">
            <text:p>2022</text:p>
          </table:table-cell>
          <table:table-cell table:style-name="ce53" table:formula="of:=[.E13]" office:value-type="date" office:date-value="2023-04-30" calcext:value-type="date">
            <text:p>30-Apr-23</text:p>
          </table:table-cell>
          <table:table-cell table:style-name="ce57" table:formula="of:=[$Assmptions.$C$13]+10" office:value-type="float" office:value="2032" calcext:value-type="float">
            <text:p>2032</text:p>
          </table:table-cell>
          <table:table-cell table:style-name="ce80" table:formula="of:=IF([.L13]&gt;0;[.L13]*[.J13];[$Assmptions.$C$19]*[$'Rent Roll'.J13])" office:value-type="float" office:value="38960" calcext:value-type="float">
            <text:p>$38,960</text:p>
          </table:table-cell>
          <table:table-cell table:style-name="ce80" table:formula="of:=[.P13]/12" office:value-type="float" office:value="3246.66666666667" calcext:value-type="float">
            <text:p>$3,247</text:p>
          </table:table-cell>
          <table:table-cell table:style-name="ce80" table:number-matrix-columns-spanned="1" table:number-matrix-rows-spanned="1" table:formula="of:=COM.MICROSOFT.SWITCH([.C13];&quot;O&quot;;[$Assmptions.$C$9]*[.J13]/12;&quot;C&quot;;[$Assmptions.$D$9]*[.J13]/12)" office:value-type="float" office:value="1215.88594481172" calcext:value-type="float">
            <text:p>$1,216</text:p>
          </table:table-cell>
          <table:table-cell table:style-name="ce80" table:formula="of:=[.Q13]+[.R13]" office:value-type="float" office:value="4462.55261147839" calcext:value-type="float">
            <text:p>$4,463</text:p>
          </table:table-cell>
          <table:table-cell table:number-columns-repeated="1005"/>
        </table:table-row>
        <table:table-row table:style-name="ro3">
          <table:table-cell table:style-name="ce32" office:value-type="string" calcext:value-type="string">
            <text:p>Red Deer Mortgage Group Inc</text:p>
          </table:table-cell>
          <table:table-cell table:style-name="ce35" office:value-type="string" calcext:value-type="string">
            <text:p>Mortgage Broker</text:p>
          </table:table-cell>
          <table:table-cell table:style-name="ce35" table:content-validation-name="val2" office:value-type="string" calcext:value-type="string">
            <text:p>O</text:p>
          </table:table-cell>
          <table:table-cell table:style-name="ce46" office:value-type="float" office:value="206" calcext:value-type="float">
            <text:p>206</text:p>
          </table:table-cell>
          <table:table-cell table:style-name="ce52" office:value-type="date" office:date-value="2024-12-31" calcext:value-type="date">
            <text:p>31-Dec-24</text:p>
          </table:table-cell>
          <table:table-cell table:style-name="ce56" table:formula="of:=IF([.E14]=&quot;&quot;;[$Assmptions.$C$13];YEAR([.E14]))" office:value-type="float" office:value="2024" calcext:value-type="float">
            <text:p>2024</text:p>
          </table:table-cell>
          <table:table-cell table:style-name="ce56" table:formula="of:=IF([.A14]=&quot;Vacant&quot;;[$Assmptions.$C$20]*[$'Rent Roll'.J14];[$Assmptions.$C$22]*[$'Rent Roll'.J14])" office:value-type="float" office:value="12180" calcext:value-type="float">
            <text:p>12180</text:p>
          </table:table-cell>
          <table:table-cell table:style-name="ce56" table:formula="of:=IF([.A14]=&quot;Vacant&quot;;[$Assmptions.$C$21]*[$'Rent Roll'.J14];[$Assmptions.$C$23]*[$'Rent Roll'.J14])" office:value-type="float" office:value="24360" calcext:value-type="float">
            <text:p>24360</text:p>
          </table:table-cell>
          <table:table-cell table:style-name="ce58" table:formula="of:=IF([.D14]=&quot;&quot;;&quot;&quot;;([.E14]-TODAY())/365.25)" office:value-type="float" office:value="2.65297741273101" calcext:value-type="float">
            <text:p>2.65</text:p>
          </table:table-cell>
          <table:table-cell table:style-name="ce63" office:value-type="float" office:value="2436" calcext:value-type="float">
            <text:p>2,436</text:p>
          </table:table-cell>
          <table:table-cell table:style-name="ce67" table:formula="of:=IF([.D14]=&quot;&quot;;&quot;&quot;;[.J14]/[.$J$16])" office:value-type="percentage" office:value="0.0320804909526694" calcext:value-type="percentage">
            <text:p>3.21%</text:p>
          </table:table-cell>
          <table:table-cell table:style-name="ce71" office:value-type="float" office:value="19" calcext:value-type="float">
            <text:p>$19.00</text:p>
          </table:table-cell>
          <table:table-cell table:style-name="ce76" table:formula="of:=[$Assmptions.$C$13]" office:value-type="float" office:value="2022" calcext:value-type="float">
            <text:p>2022</text:p>
          </table:table-cell>
          <table:table-cell table:style-name="ce52" office:value-type="date" office:date-value="2023-12-31" calcext:value-type="date">
            <text:p>31-Dec-23</text:p>
          </table:table-cell>
          <table:table-cell table:style-name="ce56" table:formula="of:=YEAR([.N14])" office:value-type="float" office:value="2023" calcext:value-type="float">
            <text:p>2023</text:p>
          </table:table-cell>
          <table:table-cell table:style-name="ce79" table:formula="of:=IF([.L14]&gt;0;[.L14]*[.J14];[$Assmptions.$C$19]*[$'Rent Roll'.J14])" office:value-type="float" office:value="46284" calcext:value-type="float">
            <text:p>$46,284</text:p>
          </table:table-cell>
          <table:table-cell table:style-name="ce79" table:formula="of:=[.P14]/12" office:value-type="float" office:value="3857" calcext:value-type="float">
            <text:p>$3,857</text:p>
          </table:table-cell>
          <table:table-cell table:style-name="ce79" table:number-matrix-columns-spanned="1" table:number-matrix-rows-spanned="1" table:formula="of:=COM.MICROSOFT.SWITCH([.C14];&quot;O&quot;;[$Assmptions.$C$9]*[.J14]/12;&quot;C&quot;;[$Assmptions.$D$9]*[.J14]/12)" office:value-type="float" office:value="1216.38528195538" calcext:value-type="float">
            <text:p>$1,216</text:p>
          </table:table-cell>
          <table:table-cell table:style-name="ce79" table:formula="of:=[.Q14]+[.R14]" office:value-type="float" office:value="5073.38528195538" calcext:value-type="float">
            <text:p>$5,073</text:p>
          </table:table-cell>
          <table:table-cell table:number-columns-repeated="1005"/>
        </table:table-row>
        <table:table-row-group>
          <table:table-row table:style-name="ro3">
            <table:table-cell table:style-name="ce35" table:number-columns-repeated="2"/>
            <table:table-cell table:style-name="ce35" table:content-validation-name="val2" office:value-type="string" calcext:value-type="string">
              <text:p>O</text:p>
            </table:table-cell>
            <table:table-cell table:style-name="ce46"/>
            <table:table-cell table:style-name="ce52" office:value-type="date" office:date-value="2024-12-31" calcext:value-type="date">
              <text:p>31-Dec-24</text:p>
            </table:table-cell>
            <table:table-cell table:style-name="ce56" table:formula="of:=IF([.E15]=&quot;&quot;;[$Assmptions.$C$13];YEAR([.E15]))" office:value-type="float" office:value="2024" calcext:value-type="float">
              <text:p>2024</text:p>
            </table:table-cell>
            <table:table-cell table:style-name="ce56" table:formula="of:=IF([.A15]=&quot;Vacant&quot;;[$Assmptions.$C$20]*[$'Rent Roll'.J15];[$Assmptions.$C$22]*[$'Rent Roll'.J15])" office:value-type="float" office:value="12180" calcext:value-type="float">
              <text:p>12180</text:p>
            </table:table-cell>
            <table:table-cell table:style-name="ce56" table:formula="of:=IF([.A15]=&quot;Vacant&quot;;[$Assmptions.$C$21]*[$'Rent Roll'.J15];[$Assmptions.$C$23]*[$'Rent Roll'.J15])" office:value-type="float" office:value="24360" calcext:value-type="float">
              <text:p>24360</text:p>
            </table:table-cell>
            <table:table-cell table:style-name="ce58" table:formula="of:=IF([.D15]=&quot;&quot;;&quot;&quot;;([.E15]-TODAY())/365.25)">
              <text:p/>
            </table:table-cell>
            <table:table-cell table:style-name="ce63" office:value-type="float" office:value="2436" calcext:value-type="float">
              <text:p>2,436</text:p>
            </table:table-cell>
            <table:table-cell table:style-name="ce67" table:formula="of:=IF([.D15]=&quot;&quot;;&quot;&quot;;[.J15]/[.$J$16])">
              <text:p/>
            </table:table-cell>
            <table:table-cell table:style-name="ce71" office:value-type="float" office:value="20" calcext:value-type="float">
              <text:p>$20.00</text:p>
            </table:table-cell>
            <table:table-cell table:style-name="ce56" table:formula="of:=[.O14]+1" office:value-type="float" office:value="2024" calcext:value-type="float">
              <text:p>2024</text:p>
            </table:table-cell>
            <table:table-cell table:style-name="ce52" table:formula="of:=[.E15]" office:value-type="date" office:date-value="2024-12-31" calcext:value-type="date">
              <text:p>31-Dec-24</text:p>
            </table:table-cell>
            <table:table-cell table:style-name="ce56" table:formula="of:=[$Assmptions.$C$13]+10" office:value-type="float" office:value="2032" calcext:value-type="float">
              <text:p>2032</text:p>
            </table:table-cell>
            <table:table-cell table:style-name="ce79" table:formula="of:=IF([.L15]&gt;0;[.L15]*[.J15];[$Assmptions.$C$19]*[$'Rent Roll'.J15])" office:value-type="float" office:value="48720" calcext:value-type="float">
              <text:p>$48,720</text:p>
            </table:table-cell>
            <table:table-cell table:style-name="ce79" table:formula="of:=[.P15]/12" office:value-type="float" office:value="4060" calcext:value-type="float">
              <text:p>$4,060</text:p>
            </table:table-cell>
            <table:table-cell table:style-name="ce79" table:number-matrix-columns-spanned="1" table:number-matrix-rows-spanned="1" table:formula="of:=COM.MICROSOFT.SWITCH([.C15];&quot;O&quot;;[$Assmptions.$C$9]*[.J15]/12;&quot;C&quot;;[$Assmptions.$D$9]*[.J15]/12)" office:value-type="float" office:value="1216.38528195538" calcext:value-type="float">
              <text:p>$1,216</text:p>
            </table:table-cell>
            <table:table-cell table:style-name="ce79" table:formula="of:=[.Q15]+[.R15]" office:value-type="float" office:value="5276.38528195538" calcext:value-type="float">
              <text:p>$5,276</text:p>
            </table:table-cell>
            <table:table-cell table:number-columns-repeated="1005"/>
          </table:table-row>
        </table:table-row-group>
        <table:table-row table:style-name="ro5">
          <table:table-cell table:style-name="ce36" office:value-type="string" calcext:value-type="string">
            <text:p>Property Totals:</text:p>
          </table:table-cell>
          <table:table-cell table:style-name="ce39" table:number-columns-repeated="2"/>
          <table:table-cell table:style-name="ce47" table:number-columns-repeated="5"/>
          <table:table-cell table:style-name="ce60" table:formula="of:=&quot;WALT = &quot;&amp;ROUND(SUMPRODUCT([.I2:.I15];[.K2:.K15]);2)" office:value-type="string" office:string-value="WALT = 5" calcext:value-type="string">
            <text:p>WALT = 5</text:p>
          </table:table-cell>
          <table:table-cell table:style-name="ce64" table:formula="of:=SUMIF([.$M$2:.$M$15];[$Assmptions.$C$13];[.J2:.J15])" office:value-type="float" office:value="75934" calcext:value-type="float">
            <text:p>75,934</text:p>
          </table:table-cell>
          <table:table-cell table:style-name="ce69" table:formula="of:=SUM([.K2:.K15])" office:value-type="percentage" office:value="1" calcext:value-type="percentage">
            <text:p>100.00%</text:p>
          </table:table-cell>
          <table:table-cell table:style-name="ce73" table:number-columns-repeated="2"/>
          <table:table-cell table:style-name="ce47" table:number-columns-repeated="2"/>
          <table:table-cell table:style-name="ce81" table:formula="of:=SUMIF([.$M$2:.$M$15];[$Assmptions.$C$13];[.P2:.P15])" office:value-type="float" office:value="1315090" calcext:value-type="float">
            <text:p>$1,315,090</text:p>
          </table:table-cell>
          <table:table-cell table:style-name="ce81" table:formula="of:=SUMIF([.$M$2:.$M$15];[$Assmptions.$C$13];[.Q2:.Q15])" office:value-type="float" office:value="109590.833333333" calcext:value-type="float">
            <text:p>$109,591</text:p>
          </table:table-cell>
          <table:table-cell table:style-name="ce81" table:formula="of:=SUMIF([.$M$2:.$M$15];[$Assmptions.$C$13];[.R2:.R15])" office:value-type="float" office:value="34485.3974065197" calcext:value-type="float">
            <text:p>$34,485</text:p>
          </table:table-cell>
          <table:table-cell table:style-name="ce81" table:formula="of:=SUMIF([.$M$2:.$M$15];[$Assmptions.$C$13];[.S2:.S15])" office:value-type="float" office:value="144076.230739853" calcext:value-type="float">
            <text:p>$144,076</text:p>
          </table:table-cell>
          <table:table-cell table:number-columns-repeated="1005"/>
        </table:table-row>
        <table:table-row table:style-name="ro5">
          <table:table-cell table:style-name="ce36"/>
          <table:table-cell table:style-name="ce39" table:number-columns-repeated="2"/>
          <table:table-cell table:style-name="ce47" table:number-columns-repeated="5"/>
          <table:table-cell table:style-name="ce60"/>
          <table:table-cell table:style-name="ce65"/>
          <table:table-cell table:style-name="ce69"/>
          <table:table-cell table:style-name="ce73" table:number-columns-repeated="2"/>
          <table:table-cell table:style-name="ce47" table:number-columns-repeated="2"/>
          <table:table-cell table:style-name="ce82"/>
          <table:table-cell table:style-name="ce82" office:value-type="string" calcext:value-type="string">
            <text:p>Annual:</text:p>
          </table:table-cell>
          <table:table-cell table:style-name="ce82" table:formula="of:=[.R16]*12" office:value-type="float" office:value="413824.768878236" calcext:value-type="float">
            <text:p>$413,825</text:p>
          </table:table-cell>
          <table:table-cell table:style-name="ce82" table:formula="of:=[.S16]*12" office:value-type="float" office:value="1728914.76887824" calcext:value-type="float">
            <text:p>$1,728,915</text:p>
          </table:table-cell>
          <table:table-cell table:number-columns-repeated="1005"/>
        </table:table-row>
        <table:table-row table:style-name="ro3">
          <table:table-cell table:style-name="ce33"/>
          <table:table-cell table:style-name="ce40" office:value-type="string" calcext:value-type="string">
            <text:p>Office:</text:p>
          </table:table-cell>
          <table:table-cell table:style-name="ce44" table:formula="of:=SUMIFS([.$J$2:.$J$15];[.$C$2:.$C$15];&quot;O&quot;;[.$M$2:.$M$15];[$Assmptions.$C$13])" office:value-type="float" office:value="41194" calcext:value-type="float">
            <text:p><text:s/>41,194 </text:p>
          </table:table-cell>
          <table:table-cell table:style-name="ce48"/>
          <table:table-cell table:style-name="ce54"/>
          <table:table-cell table:style-name="ce40" table:number-columns-repeated="3"/>
          <table:table-cell table:style-name="ce40" office:value-type="string" calcext:value-type="string">
            <text:p>Total Occupied:</text:p>
          </table:table-cell>
          <table:table-cell table:style-name="ce48" table:formula="of:=[.J16]-[.J19]" office:value-type="float" office:value="75934" calcext:value-type="float">
            <text:p>75,934</text:p>
          </table:table-cell>
          <table:table-cell table:style-name="ce68" table:formula="of:=[.J18]/[.J16]" office:value-type="percentage" office:value="1" calcext:value-type="percentage">
            <text:p>100.00%</text:p>
          </table:table-cell>
          <table:table-cell table:style-name="ce74" table:number-columns-repeated="2"/>
          <table:table-cell table:style-name="ce77" office:value-type="string" calcext:value-type="string">
            <text:p>In Place Income:</text:p>
          </table:table-cell>
          <table:table-cell table:style-name="ce78"/>
          <table:table-cell table:style-name="ce83" table:formula="of:=[.P16]-SUMIF([.$A$2:.$A$13];&quot;Vacant&quot;;[.P2:.P15])" office:value-type="float" office:value="1315090" calcext:value-type="float">
            <text:p>$1,315,090</text:p>
          </table:table-cell>
          <table:table-cell table:style-name="ce83" table:formula="of:=[.Q16]-SUMIF([.$A$2:.$A$13];&quot;Vacant&quot;;[.Q2:.Q15])" office:value-type="float" office:value="109590.833333333" calcext:value-type="float">
            <text:p>$109,591</text:p>
          </table:table-cell>
          <table:table-cell table:style-name="ce83" table:formula="of:=[.R16]-SUMIF([.$A$2:.$A$13];&quot;Vacant&quot;;[.R2:.R15])" office:value-type="float" office:value="34485.3974065197" calcext:value-type="float">
            <text:p>$34,485</text:p>
          </table:table-cell>
          <table:table-cell table:style-name="ce83" table:formula="of:=[.S16]-SUMIF([.$A$2:.$A$13];&quot;Vacant&quot;;[.S2:.S15])" office:value-type="float" office:value="144076.230739853" calcext:value-type="float">
            <text:p>$144,076</text:p>
          </table:table-cell>
          <table:table-cell table:number-columns-repeated="1005"/>
        </table:table-row>
        <table:table-row table:style-name="ro3">
          <table:table-cell table:style-name="ce33"/>
          <table:table-cell table:style-name="ce40" office:value-type="string" calcext:value-type="string">
            <text:p>Commercial:</text:p>
          </table:table-cell>
          <table:table-cell table:style-name="ce44" table:formula="of:=SUMIFS([.$J$2:.$J$15];[.$C$2:.$C$15];&quot;C&quot;;[.$M$2:.$M$15];[$Assmptions.$C$13])" office:value-type="float" office:value="34740" calcext:value-type="float">
            <text:p><text:s/>34,740 </text:p>
          </table:table-cell>
          <table:table-cell table:style-name="ce48"/>
          <table:table-cell table:style-name="ce54"/>
          <table:table-cell table:style-name="ce40" table:number-columns-repeated="3"/>
          <table:table-cell table:style-name="ce61" office:value-type="string" calcext:value-type="string">
            <text:p>Total Vacant:</text:p>
          </table:table-cell>
          <table:table-cell table:style-name="ce66" table:formula="of:=SUMIF([.A2:.A13];&quot;Vacant&quot;;[.J2:.J15])" office:value-type="float" office:value="0" calcext:value-type="float">
            <text:p>0</text:p>
          </table:table-cell>
          <table:table-cell table:style-name="ce68" table:formula="of:=[.J19]/[.J16]" office:value-type="percentage" office:value="0" calcext:value-type="percentage">
            <text:p>0.00%</text:p>
          </table:table-cell>
          <table:table-cell table:style-name="ce74" table:number-columns-repeated="2"/>
          <table:table-cell table:style-name="ce77"/>
          <table:table-cell table:style-name="ce78"/>
          <table:table-cell table:style-name="ce84"/>
          <table:table-cell table:style-name="ce84" office:value-type="string" calcext:value-type="string">
            <text:p>Annual:</text:p>
          </table:table-cell>
          <table:table-cell table:style-name="ce84" table:formula="of:=[.R18]*12" office:value-type="float" office:value="413824.768878236" calcext:value-type="float">
            <text:p>$413,825</text:p>
          </table:table-cell>
          <table:table-cell table:style-name="ce84" table:formula="of:=[.S18]*12" office:value-type="float" office:value="1728914.76887824" calcext:value-type="float">
            <text:p>$1,728,915</text:p>
          </table:table-cell>
          <table:table-cell table:number-columns-repeated="1005"/>
        </table:table-row>
        <table:table-row table:style-name="ro3">
          <table:table-cell table:style-name="ce33"/>
          <table:table-cell table:style-name="ce41" table:number-columns-repeated="2"/>
          <table:table-cell table:style-name="ce48"/>
          <table:table-cell table:style-name="ce54"/>
          <table:table-cell table:style-name="ce40" table:number-columns-repeated="6"/>
          <table:table-cell table:style-name="ce75"/>
          <table:table-cell table:style-name="ce40" table:number-columns-repeated="3"/>
          <table:table-cell table:style-name="ce85"/>
          <table:table-cell table:style-name="ce87" office:value-type="string" calcext:value-type="string">
            <text:p>Op Cost Annual Budget:</text:p>
          </table:table-cell>
          <table:table-cell table:style-name="ce88" table:formula="of:=[.R16]*12" office:value-type="float" office:value="413824.768878236" calcext:value-type="float">
            <text:p>$413,825</text:p>
          </table:table-cell>
          <table:table-cell table:style-name="ce80"/>
          <table:table-cell table:number-columns-repeated="1005"/>
        </table:table-row>
        <table:table-row table:style-name="ro3">
          <table:table-cell/>
          <table:table-cell table:style-name="ce42" table:number-columns-repeated="2"/>
          <table:table-cell table:style-name="ce49"/>
          <table:table-cell table:style-name="ce55"/>
          <table:table-cell table:number-columns-repeated="6"/>
          <table:table-cell table:style-name="ce70"/>
          <table:table-cell table:number-columns-repeated="6"/>
          <table:table-cell table:style-name="ce86" office:value-type="string" calcext:value-type="string">
            <text:p><text:s/></text:p>
          </table:table-cell>
          <table:table-cell table:number-columns-repeated="1005"/>
        </table:table-row>
        <table:table-row table:style-name="ro3">
          <table:table-cell/>
          <table:table-cell table:style-name="ce41" table:number-columns-repeated="2"/>
          <table:table-cell table:style-name="ce49"/>
          <table:table-cell table:number-columns-repeated="7"/>
          <table:table-cell table:style-name="ce70"/>
          <table:table-cell table:number-columns-repeated="3"/>
          <table:table-cell table:style-name="ce86" table:number-columns-repeated="4"/>
          <table:table-cell table:number-columns-repeated="1005"/>
        </table:table-row>
        <table:table-row table:style-name="ro3" table:number-rows-repeated="89">
          <table:table-cell table:number-columns-repeated="8"/>
          <table:table-cell table:style-name="ce62" table:number-columns-repeated="2"/>
          <table:table-cell table:style-name="ce70" table:number-columns-repeated="2"/>
          <table:table-cell table:number-columns-repeated="1012"/>
        </table:table-row>
        <table:table-row table:style-name="ro3" table:number-rows-repeated="2">
          <table:table-cell table:number-columns-repeated="8"/>
          <table:table-cell table:style-name="ce62"/>
          <table:table-cell/>
          <table:table-cell table:style-name="ce70" table:number-columns-repeated="2"/>
          <table:table-cell table:number-columns-repeated="1012"/>
        </table:table-row>
        <table:table-row table:style-name="ro3">
          <table:table-cell table:number-columns-repeated="8"/>
          <table:table-cell table:style-name="ce62"/>
          <table:table-cell table:number-columns-repeated="2"/>
          <table:table-cell table:style-name="ce70"/>
          <table:table-cell table:number-columns-repeated="1012"/>
        </table:table-row>
        <table:table-row table:style-name="ro3">
          <table:table-cell table:number-columns-repeated="8"/>
          <table:table-cell table:style-name="ce62"/>
          <table:table-cell table:number-columns-repeated="1015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Assmptions.$A$1" table:cell-range-address="$'Rent Roll'.$A$1:.$S$19" table:range-usable-as="print-range"/>
        </table:named-expressions>
        <calcext:conditional-formats>
          <calcext:conditional-format calcext:target-range-address="'Rent Roll'.A16:'Rent Roll'.A1048576 'Rent Roll'.A14:'Rent Roll'.A14 'Rent Roll'.A1:'Rent Roll'.A12">
            <calcext:condition calcext:apply-style-name="ConditionalStyle_1" calcext:value="=&quot;Vacant&quot;" calcext:base-cell-address="'Rent Roll'.A1"/>
          </calcext:conditional-format>
        </calcext:conditional-formats>
      </table:table>
      <table:table table:name="Projected Cashflows" table:style-name="ta3" table:print-ranges="'Projected Cashflows'.A1:'Projected Cashflows'.M20">
        <office:forms form:automatic-focus="false" form:apply-design-mode="false"/>
        <table:table-column table:style-name="co16" table:default-cell-style-name="ce103"/>
        <table:table-column table:style-name="co17" table:default-cell-style-name="ce103"/>
        <table:table-column table:style-name="co3" table:number-columns-repeated="11" table:default-cell-style-name="ce103"/>
        <table:table-column table:style-name="co4" table:number-columns-repeated="1011" table:default-cell-style-name="ce103"/>
        <table:table-row table:style-name="ro6">
          <table:table-cell table:style-name="ce90" office:value-type="string" calcext:value-type="string">
            <text:p>Schedule Of Prospective Cash Flow</text:p>
          </table:table-cell>
          <table:table-cell table:style-name="ce104" table:number-columns-repeated="12"/>
          <table:table-cell table:number-columns-repeated="1011"/>
        </table:table-row>
        <table:table-row table:style-name="ro2">
          <table:table-cell table:style-name="ce4" table:number-columns-repeated="2"/>
          <table:table-cell table:style-name="ce118" table:formula="of:=[$Assmptions.C13]" office:value-type="float" office:value="2022" calcext:value-type="float">
            <text:p>2022</text:p>
          </table:table-cell>
          <table:table-cell table:style-name="ce105" table:formula="of:=[.C2]+1" office:value-type="float" office:value="2023" calcext:value-type="float">
            <text:p>2023</text:p>
          </table:table-cell>
          <table:table-cell table:style-name="ce105" table:formula="of:=[.D2]+1" office:value-type="float" office:value="2024" calcext:value-type="float">
            <text:p>2024</text:p>
          </table:table-cell>
          <table:table-cell table:style-name="ce105" table:formula="of:=[.E2]+1" office:value-type="float" office:value="2025" calcext:value-type="float">
            <text:p>2025</text:p>
          </table:table-cell>
          <table:table-cell table:style-name="ce105" table:formula="of:=[.F2]+1" office:value-type="float" office:value="2026" calcext:value-type="float">
            <text:p>2026</text:p>
          </table:table-cell>
          <table:table-cell table:style-name="ce105" table:formula="of:=[.G2]+1" office:value-type="float" office:value="2027" calcext:value-type="float">
            <text:p>2027</text:p>
          </table:table-cell>
          <table:table-cell table:style-name="ce105" table:formula="of:=[.H2]+1" office:value-type="float" office:value="2028" calcext:value-type="float">
            <text:p>2028</text:p>
          </table:table-cell>
          <table:table-cell table:style-name="ce105" table:formula="of:=[.I2]+1" office:value-type="float" office:value="2029" calcext:value-type="float">
            <text:p>2029</text:p>
          </table:table-cell>
          <table:table-cell table:style-name="ce105" table:formula="of:=[.J2]+1" office:value-type="float" office:value="2030" calcext:value-type="float">
            <text:p>2030</text:p>
          </table:table-cell>
          <table:table-cell table:style-name="ce105" table:formula="of:=[.K2]+1" office:value-type="float" office:value="2031" calcext:value-type="float">
            <text:p>2031</text:p>
          </table:table-cell>
          <table:table-cell table:style-name="ce105" table:formula="of:=[.L2]+1" office:value-type="float" office:value="2032" calcext:value-type="float">
            <text:p>203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NCOME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27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27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91" office:value-type="string" calcext:value-type="string">
            <text:p>Scheduled Base Rental Income</text:p>
          </table:table-cell>
          <table:table-cell table:style-name="ce91"/>
          <table:table-cell table:style-name="ce107" table:formula="of:=SUMIFS([$'Rent Roll'.$P$2:.$P$15];[$'Rent Roll'.$M$2:.$M$15];&quot;&lt;=&quot;&amp;[.C2];[$'Rent Roll'.$O$2:.$O$15];&quot;&gt;=&quot;&amp;[.C2])" office:value-type="float" office:value="1315090" calcext:value-type="float">
            <text:p>$1,315,090 </text:p>
          </table:table-cell>
          <table:table-cell table:style-name="ce107" table:formula="of:=SUMIFS([$'Rent Roll'.$P$2:.$P$15];[$'Rent Roll'.$M$2:.$M$15];&quot;&lt;=&quot;&amp;[.D2];[$'Rent Roll'.$O$2:.$O$15];&quot;&gt;=&quot;&amp;[.D2])" office:value-type="float" office:value="1324348" calcext:value-type="float">
            <text:p>$1,324,348 </text:p>
          </table:table-cell>
          <table:table-cell table:style-name="ce107" table:formula="of:=SUMIFS([$'Rent Roll'.$P$2:.$P$15];[$'Rent Roll'.$M$2:.$M$15];&quot;&lt;=&quot;&amp;[.E2];[$'Rent Roll'.$O$2:.$O$15];&quot;&gt;=&quot;&amp;[.E2])" office:value-type="float" office:value="1326784" calcext:value-type="float">
            <text:p>$1,326,784 </text:p>
          </table:table-cell>
          <table:table-cell table:style-name="ce107" table:formula="of:=SUMIFS([$'Rent Roll'.$P$2:.$P$15];[$'Rent Roll'.$M$2:.$M$15];&quot;&lt;=&quot;&amp;[.F2];[$'Rent Roll'.$O$2:.$O$15];&quot;&gt;=&quot;&amp;[.F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G2];[$'Rent Roll'.$O$2:.$O$15];&quot;&gt;=&quot;&amp;[.G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H2];[$'Rent Roll'.$O$2:.$O$15];&quot;&gt;=&quot;&amp;[.H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I2];[$'Rent Roll'.$O$2:.$O$15];&quot;&gt;=&quot;&amp;[.I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J2];[$'Rent Roll'.$O$2:.$O$15];&quot;&gt;=&quot;&amp;[.J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K2];[$'Rent Roll'.$O$2:.$O$15];&quot;&gt;=&quot;&amp;[.K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L2];[$'Rent Roll'.$O$2:.$O$15];&quot;&gt;=&quot;&amp;[.L2])" office:value-type="float" office:value="1336042" calcext:value-type="float">
            <text:p>$1,336,042 </text:p>
          </table:table-cell>
          <table:table-cell table:style-name="ce107" table:formula="of:=SUMIFS([$'Rent Roll'.$P$2:.$P$15];[$'Rent Roll'.$M$2:.$M$15];&quot;&lt;=&quot;&amp;[.M2];[$'Rent Roll'.$O$2:.$O$15];&quot;&gt;=&quot;&amp;[.M2])" office:value-type="float" office:value="1336042" calcext:value-type="float">
            <text:p>$1,336,042 </text:p>
          </table:table-cell>
          <table:table-cell table:number-columns-repeated="1011"/>
        </table:table-row>
        <table:table-row table:style-name="ro2">
          <table:table-cell table:style-name="ce92" office:value-type="string" calcext:value-type="string">
            <text:p>Recovery Income</text:p>
          </table:table-cell>
          <table:table-cell table:style-name="ce106"/>
          <table:table-cell table:style-name="ce109" table:formula="of:=[$'Rent Roll'.R16]*12" office:value-type="float" office:value="413824.768878236" calcext:value-type="float">
            <text:p>$413,825 </text:p>
          </table:table-cell>
          <table:table-cell table:style-name="ce109" table:formula="of:=[.C5]*(1+[$Assmptions.$C$6])" office:value-type="float" office:value="426239.511944584" calcext:value-type="float">
            <text:p>$426,240 </text:p>
          </table:table-cell>
          <table:table-cell table:style-name="ce109" table:formula="of:=[.D5]*(1+[$Assmptions.$C$6])" office:value-type="float" office:value="439026.697302921" calcext:value-type="float">
            <text:p>$439,027 </text:p>
          </table:table-cell>
          <table:table-cell table:style-name="ce109" table:formula="of:=[.E5]*(1+[$Assmptions.$C$6])" office:value-type="float" office:value="452197.498222009" calcext:value-type="float">
            <text:p>$452,197 </text:p>
          </table:table-cell>
          <table:table-cell table:style-name="ce109" table:formula="of:=[.F5]*(1+[$Assmptions.$C$6])" office:value-type="float" office:value="465763.423168669" calcext:value-type="float">
            <text:p>$465,763 </text:p>
          </table:table-cell>
          <table:table-cell table:style-name="ce109" table:formula="of:=[.G5]*(1+[$Assmptions.$C$6])" office:value-type="float" office:value="479736.325863729" calcext:value-type="float">
            <text:p>$479,736 </text:p>
          </table:table-cell>
          <table:table-cell table:style-name="ce109" table:formula="of:=[.H5]*(1+[$Assmptions.$C$6])" office:value-type="float" office:value="494128.415639641" calcext:value-type="float">
            <text:p>$494,128 </text:p>
          </table:table-cell>
          <table:table-cell table:style-name="ce109" table:formula="of:=[.I5]*(1+[$Assmptions.$C$6])" office:value-type="float" office:value="508952.26810883" calcext:value-type="float">
            <text:p>$508,952 </text:p>
          </table:table-cell>
          <table:table-cell table:style-name="ce109" table:formula="of:=[.J5]*(1+[$Assmptions.$C$6])" office:value-type="float" office:value="524220.836152095" calcext:value-type="float">
            <text:p>$524,221 </text:p>
          </table:table-cell>
          <table:table-cell table:style-name="ce109" table:formula="of:=[.K5]*(1+[$Assmptions.$C$6])" office:value-type="float" office:value="539947.461236658" calcext:value-type="float">
            <text:p>$539,947 </text:p>
          </table:table-cell>
          <table:table-cell table:style-name="ce109" table:formula="of:=[.L5]*(1+[$Assmptions.$C$6])" office:value-type="float" office:value="556145.885073758" calcext:value-type="float">
            <text:p>$556,146 </text:p>
          </table:table-cell>
          <table:table-cell table:number-columns-repeated="1011"/>
        </table:table-row>
        <table:table-row table:style-name="ro2">
          <table:table-cell table:style-name="ce91" office:value-type="string" calcext:value-type="string">
            <text:p>Total Gross Revenue</text:p>
          </table:table-cell>
          <table:table-cell table:style-name="ce107"/>
          <table:table-cell table:style-name="ce107" table:formula="of:=SUM([.C4:.C5])" office:value-type="float" office:value="1728914.76887824" calcext:value-type="float">
            <text:p>$1,728,915 </text:p>
          </table:table-cell>
          <table:table-cell table:style-name="ce107" table:formula="of:=SUM([.D4:.D5])" office:value-type="float" office:value="1750587.51194458" calcext:value-type="float">
            <text:p>$1,750,588 </text:p>
          </table:table-cell>
          <table:table-cell table:style-name="ce107" table:formula="of:=SUM([.E4:.E5])" office:value-type="float" office:value="1765810.69730292" calcext:value-type="float">
            <text:p>$1,765,811 </text:p>
          </table:table-cell>
          <table:table-cell table:style-name="ce107" table:formula="of:=SUM([.F4:.F5])" office:value-type="float" office:value="1788239.49822201" calcext:value-type="float">
            <text:p>$1,788,239 </text:p>
          </table:table-cell>
          <table:table-cell table:style-name="ce107" table:formula="of:=SUM([.G4:.G5])" office:value-type="float" office:value="1801805.42316867" calcext:value-type="float">
            <text:p>$1,801,805 </text:p>
          </table:table-cell>
          <table:table-cell table:style-name="ce107" table:formula="of:=SUM([.H4:.H5])" office:value-type="float" office:value="1815778.32586373" calcext:value-type="float">
            <text:p>$1,815,778 </text:p>
          </table:table-cell>
          <table:table-cell table:style-name="ce107" table:formula="of:=SUM([.I4:.I5])" office:value-type="float" office:value="1830170.41563964" calcext:value-type="float">
            <text:p>$1,830,170 </text:p>
          </table:table-cell>
          <table:table-cell table:style-name="ce107" table:formula="of:=SUM([.J4:.J5])" office:value-type="float" office:value="1844994.26810883" calcext:value-type="float">
            <text:p>$1,844,994 </text:p>
          </table:table-cell>
          <table:table-cell table:style-name="ce107" table:formula="of:=SUM([.K4:.K5])" office:value-type="float" office:value="1860262.8361521" calcext:value-type="float">
            <text:p>$1,860,263 </text:p>
          </table:table-cell>
          <table:table-cell table:style-name="ce107" table:formula="of:=SUM([.L4:.L5])" office:value-type="float" office:value="1875989.46123666" calcext:value-type="float">
            <text:p>$1,875,989 </text:p>
          </table:table-cell>
          <table:table-cell table:style-name="ce107" table:formula="of:=SUM([.M4:.M5])" office:value-type="float" office:value="1892187.88507376" calcext:value-type="float">
            <text:p>$1,892,188 </text:p>
          </table:table-cell>
          <table:table-cell table:number-columns-repeated="1011"/>
        </table:table-row>
        <table:table-row table:style-name="ro2">
          <table:table-cell table:style-name="ce92" office:value-type="string" calcext:value-type="string">
            <text:p><text:s text:c="2"/>General Vacancy</text:p>
          </table:table-cell>
          <table:table-cell table:style-name="ce106"/>
          <table:table-cell table:style-name="ce119" table:formula="of:=-[.C6]*[$Assmptions.$C$7]" office:value-type="float" office:value="-86445.7384439118" calcext:value-type="float">
            <text:p>($86,446)</text:p>
          </table:table-cell>
          <table:table-cell table:style-name="ce119" table:formula="of:=-[.D6]*[$Assmptions.$C$7]" office:value-type="float" office:value="-87529.3755972292" calcext:value-type="float">
            <text:p>($87,529)</text:p>
          </table:table-cell>
          <table:table-cell table:style-name="ce119" table:formula="of:=-[.E6]*[$Assmptions.$C$7]" office:value-type="float" office:value="-88290.534865146" calcext:value-type="float">
            <text:p>($88,291)</text:p>
          </table:table-cell>
          <table:table-cell table:style-name="ce119" table:formula="of:=-[.F6]*[$Assmptions.$C$7]" office:value-type="float" office:value="-89411.9749111005" calcext:value-type="float">
            <text:p>($89,412)</text:p>
          </table:table-cell>
          <table:table-cell table:style-name="ce119" table:formula="of:=-[.G6]*[$Assmptions.$C$7]" office:value-type="float" office:value="-90090.2711584335" calcext:value-type="float">
            <text:p>($90,090)</text:p>
          </table:table-cell>
          <table:table-cell table:style-name="ce119" table:formula="of:=-[.H6]*[$Assmptions.$C$7]" office:value-type="float" office:value="-90788.9162931865" calcext:value-type="float">
            <text:p>($90,789)</text:p>
          </table:table-cell>
          <table:table-cell table:style-name="ce119" table:formula="of:=-[.I6]*[$Assmptions.$C$7]" office:value-type="float" office:value="-91508.5207819821" calcext:value-type="float">
            <text:p>($91,509)</text:p>
          </table:table-cell>
          <table:table-cell table:style-name="ce119" table:formula="of:=-[.J6]*[$Assmptions.$C$7]" office:value-type="float" office:value="-92249.7134054415" calcext:value-type="float">
            <text:p>($92,250)</text:p>
          </table:table-cell>
          <table:table-cell table:style-name="ce119" table:formula="of:=-[.K6]*[$Assmptions.$C$7]" office:value-type="float" office:value="-93013.1418076048" calcext:value-type="float">
            <text:p>($93,013)</text:p>
          </table:table-cell>
          <table:table-cell table:style-name="ce119" table:formula="of:=-[.L6]*[$Assmptions.$C$7]" office:value-type="float" office:value="-93799.4730618329" calcext:value-type="float">
            <text:p>($93,799)</text:p>
          </table:table-cell>
          <table:table-cell table:style-name="ce119" table:formula="of:=-[.M6]*[$Assmptions.$C$7]" office:value-type="float" office:value="-94609.3942536879" calcext:value-type="float">
            <text:p>($94,609)</text:p>
          </table:table-cell>
          <table:table-cell table:number-columns-repeated="1011"/>
        </table:table-row>
        <table:table-row table:style-name="ro2">
          <table:table-cell table:style-name="ce91" office:value-type="string" calcext:value-type="string">
            <text:p>Effective Gross Income</text:p>
          </table:table-cell>
          <table:table-cell table:style-name="ce107"/>
          <table:table-cell table:style-name="ce107" table:formula="of:=[.C6]+[.C7]" office:value-type="float" office:value="1642469.03043432" calcext:value-type="float">
            <text:p>$1,642,469 </text:p>
          </table:table-cell>
          <table:table-cell table:style-name="ce107" table:formula="of:=[.D6]+[.D7]" office:value-type="float" office:value="1663058.13634735" calcext:value-type="float">
            <text:p>$1,663,058 </text:p>
          </table:table-cell>
          <table:table-cell table:style-name="ce107" table:formula="of:=[.E6]+[.E7]" office:value-type="float" office:value="1677520.16243778" calcext:value-type="float">
            <text:p>$1,677,520 </text:p>
          </table:table-cell>
          <table:table-cell table:style-name="ce107" table:formula="of:=[.F6]+[.F7]" office:value-type="float" office:value="1698827.52331091" calcext:value-type="float">
            <text:p>$1,698,828 </text:p>
          </table:table-cell>
          <table:table-cell table:style-name="ce107" table:formula="of:=[.G6]+[.G7]" office:value-type="float" office:value="1711715.15201024" calcext:value-type="float">
            <text:p>$1,711,715 </text:p>
          </table:table-cell>
          <table:table-cell table:style-name="ce107" table:formula="of:=[.H6]+[.H7]" office:value-type="float" office:value="1724989.40957054" calcext:value-type="float">
            <text:p>$1,724,989 </text:p>
          </table:table-cell>
          <table:table-cell table:style-name="ce107" table:formula="of:=[.I6]+[.I7]" office:value-type="float" office:value="1738661.89485766" calcext:value-type="float">
            <text:p>$1,738,662 </text:p>
          </table:table-cell>
          <table:table-cell table:style-name="ce107" table:formula="of:=[.J6]+[.J7]" office:value-type="float" office:value="1752744.55470339" calcext:value-type="float">
            <text:p>$1,752,745 </text:p>
          </table:table-cell>
          <table:table-cell table:style-name="ce107" table:formula="of:=[.K6]+[.K7]" office:value-type="float" office:value="1767249.69434449" calcext:value-type="float">
            <text:p>$1,767,250 </text:p>
          </table:table-cell>
          <table:table-cell table:style-name="ce107" table:formula="of:=[.L6]+[.L7]" office:value-type="float" office:value="1782189.98817483" calcext:value-type="float">
            <text:p>$1,782,190 </text:p>
          </table:table-cell>
          <table:table-cell table:style-name="ce107" table:formula="of:=[.M6]+[.M7]" office:value-type="float" office:value="1797578.49082007" calcext:value-type="float">
            <text:p>$1,797,578 </text:p>
          </table:table-cell>
          <table:table-cell table:number-columns-repeated="1011"/>
        </table:table-row>
        <table:table-row table:style-name="ro2">
          <table:table-cell table:style-name="ce93" office:value-type="string" calcext:value-type="string">
            <text:p>OPERATING COSTS</text:p>
          </table:table-cell>
          <table:table-cell table:style-name="ce108"/>
          <table:table-cell table:style-name="ce120" table:number-columns-repeated="11"/>
          <table:table-cell table:number-columns-repeated="1011"/>
        </table:table-row>
        <table:table-row table:style-name="ro2">
          <table:table-cell table:style-name="ce92" office:value-type="string" calcext:value-type="string">
            <text:p>CAM</text:p>
          </table:table-cell>
          <table:table-cell table:style-name="ce109"/>
          <table:table-cell table:style-name="ce109" table:formula="of:=[$Assmptions.C10]" office:value-type="float" office:value="300000" calcext:value-type="float">
            <text:p>$300,000 </text:p>
          </table:table-cell>
          <table:table-cell table:style-name="ce109" table:formula="of:=[.C10]*(1+[$Assmptions.$C$6])" office:value-type="float" office:value="309000" calcext:value-type="float">
            <text:p>$309,000 </text:p>
          </table:table-cell>
          <table:table-cell table:style-name="ce109" table:formula="of:=[.D10]*(1+[$Assmptions.$C$6])" office:value-type="float" office:value="318270" calcext:value-type="float">
            <text:p>$318,270 </text:p>
          </table:table-cell>
          <table:table-cell table:style-name="ce109" table:formula="of:=[.E10]*(1+[$Assmptions.$C$6])" office:value-type="float" office:value="327818.1" calcext:value-type="float">
            <text:p>$327,818 </text:p>
          </table:table-cell>
          <table:table-cell table:style-name="ce109" table:formula="of:=[.F10]*(1+[$Assmptions.$C$6])" office:value-type="float" office:value="337652.643" calcext:value-type="float">
            <text:p>$337,653 </text:p>
          </table:table-cell>
          <table:table-cell table:style-name="ce109" table:formula="of:=[.G10]*(1+[$Assmptions.$C$6])" office:value-type="float" office:value="347782.22229" calcext:value-type="float">
            <text:p>$347,782 </text:p>
          </table:table-cell>
          <table:table-cell table:style-name="ce109" table:formula="of:=[.H10]*(1+[$Assmptions.$C$6])" office:value-type="float" office:value="358215.6889587" calcext:value-type="float">
            <text:p>$358,216 </text:p>
          </table:table-cell>
          <table:table-cell table:style-name="ce109" table:formula="of:=[.I10]*(1+[$Assmptions.$C$6])" office:value-type="float" office:value="368962.159627461" calcext:value-type="float">
            <text:p>$368,962 </text:p>
          </table:table-cell>
          <table:table-cell table:style-name="ce109" table:formula="of:=[.J10]*(1+[$Assmptions.$C$6])" office:value-type="float" office:value="380031.024416285" calcext:value-type="float">
            <text:p>$380,031 </text:p>
          </table:table-cell>
          <table:table-cell table:style-name="ce109" table:formula="of:=[.K10]*(1+[$Assmptions.$C$6])" office:value-type="float" office:value="391431.955148773" calcext:value-type="float">
            <text:p>$391,432 </text:p>
          </table:table-cell>
          <table:table-cell table:style-name="ce109" table:formula="of:=[.L10]*(1+[$Assmptions.$C$6])" office:value-type="float" office:value="403174.913803237" calcext:value-type="float">
            <text:p>$403,175 </text:p>
          </table:table-cell>
          <table:table-cell table:number-columns-repeated="1011"/>
        </table:table-row>
        <table:table-row table:style-name="ro2">
          <table:table-cell table:style-name="ce92" office:value-type="string" calcext:value-type="string">
            <text:p>Taxes</text:p>
          </table:table-cell>
          <table:table-cell table:style-name="ce109"/>
          <table:table-cell table:style-name="ce109" table:formula="of:=[$Assmptions.C11]" office:value-type="float" office:value="155000" calcext:value-type="float">
            <text:p>$155,000 </text:p>
          </table:table-cell>
          <table:table-cell table:style-name="ce109" table:formula="of:=[.C11]*(1+[$Assmptions.$C$6])" office:value-type="float" office:value="159650" calcext:value-type="float">
            <text:p>$159,650 </text:p>
          </table:table-cell>
          <table:table-cell table:style-name="ce109" table:formula="of:=[.D11]*(1+[$Assmptions.$C$6])" office:value-type="float" office:value="164439.5" calcext:value-type="float">
            <text:p>$164,440 </text:p>
          </table:table-cell>
          <table:table-cell table:style-name="ce109" table:formula="of:=[.E11]*(1+[$Assmptions.$C$6])" office:value-type="float" office:value="169372.685" calcext:value-type="float">
            <text:p>$169,373 </text:p>
          </table:table-cell>
          <table:table-cell table:style-name="ce109" table:formula="of:=[.F11]*(1+[$Assmptions.$C$6])" office:value-type="float" office:value="174453.86555" calcext:value-type="float">
            <text:p>$174,454 </text:p>
          </table:table-cell>
          <table:table-cell table:style-name="ce109" table:formula="of:=[.G11]*(1+[$Assmptions.$C$6])" office:value-type="float" office:value="179687.4815165" calcext:value-type="float">
            <text:p>$179,687 </text:p>
          </table:table-cell>
          <table:table-cell table:style-name="ce109" table:formula="of:=[.H11]*(1+[$Assmptions.$C$6])" office:value-type="float" office:value="185078.105961995" calcext:value-type="float">
            <text:p>$185,078 </text:p>
          </table:table-cell>
          <table:table-cell table:style-name="ce109" table:formula="of:=[.I11]*(1+[$Assmptions.$C$6])" office:value-type="float" office:value="190630.449140855" calcext:value-type="float">
            <text:p>$190,630 </text:p>
          </table:table-cell>
          <table:table-cell table:style-name="ce109" table:formula="of:=[.J11]*(1+[$Assmptions.$C$6])" office:value-type="float" office:value="196349.362615081" calcext:value-type="float">
            <text:p>$196,349 </text:p>
          </table:table-cell>
          <table:table-cell table:style-name="ce109" table:formula="of:=[.K11]*(1+[$Assmptions.$C$6])" office:value-type="float" office:value="202239.843493533" calcext:value-type="float">
            <text:p>$202,240 </text:p>
          </table:table-cell>
          <table:table-cell table:style-name="ce109" table:formula="of:=[.L11]*(1+[$Assmptions.$C$6])" office:value-type="float" office:value="208307.038798339" calcext:value-type="float">
            <text:p>$208,307 </text:p>
          </table:table-cell>
          <table:table-cell table:number-columns-repeated="1011"/>
        </table:table-row>
        <table:table-row table:style-name="ro2">
          <table:table-cell table:style-name="ce91" office:value-type="string" calcext:value-type="string">
            <text:p>Total Operating Costs</text:p>
          </table:table-cell>
          <table:table-cell table:style-name="ce107"/>
          <table:table-cell table:style-name="ce107" table:formula="of:=SUM([.C10:.C11])" office:value-type="float" office:value="455000" calcext:value-type="float">
            <text:p>$455,000 </text:p>
          </table:table-cell>
          <table:table-cell table:style-name="ce107" table:formula="of:=SUM([.D10:.D11])" office:value-type="float" office:value="468650" calcext:value-type="float">
            <text:p>$468,650 </text:p>
          </table:table-cell>
          <table:table-cell table:style-name="ce107" table:formula="of:=SUM([.E10:.E11])" office:value-type="float" office:value="482709.5" calcext:value-type="float">
            <text:p>$482,710 </text:p>
          </table:table-cell>
          <table:table-cell table:style-name="ce107" table:formula="of:=SUM([.F10:.F11])" office:value-type="float" office:value="497190.785" calcext:value-type="float">
            <text:p>$497,191 </text:p>
          </table:table-cell>
          <table:table-cell table:style-name="ce107" table:formula="of:=SUM([.G10:.G11])" office:value-type="float" office:value="512106.50855" calcext:value-type="float">
            <text:p>$512,107 </text:p>
          </table:table-cell>
          <table:table-cell table:style-name="ce107" table:formula="of:=SUM([.H10:.H11])" office:value-type="float" office:value="527469.7038065" calcext:value-type="float">
            <text:p>$527,470 </text:p>
          </table:table-cell>
          <table:table-cell table:style-name="ce107" table:formula="of:=SUM([.I10:.I11])" office:value-type="float" office:value="543293.794920695" calcext:value-type="float">
            <text:p>$543,294 </text:p>
          </table:table-cell>
          <table:table-cell table:style-name="ce107" table:formula="of:=SUM([.J10:.J11])" office:value-type="float" office:value="559592.608768316" calcext:value-type="float">
            <text:p>$559,593 </text:p>
          </table:table-cell>
          <table:table-cell table:style-name="ce107" table:formula="of:=SUM([.K10:.K11])" office:value-type="float" office:value="576380.387031365" calcext:value-type="float">
            <text:p>$576,380 </text:p>
          </table:table-cell>
          <table:table-cell table:style-name="ce107" table:formula="of:=SUM([.L10:.L11])" office:value-type="float" office:value="593671.798642306" calcext:value-type="float">
            <text:p>$593,672 </text:p>
          </table:table-cell>
          <table:table-cell table:style-name="ce107" table:formula="of:=SUM([.M10:.M11])" office:value-type="float" office:value="611481.952601576" calcext:value-type="float">
            <text:p>$611,482 </text:p>
          </table:table-cell>
          <table:table-cell table:number-columns-repeated="1011"/>
        </table:table-row>
        <table:table-row table:style-name="ro2">
          <table:table-cell table:style-name="ce94" office:value-type="string" calcext:value-type="string">
            <text:p>Net Operating Income</text:p>
          </table:table-cell>
          <table:table-cell table:style-name="ce110"/>
          <table:table-cell table:style-name="ce110" table:formula="of:=[.C8]-[.C12]" office:value-type="float" office:value="1187469.03043432" calcext:value-type="float">
            <text:p>$1,187,469 </text:p>
          </table:table-cell>
          <table:table-cell table:style-name="ce110" table:formula="of:=[.D8]-[.D12]" office:value-type="float" office:value="1194408.13634735" calcext:value-type="float">
            <text:p>$1,194,408 </text:p>
          </table:table-cell>
          <table:table-cell table:style-name="ce110" table:formula="of:=[.E8]-[.E12]" office:value-type="float" office:value="1194810.66243778" calcext:value-type="float">
            <text:p>$1,194,811 </text:p>
          </table:table-cell>
          <table:table-cell table:style-name="ce110" table:formula="of:=[.F8]-[.F12]" office:value-type="float" office:value="1201636.73831091" calcext:value-type="float">
            <text:p>$1,201,637 </text:p>
          </table:table-cell>
          <table:table-cell table:style-name="ce110" table:formula="of:=[.G8]-[.G12]" office:value-type="float" office:value="1199608.64346024" calcext:value-type="float">
            <text:p>$1,199,609 </text:p>
          </table:table-cell>
          <table:table-cell table:style-name="ce110" table:formula="of:=[.H8]-[.H12]" office:value-type="float" office:value="1197519.70576404" calcext:value-type="float">
            <text:p>$1,197,520 </text:p>
          </table:table-cell>
          <table:table-cell table:style-name="ce110" table:formula="of:=[.I8]-[.I12]" office:value-type="float" office:value="1195368.09993696" calcext:value-type="float">
            <text:p>$1,195,368 </text:p>
          </table:table-cell>
          <table:table-cell table:style-name="ce110" table:formula="of:=[.J8]-[.J12]" office:value-type="float" office:value="1193151.94593507" calcext:value-type="float">
            <text:p>$1,193,152 </text:p>
          </table:table-cell>
          <table:table-cell table:style-name="ce110" table:formula="of:=[.K8]-[.K12]" office:value-type="float" office:value="1190869.30731313" calcext:value-type="float">
            <text:p>$1,190,869 </text:p>
          </table:table-cell>
          <table:table-cell table:style-name="ce110" table:formula="of:=[.L8]-[.L12]" office:value-type="float" office:value="1188518.18953252" calcext:value-type="float">
            <text:p>$1,188,518 </text:p>
          </table:table-cell>
          <table:table-cell table:style-name="ce110" table:formula="of:=[.M8]-[.M12]" office:value-type="float" office:value="1186096.53821849" calcext:value-type="float">
            <text:p>$1,186,097 </text:p>
          </table:table-cell>
          <table:table-cell table:number-columns-repeated="1011"/>
        </table:table-row>
        <table:table-row table:style-name="ro2">
          <table:table-cell table:style-name="ce93" office:value-type="string" calcext:value-type="string">
            <text:p>CAPITAL COSTS</text:p>
          </table:table-cell>
          <table:table-cell table:style-name="ce108"/>
          <table:table-cell table:style-name="ce120" table:number-columns-repeated="11"/>
          <table:table-cell table:number-columns-repeated="1011"/>
        </table:table-row>
        <table:table-row table:style-name="ro2">
          <table:table-cell table:style-name="ce95" office:value-type="string" calcext:value-type="string">
            <text:p>Structural Reserve</text:p>
          </table:table-cell>
          <table:table-cell table:style-name="ce98"/>
          <table:table-cell table:style-name="ce121" table:formula="of:=-[.C8]*[$Assmptions.$C$8]" office:value-type="float" office:value="-8212.34515217162" calcext:value-type="float">
            <text:p>($8,212)</text:p>
          </table:table-cell>
          <table:table-cell table:style-name="ce121" table:formula="of:=-[.D8]*[$Assmptions.$C$8]" office:value-type="float" office:value="-8315.29068173677" calcext:value-type="float">
            <text:p>($8,315)</text:p>
          </table:table-cell>
          <table:table-cell table:style-name="ce121" table:formula="of:=-[.E8]*[$Assmptions.$C$8]" office:value-type="float" office:value="-8387.60081218888" calcext:value-type="float">
            <text:p>($8,388)</text:p>
          </table:table-cell>
          <table:table-cell table:style-name="ce121" table:formula="of:=-[.F8]*[$Assmptions.$C$8]" office:value-type="float" office:value="-8494.13761655454" calcext:value-type="float">
            <text:p>($8,494)</text:p>
          </table:table-cell>
          <table:table-cell table:style-name="ce121" table:formula="of:=-[.G8]*[$Assmptions.$C$8]" office:value-type="float" office:value="-8558.57576005118" calcext:value-type="float">
            <text:p>($8,559)</text:p>
          </table:table-cell>
          <table:table-cell table:style-name="ce121" table:formula="of:=-[.H8]*[$Assmptions.$C$8]" office:value-type="float" office:value="-8624.94704785271" calcext:value-type="float">
            <text:p>($8,625)</text:p>
          </table:table-cell>
          <table:table-cell table:style-name="ce121" table:formula="of:=-[.I8]*[$Assmptions.$C$8]" office:value-type="float" office:value="-8693.3094742883" calcext:value-type="float">
            <text:p>($8,693)</text:p>
          </table:table-cell>
          <table:table-cell table:style-name="ce121" table:formula="of:=-[.J8]*[$Assmptions.$C$8]" office:value-type="float" office:value="-8763.72277351694" calcext:value-type="float">
            <text:p>($8,764)</text:p>
          </table:table-cell>
          <table:table-cell table:style-name="ce121" table:formula="of:=-[.K8]*[$Assmptions.$C$8]" office:value-type="float" office:value="-8836.24847172245" calcext:value-type="float">
            <text:p>($8,836)</text:p>
          </table:table-cell>
          <table:table-cell table:style-name="ce121" table:formula="of:=-[.L8]*[$Assmptions.$C$8]" office:value-type="float" office:value="-8910.94994087413" calcext:value-type="float">
            <text:p>($8,911)</text:p>
          </table:table-cell>
          <table:table-cell table:style-name="ce121" table:formula="of:=-[.M8]*[$Assmptions.$C$8]" office:value-type="float" office:value="-8987.89245410035" calcext:value-type="float">
            <text:p>($8,988)</text:p>
          </table:table-cell>
          <table:table-cell table:number-columns-repeated="1011"/>
        </table:table-row>
        <table:table-row table:style-name="ro2">
          <table:table-cell table:style-name="ce95" office:value-type="string" calcext:value-type="string">
            <text:p>Leasing Commissions</text:p>
          </table:table-cell>
          <table:table-cell table:style-name="ce98"/>
          <table:table-cell table:style-name="ce121" table:formula="of:=-SUMIF([$'Rent Roll'.$F$2:.$F$15];[$'Projected Cashflows'.C2];[$'Rent Roll'.$G$2:.$G$15])" office:value-type="float" office:value="0" calcext:value-type="float">
            <text:p>$0 </text:p>
          </table:table-cell>
          <table:table-cell table:style-name="ce121" table:formula="of:=-SUMIF([$'Rent Roll'.$F$2:.$F$15];[$'Projected Cashflows'.D2];[$'Rent Roll'.$G$2:.$G$15])" office:value-type="float" office:value="-12175" calcext:value-type="float">
            <text:p>($12,175)</text:p>
          </table:table-cell>
          <table:table-cell table:style-name="ce121" table:formula="of:=-SUMIF([$'Rent Roll'.$F$2:.$F$15];[$'Projected Cashflows'.E2];[$'Rent Roll'.$G$2:.$G$15])" office:value-type="float" office:value="-24360" calcext:value-type="float">
            <text:p>($24,360)</text:p>
          </table:table-cell>
          <table:table-cell table:style-name="ce121" table:formula="of:=-SUMIF([$'Rent Roll'.$F$2:.$F$15];[$'Projected Cashflows'.F2];[$'Rent Roll'.$G$2:.$G$15])" office:value-type="float" office:value="0" calcext:value-type="float">
            <text:p>$0 </text:p>
          </table:table-cell>
          <table:table-cell table:style-name="ce121" table:formula="of:=-SUMIF([$'Rent Roll'.$F$2:.$F$15];[$'Projected Cashflows'.G2];[$'Rent Roll'.$G$2:.$G$15])" office:value-type="float" office:value="-194815" calcext:value-type="float">
            <text:p>($194,815)</text:p>
          </table:table-cell>
          <table:table-cell table:style-name="ce121" table:formula="of:=-SUMIF([$'Rent Roll'.$F$2:.$F$15];[$'Projected Cashflows'.H2];[$'Rent Roll'.$G$2:.$G$15])" office:value-type="float" office:value="-179710" calcext:value-type="float">
            <text:p>($179,710)</text:p>
          </table:table-cell>
          <table:table-cell table:style-name="ce121" table:formula="of:=-SUMIF([$'Rent Roll'.$F$2:.$F$15];[$'Projected Cashflows'.I2];[$'Rent Roll'.$G$2:.$G$15])" office:value-type="float" office:value="-10195" calcext:value-type="float">
            <text:p>($10,195)</text:p>
          </table:table-cell>
          <table:table-cell table:style-name="ce121" table:formula="of:=-SUMIF([$'Rent Roll'.$F$2:.$F$15];[$'Projected Cashflows'.J2];[$'Rent Roll'.$G$2:.$G$15])" office:value-type="float" office:value="0" calcext:value-type="float">
            <text:p>$0 </text:p>
          </table:table-cell>
          <table:table-cell table:style-name="ce121" table:formula="of:=-SUMIF([$'Rent Roll'.$F$2:.$F$15];[$'Projected Cashflows'.K2];[$'Rent Roll'.$G$2:.$G$15])" office:value-type="float" office:value="-63175" calcext:value-type="float">
            <text:p>($63,175)</text:p>
          </table:table-cell>
          <table:table-cell table:style-name="ce121" table:formula="of:=-SUMIF([$'Rent Roll'.$F$2:.$F$15];[$'Projected Cashflows'.L2];[$'Rent Roll'.$G$2:.$G$15])" office:value-type="float" office:value="0" calcext:value-type="float">
            <text:p>$0 </text:p>
          </table:table-cell>
          <table:table-cell table:style-name="ce121" table:formula="of:=-SUMIF([$'Rent Roll'.$F$2:.$F$15];[$'Projected Cashflows'.M2];[$'Rent Roll'.$G$2:.$G$15])" office:value-type="float" office:value="0" calcext:value-type="float">
            <text:p>$0 </text:p>
          </table:table-cell>
          <table:table-cell table:number-columns-repeated="1011"/>
        </table:table-row>
        <table:table-row table:style-name="ro2">
          <table:table-cell table:style-name="ce95" office:value-type="string" calcext:value-type="string">
            <text:p>TI Allowance</text:p>
          </table:table-cell>
          <table:table-cell table:style-name="ce98"/>
          <table:table-cell table:style-name="ce119" table:formula="of:=-SUMIF([$'Rent Roll'.$F$2:.$F$15];[$'Projected Cashflows'.C2];[$'Rent Roll'.$H$2:.$H$15])" office:value-type="float" office:value="0" calcext:value-type="float">
            <text:p>$0 </text:p>
          </table:table-cell>
          <table:table-cell table:style-name="ce119" table:formula="of:=-SUMIF([$'Rent Roll'.$F$2:.$F$15];[$'Projected Cashflows'.D2];[$'Rent Roll'.$H$2:.$H$15])" office:value-type="float" office:value="-24350" calcext:value-type="float">
            <text:p>($24,350)</text:p>
          </table:table-cell>
          <table:table-cell table:style-name="ce119" table:formula="of:=-SUMIF([$'Rent Roll'.$F$2:.$F$15];[$'Projected Cashflows'.E2];[$'Rent Roll'.$H$2:.$H$15])" office:value-type="float" office:value="-48720" calcext:value-type="float">
            <text:p>($48,720)</text:p>
          </table:table-cell>
          <table:table-cell table:style-name="ce119" table:formula="of:=-SUMIF([$'Rent Roll'.$F$2:.$F$15];[$'Projected Cashflows'.F2];[$'Rent Roll'.$H$2:.$H$15])" office:value-type="float" office:value="0" calcext:value-type="float">
            <text:p>$0 </text:p>
          </table:table-cell>
          <table:table-cell table:style-name="ce119" table:formula="of:=-SUMIF([$'Rent Roll'.$F$2:.$F$15];[$'Projected Cashflows'.G2];[$'Rent Roll'.$H$2:.$H$15])" office:value-type="float" office:value="-389630" calcext:value-type="float">
            <text:p>($389,630)</text:p>
          </table:table-cell>
          <table:table-cell table:style-name="ce119" table:formula="of:=-SUMIF([$'Rent Roll'.$F$2:.$F$15];[$'Projected Cashflows'.H2];[$'Rent Roll'.$H$2:.$H$15])" office:value-type="float" office:value="-359420" calcext:value-type="float">
            <text:p>($359,420)</text:p>
          </table:table-cell>
          <table:table-cell table:style-name="ce119" table:formula="of:=-SUMIF([$'Rent Roll'.$F$2:.$F$15];[$'Projected Cashflows'.I2];[$'Rent Roll'.$H$2:.$H$15])" office:value-type="float" office:value="-20390" calcext:value-type="float">
            <text:p>($20,390)</text:p>
          </table:table-cell>
          <table:table-cell table:style-name="ce119" table:formula="of:=-SUMIF([$'Rent Roll'.$F$2:.$F$15];[$'Projected Cashflows'.J2];[$'Rent Roll'.$H$2:.$H$15])" office:value-type="float" office:value="0" calcext:value-type="float">
            <text:p>$0 </text:p>
          </table:table-cell>
          <table:table-cell table:style-name="ce119" table:formula="of:=-SUMIF([$'Rent Roll'.$F$2:.$F$15];[$'Projected Cashflows'.K2];[$'Rent Roll'.$H$2:.$H$15])" office:value-type="float" office:value="-126350" calcext:value-type="float">
            <text:p>($126,350)</text:p>
          </table:table-cell>
          <table:table-cell table:style-name="ce119" table:formula="of:=-SUMIF([$'Rent Roll'.$F$2:.$F$15];[$'Projected Cashflows'.L2];[$'Rent Roll'.$H$2:.$H$15])" office:value-type="float" office:value="0" calcext:value-type="float">
            <text:p>$0 </text:p>
          </table:table-cell>
          <table:table-cell table:style-name="ce119" table:formula="of:=-SUMIF([$'Rent Roll'.$F$2:.$F$15];[$'Projected Cashflows'.M2];[$'Rent Roll'.$H$2:.$H$15])" office:value-type="float" office:value="0" calcext:value-type="float">
            <text:p>$0 </text:p>
          </table:table-cell>
          <table:table-cell table:number-columns-repeated="1011"/>
        </table:table-row>
        <table:table-row table:style-name="ro2">
          <table:table-cell table:style-name="ce96" office:value-type="string" calcext:value-type="string">
            <text:p>Total Capital Costs</text:p>
          </table:table-cell>
          <table:table-cell table:style-name="ce98"/>
          <table:table-cell table:style-name="ce121" table:formula="of:=SUM([.C15:.C17])" office:value-type="float" office:value="-8212.34515217162" calcext:value-type="float">
            <text:p>($8,212)</text:p>
          </table:table-cell>
          <table:table-cell table:style-name="ce121" table:formula="of:=SUM([.D15:.D17])" office:value-type="float" office:value="-44840.2906817368" calcext:value-type="float">
            <text:p>($44,840)</text:p>
          </table:table-cell>
          <table:table-cell table:style-name="ce121" table:formula="of:=SUM([.E15:.E17])" office:value-type="float" office:value="-81467.6008121889" calcext:value-type="float">
            <text:p>($81,468)</text:p>
          </table:table-cell>
          <table:table-cell table:style-name="ce121" table:formula="of:=SUM([.F15:.F17])" office:value-type="float" office:value="-8494.13761655454" calcext:value-type="float">
            <text:p>($8,494)</text:p>
          </table:table-cell>
          <table:table-cell table:style-name="ce121" table:formula="of:=SUM([.G15:.G17])" office:value-type="float" office:value="-593003.575760051" calcext:value-type="float">
            <text:p>($593,004)</text:p>
          </table:table-cell>
          <table:table-cell table:style-name="ce121" table:formula="of:=SUM([.H15:.H17])" office:value-type="float" office:value="-547754.947047853" calcext:value-type="float">
            <text:p>($547,755)</text:p>
          </table:table-cell>
          <table:table-cell table:style-name="ce121" table:formula="of:=SUM([.I15:.I17])" office:value-type="float" office:value="-39278.3094742883" calcext:value-type="float">
            <text:p>($39,278)</text:p>
          </table:table-cell>
          <table:table-cell table:style-name="ce121" table:formula="of:=SUM([.J15:.J17])" office:value-type="float" office:value="-8763.72277351694" calcext:value-type="float">
            <text:p>($8,764)</text:p>
          </table:table-cell>
          <table:table-cell table:style-name="ce121" table:formula="of:=SUM([.K15:.K17])" office:value-type="float" office:value="-198361.248471722" calcext:value-type="float">
            <text:p>($198,361)</text:p>
          </table:table-cell>
          <table:table-cell table:style-name="ce121" table:formula="of:=SUM([.L15:.L17])" office:value-type="float" office:value="-8910.94994087413" calcext:value-type="float">
            <text:p>($8,911)</text:p>
          </table:table-cell>
          <table:table-cell table:style-name="ce121" table:formula="of:=SUM([.M15:.M17])" office:value-type="float" office:value="-8987.89245410035" calcext:value-type="float">
            <text:p>($8,988)</text:p>
          </table:table-cell>
          <table:table-cell table:style-name="ce136"/>
          <table:table-cell table:number-columns-repeated="1010"/>
        </table:table-row>
        <table:table-row table:style-name="ro2">
          <table:table-cell table:style-name="ce95"/>
          <table:table-cell table:style-name="ce98"/>
          <table:table-cell table:style-name="ce121" table:number-columns-repeated="11"/>
          <table:table-cell table:number-columns-repeated="1011"/>
        </table:table-row>
        <table:table-row table:style-name="ro5">
          <table:table-cell table:style-name="ce97" office:value-type="string" calcext:value-type="string">
            <text:p>Operating Cashflow</text:p>
          </table:table-cell>
          <table:table-cell table:style-name="ce97"/>
          <table:table-cell table:style-name="ce122" table:formula="of:=[.C18]+[.C13]" office:value-type="float" office:value="1179256.68528215" calcext:value-type="float">
            <text:p>$1,179,257 </text:p>
          </table:table-cell>
          <table:table-cell table:style-name="ce122" table:formula="of:=[.D18]+[.D13]" office:value-type="float" office:value="1149567.84566562" calcext:value-type="float">
            <text:p>$1,149,568 </text:p>
          </table:table-cell>
          <table:table-cell table:style-name="ce122" table:formula="of:=[.E18]+[.E13]" office:value-type="float" office:value="1113343.06162559" calcext:value-type="float">
            <text:p>$1,113,343 </text:p>
          </table:table-cell>
          <table:table-cell table:style-name="ce122" table:formula="of:=[.F18]+[.F13]" office:value-type="float" office:value="1193142.60069435" calcext:value-type="float">
            <text:p>$1,193,143 </text:p>
          </table:table-cell>
          <table:table-cell table:style-name="ce122" table:formula="of:=[.G18]+[.G13]" office:value-type="float" office:value="606605.067700184" calcext:value-type="float">
            <text:p>$606,605 </text:p>
          </table:table-cell>
          <table:table-cell table:style-name="ce122" table:formula="of:=[.H18]+[.H13]" office:value-type="float" office:value="649764.75871619" calcext:value-type="float">
            <text:p>$649,765 </text:p>
          </table:table-cell>
          <table:table-cell table:style-name="ce122" table:formula="of:=[.I18]+[.I13]" office:value-type="float" office:value="1156089.79046268" calcext:value-type="float">
            <text:p>$1,156,090 </text:p>
          </table:table-cell>
          <table:table-cell table:style-name="ce122" table:formula="of:=[.J18]+[.J13]" office:value-type="float" office:value="1184388.22316156" calcext:value-type="float">
            <text:p>$1,184,388 </text:p>
          </table:table-cell>
          <table:table-cell table:style-name="ce122" table:formula="of:=[.K18]+[.K13]" office:value-type="float" office:value="992508.058841402" calcext:value-type="float">
            <text:p>$992,508 </text:p>
          </table:table-cell>
          <table:table-cell table:style-name="ce122" table:formula="of:=[.L18]+[.L13]" office:value-type="float" office:value="1179607.23959164" calcext:value-type="float">
            <text:p>$1,179,607 </text:p>
          </table:table-cell>
          <table:table-cell table:style-name="ce122" table:formula="of:=[.M18]+[.M13]" office:value-type="float" office:value="1177108.64576439" calcext:value-type="float">
            <text:p>$1,177,109 </text:p>
          </table:table-cell>
          <table:table-cell table:number-columns-repeated="1011"/>
        </table:table-row>
        <table:table-row table:style-name="ro5">
          <table:table-cell table:style-name="ce98" table:number-columns-repeated="2"/>
          <table:table-cell table:style-name="ce121" table:number-columns-repeated="10"/>
          <table:table-cell table:style-name="ce98"/>
          <table:table-cell table:number-columns-repeated="1011"/>
        </table:table-row>
        <table:table-row table:style-name="ro2">
          <table:table-cell table:style-name="ce98" office:value-type="string" calcext:value-type="string">
            <text:p>Acquisition/Reversion</text:p>
          </table:table-cell>
          <table:table-cell table:style-name="ce98"/>
          <table:table-cell table:style-name="ce121" table:number-columns-repeated="10"/>
          <table:table-cell table:style-name="ce98"/>
          <table:table-cell table:number-columns-repeated="1011"/>
        </table:table-row>
        <table:table-row table:style-name="ro2">
          <table:table-cell table:style-name="ce98" office:value-type="string" calcext:value-type="string">
            <text:p>Acquisition </text:p>
          </table:table-cell>
          <table:table-cell table:style-name="ce111" table:formula="of:=-[$'Mortgage Calculator'.C6]" office:value-type="float" office:value="-16942250" calcext:value-type="float">
            <text:p>($16,942,250)</text:p>
          </table:table-cell>
          <table:table-cell table:number-columns-repeated="10" table:style-name="ce111" office:value-type="float" office:value="0" calcext:value-type="float">
            <text:p>$0 </text:p>
          </table:table-cell>
          <table:table-cell table:style-name="ce132" office:value-type="string" calcext:value-type="string">
            <text:p>Unlevered</text:p>
          </table:table-cell>
          <table:table-cell table:number-columns-repeated="1011"/>
        </table:table-row>
        <table:table-row table:style-name="ro2">
          <table:table-cell table:style-name="ce98" office:value-type="string" calcext:value-type="string">
            <text:p>Net Reversion Value</text:p>
          </table:table-cell>
          <table:table-cell table:number-columns-repeated="10" table:style-name="ce112" office:value-type="float" office:value="0" calcext:value-type="float">
            <text:p>$0 </text:p>
          </table:table-cell>
          <table:table-cell table:style-name="ce128" table:formula="of:=([.M13]/[$Assmptions.C15])*(1-[$Assmptions.C16])" office:value-type="float" office:value="16901875.6696135" calcext:value-type="float">
            <text:p>$16,901,876 </text:p>
          </table:table-cell>
          <table:table-cell table:style-name="ce133" office:value-type="string" calcext:value-type="string">
            <text:p>IRR</text:p>
          </table:table-cell>
          <table:table-cell table:number-columns-repeated="1011"/>
        </table:table-row>
        <table:table-row table:style-name="ro2">
          <table:table-cell table:style-name="ce94" office:value-type="string" calcext:value-type="string">
            <text:p>Cash Flow Before Debt</text:p>
          </table:table-cell>
          <table:table-cell table:style-name="ce113" table:formula="of:=[.B20]+[.B23]+[.B24]" office:value-type="float" office:value="-16942250" calcext:value-type="float">
            <text:p>($16,942,250)</text:p>
          </table:table-cell>
          <table:table-cell table:style-name="ce113" table:formula="of:=[.C20]+[.C23]+[.C24]" office:value-type="float" office:value="1179256.68528215" calcext:value-type="float">
            <text:p>$1,179,257 </text:p>
          </table:table-cell>
          <table:table-cell table:style-name="ce113" table:formula="of:=[.D20]+[.D23]+[.D24]" office:value-type="float" office:value="1149567.84566562" calcext:value-type="float">
            <text:p>$1,149,568 </text:p>
          </table:table-cell>
          <table:table-cell table:style-name="ce113" table:formula="of:=[.E20]+[.E23]+[.E24]" office:value-type="float" office:value="1113343.06162559" calcext:value-type="float">
            <text:p>$1,113,343 </text:p>
          </table:table-cell>
          <table:table-cell table:style-name="ce113" table:formula="of:=[.F20]+[.F23]+[.F24]" office:value-type="float" office:value="1193142.60069435" calcext:value-type="float">
            <text:p>$1,193,143 </text:p>
          </table:table-cell>
          <table:table-cell table:style-name="ce113" table:formula="of:=[.G20]+[.G23]+[.G24]" office:value-type="float" office:value="606605.067700184" calcext:value-type="float">
            <text:p>$606,605 </text:p>
          </table:table-cell>
          <table:table-cell table:style-name="ce113" table:formula="of:=[.H20]+[.H23]+[.H24]" office:value-type="float" office:value="649764.75871619" calcext:value-type="float">
            <text:p>$649,765 </text:p>
          </table:table-cell>
          <table:table-cell table:style-name="ce113" table:formula="of:=[.I20]+[.I23]+[.I24]" office:value-type="float" office:value="1156089.79046268" calcext:value-type="float">
            <text:p>$1,156,090 </text:p>
          </table:table-cell>
          <table:table-cell table:style-name="ce113" table:formula="of:=[.J20]+[.J23]+[.J24]" office:value-type="float" office:value="1184388.22316156" calcext:value-type="float">
            <text:p>$1,184,388 </text:p>
          </table:table-cell>
          <table:table-cell table:style-name="ce113" table:formula="of:=[.K20]+[.K23]+[.K24]" office:value-type="float" office:value="992508.058841402" calcext:value-type="float">
            <text:p>$992,508 </text:p>
          </table:table-cell>
          <table:table-cell table:style-name="ce113" table:formula="of:=[.L20]+[.L23]+[.L24]" office:value-type="float" office:value="18081482.9092052" calcext:value-type="float">
            <text:p>$18,081,483 </text:p>
          </table:table-cell>
          <table:table-cell table:style-name="ce134" table:formula="of:=IRR([.B25:.L25])" office:value-type="percentage" office:value="0.0614567178544707" calcext:value-type="percentage">
            <text:p>6.15%</text:p>
          </table:table-cell>
          <table:table-cell table:number-columns-repeated="1011"/>
        </table:table-row>
        <table:table-row table:style-name="ro2">
          <table:table-cell table:style-name="ce99" office:value-type="string" calcext:value-type="string">
            <text:p>Discounted to Year 0</text:p>
          </table:table-cell>
          <table:table-cell table:style-name="ce114" table:formula="of:=[.B25]/(1+[$Assmptions.$C$17])^[.B3]" office:value-type="float" office:value="-16942250" calcext:value-type="float">
            <text:p>($16,942,250)</text:p>
          </table:table-cell>
          <table:table-cell table:style-name="ce114" table:formula="of:=[.C25]/(1+[$Assmptions.$C$17])^[.C3]" office:value-type="float" office:value="1096982.96305317" calcext:value-type="float">
            <text:p>$1,096,983 </text:p>
          </table:table-cell>
          <table:table-cell table:style-name="ce114" table:formula="of:=[.D25]/(1+[$Assmptions.$C$17])^[.D3]" office:value-type="float" office:value="994758.546817192" calcext:value-type="float">
            <text:p>$994,759 </text:p>
          </table:table-cell>
          <table:table-cell table:style-name="ce114" table:formula="of:=[.E25]/(1+[$Assmptions.$C$17])^[.E3]" office:value-type="float" office:value="896197.264945697" calcext:value-type="float">
            <text:p>$896,197 </text:p>
          </table:table-cell>
          <table:table-cell table:style-name="ce114" table:formula="of:=[.F25]/(1+[$Assmptions.$C$17])^[.F3]" office:value-type="float" office:value="893425.811498694" calcext:value-type="float">
            <text:p>$893,426 </text:p>
          </table:table-cell>
          <table:table-cell table:style-name="ce114" table:formula="of:=[.G25]/(1+[$Assmptions.$C$17])^[.G3]" office:value-type="float" office:value="422535.99633389" calcext:value-type="float">
            <text:p>$422,536 </text:p>
          </table:table-cell>
          <table:table-cell table:style-name="ce114" table:formula="of:=[.H25]/(1+[$Assmptions.$C$17])^[.H3]" office:value-type="float" office:value="421022.559702933" calcext:value-type="float">
            <text:p>$421,023 </text:p>
          </table:table-cell>
          <table:table-cell table:style-name="ce114" table:formula="of:=[.I25]/(1+[$Assmptions.$C$17])^[.I3]" office:value-type="float" office:value="696838.787079385" calcext:value-type="float">
            <text:p>$696,839 </text:p>
          </table:table-cell>
          <table:table-cell table:style-name="ce114" table:formula="of:=[.J25]/(1+[$Assmptions.$C$17])^[.J3]" office:value-type="float" office:value="664089.121931501" calcext:value-type="float">
            <text:p>$664,089 </text:p>
          </table:table-cell>
          <table:table-cell table:style-name="ce114" table:formula="of:=[.K25]/(1+[$Assmptions.$C$17])^[.K3]" office:value-type="float" office:value="517675.80023563" calcext:value-type="float">
            <text:p>$517,676 </text:p>
          </table:table-cell>
          <table:table-cell table:style-name="ce114" table:formula="of:=[.L25]/(1+[$Assmptions.$C$17])^[.L3]" office:value-type="float" office:value="8773025.72223305" calcext:value-type="float">
            <text:p>$8,773,026 </text:p>
          </table:table-cell>
          <table:table-cell table:style-name="ce135"/>
          <table:table-cell table:number-columns-repeated="1011"/>
        </table:table-row>
        <table:table-row table:style-name="ro2">
          <table:table-cell table:style-name="ce98" table:number-columns-repeated="2"/>
          <table:table-cell table:style-name="ce121" table:number-columns-repeated="10"/>
          <table:table-cell table:style-name="ce98"/>
          <table:table-cell table:number-columns-repeated="1011"/>
        </table:table-row>
        <table:table-row table:style-name="ro2">
          <table:table-cell table:style-name="ce98" office:value-type="string" calcext:value-type="string">
            <text:p>Mortgage Proceeds</text:p>
          </table:table-cell>
          <table:table-cell table:style-name="ce111" table:formula="of:=[$'Mortgage Calculator'.C8]" office:value-type="float" office:value="11859575" calcext:value-type="float">
            <text:p>$11,859,575 </text:p>
          </table:table-cell>
          <table:table-cell table:style-name="ce111" table:number-columns-repeated="9"/>
          <table:table-cell table:style-name="ce111" table:formula="of:=-[$'Mortgage Calculator'.F33]" office:value-type="float" office:value="-8297051.42567318" calcext:value-type="float">
            <text:p>($8,297,051)</text:p>
          </table:table-cell>
          <table:table-cell table:style-name="ce98"/>
          <table:table-cell table:number-columns-repeated="1011"/>
        </table:table-row>
        <table:table-row table:style-name="ro2">
          <table:table-cell table:style-name="ce98" office:value-type="string" calcext:value-type="string">
            <text:p>Interest Payments</text:p>
          </table:table-cell>
          <table:table-cell table:style-name="ce111"/>
          <table:table-cell table:style-name="ce111" table:formula="of:=[$'Mortgage Calculator'.B24]" office:value-type="float" office:value="407291.233420809" calcext:value-type="float">
            <text:p>$407,291 </text:p>
          </table:table-cell>
          <table:table-cell table:style-name="ce111" table:formula="of:=[$'Mortgage Calculator'.B25]" office:value-type="float" office:value="396584.795259735" calcext:value-type="float">
            <text:p>$396,585 </text:p>
          </table:table-cell>
          <table:table-cell table:style-name="ce111" table:formula="of:=[$'Mortgage Calculator'.B26]" office:value-type="float" office:value="385500.352916337" calcext:value-type="float">
            <text:p>$385,500 </text:p>
          </table:table-cell>
          <table:table-cell table:style-name="ce111" table:formula="of:=[$'Mortgage Calculator'.B27]" office:value-type="float" office:value="374024.560480452" calcext:value-type="float">
            <text:p>$374,025 </text:p>
          </table:table-cell>
          <table:table-cell table:style-name="ce111" table:formula="of:=[$'Mortgage Calculator'.B28]" office:value-type="float" office:value="362143.600847878" calcext:value-type="float">
            <text:p>$362,144 </text:p>
          </table:table-cell>
          <table:table-cell table:style-name="ce111" table:formula="of:=[$'Mortgage Calculator'.B29]" office:value-type="float" office:value="349843.169084276" calcext:value-type="float">
            <text:p>$349,843 </text:p>
          </table:table-cell>
          <table:table-cell table:style-name="ce111" table:formula="of:=[$'Mortgage Calculator'.B30]" office:value-type="float" office:value="337108.455201721" calcext:value-type="float">
            <text:p>$337,108 </text:p>
          </table:table-cell>
          <table:table-cell table:style-name="ce111" table:formula="of:=[$'Mortgage Calculator'.B31]" office:value-type="float" office:value="323924.12632715" calcext:value-type="float">
            <text:p>$323,924 </text:p>
          </table:table-cell>
          <table:table-cell table:style-name="ce111" table:formula="of:=[$'Mortgage Calculator'.B32]" office:value-type="float" office:value="310274.308241251" calcext:value-type="float">
            <text:p>$310,274 </text:p>
          </table:table-cell>
          <table:table-cell table:style-name="ce111" table:formula="of:=[$'Mortgage Calculator'.B33]" office:value-type="float" office:value="296142.566265556" calcext:value-type="float">
            <text:p>$296,143 </text:p>
          </table:table-cell>
          <table:table-cell table:style-name="ce98"/>
          <table:table-cell table:number-columns-repeated="1011"/>
        </table:table-row>
        <table:table-row table:style-name="ro2">
          <table:table-cell table:style-name="ce98" office:value-type="string" calcext:value-type="string">
            <text:p>Principal Payments</text:p>
          </table:table-cell>
          <table:table-cell table:style-name="ce111"/>
          <table:table-cell table:style-name="ce123" table:formula="of:=[$'Mortgage Calculator'.C24]" office:value-type="float" office:value="303244.84081639" calcext:value-type="float">
            <text:p>$303,245 </text:p>
          </table:table-cell>
          <table:table-cell table:style-name="ce123" table:formula="of:=[$'Mortgage Calculator'.C25]" office:value-type="float" office:value="313951.278977463" calcext:value-type="float">
            <text:p>$313,951 </text:p>
          </table:table-cell>
          <table:table-cell table:style-name="ce123" table:formula="of:=[$'Mortgage Calculator'.C26]" office:value-type="float" office:value="325035.721320862" calcext:value-type="float">
            <text:p>$325,036 </text:p>
          </table:table-cell>
          <table:table-cell table:style-name="ce123" table:formula="of:=[$'Mortgage Calculator'.C27]" office:value-type="float" office:value="336511.513756746" calcext:value-type="float">
            <text:p>$336,512 </text:p>
          </table:table-cell>
          <table:table-cell table:style-name="ce123" table:formula="of:=[$'Mortgage Calculator'.C28]" office:value-type="float" office:value="348392.47338932" calcext:value-type="float">
            <text:p>$348,392 </text:p>
          </table:table-cell>
          <table:table-cell table:style-name="ce123" table:formula="of:=[$'Mortgage Calculator'.C29]" office:value-type="float" office:value="360692.905152922" calcext:value-type="float">
            <text:p>$360,693 </text:p>
          </table:table-cell>
          <table:table-cell table:style-name="ce123" table:formula="of:=[$'Mortgage Calculator'.C30]" office:value-type="float" office:value="373427.619035477" calcext:value-type="float">
            <text:p>$373,428 </text:p>
          </table:table-cell>
          <table:table-cell table:style-name="ce123" table:formula="of:=[$'Mortgage Calculator'.C31]" office:value-type="float" office:value="386611.947910049" calcext:value-type="float">
            <text:p>$386,612 </text:p>
          </table:table-cell>
          <table:table-cell table:style-name="ce123" table:formula="of:=[$'Mortgage Calculator'.C32]" office:value-type="float" office:value="400261.765995948" calcext:value-type="float">
            <text:p>$400,262 </text:p>
          </table:table-cell>
          <table:table-cell table:style-name="ce123" table:formula="of:=[$'Mortgage Calculator'.C33]" office:value-type="float" office:value="414393.507971642" calcext:value-type="float">
            <text:p>$414,394 </text:p>
          </table:table-cell>
          <table:table-cell table:style-name="ce132" office:value-type="string" calcext:value-type="string">
            <text:p>Levered </text:p>
          </table:table-cell>
          <table:table-cell table:number-columns-repeated="1011"/>
        </table:table-row>
        <table:table-row table:style-name="ro2">
          <table:table-cell table:style-name="ce98" office:value-type="string" calcext:value-type="string">
            <text:p>Total Mortgage Payment</text:p>
          </table:table-cell>
          <table:table-cell table:style-name="ce112"/>
          <table:table-cell table:style-name="ce112" table:formula="of:=SUM([.C29:.C30])" office:value-type="float" office:value="710536.074237198" calcext:value-type="float">
            <text:p>$710,536 </text:p>
          </table:table-cell>
          <table:table-cell table:style-name="ce112" table:formula="of:=SUM([.D29:.D30])" office:value-type="float" office:value="710536.074237198" calcext:value-type="float">
            <text:p>$710,536 </text:p>
          </table:table-cell>
          <table:table-cell table:style-name="ce112" table:formula="of:=SUM([.E29:.E30])" office:value-type="float" office:value="710536.074237198" calcext:value-type="float">
            <text:p>$710,536 </text:p>
          </table:table-cell>
          <table:table-cell table:style-name="ce112" table:formula="of:=SUM([.F29:.F30])" office:value-type="float" office:value="710536.074237198" calcext:value-type="float">
            <text:p>$710,536 </text:p>
          </table:table-cell>
          <table:table-cell table:style-name="ce112" table:formula="of:=SUM([.G29:.G30])" office:value-type="float" office:value="710536.074237198" calcext:value-type="float">
            <text:p>$710,536 </text:p>
          </table:table-cell>
          <table:table-cell table:style-name="ce112" table:formula="of:=SUM([.H29:.H30])" office:value-type="float" office:value="710536.074237198" calcext:value-type="float">
            <text:p>$710,536 </text:p>
          </table:table-cell>
          <table:table-cell table:style-name="ce112" table:formula="of:=SUM([.I29:.I30])" office:value-type="float" office:value="710536.074237198" calcext:value-type="float">
            <text:p>$710,536 </text:p>
          </table:table-cell>
          <table:table-cell table:style-name="ce112" table:formula="of:=SUM([.J29:.J30])" office:value-type="float" office:value="710536.074237198" calcext:value-type="float">
            <text:p>$710,536 </text:p>
          </table:table-cell>
          <table:table-cell table:style-name="ce112" table:formula="of:=SUM([.K29:.K30])" office:value-type="float" office:value="710536.074237198" calcext:value-type="float">
            <text:p>$710,536 </text:p>
          </table:table-cell>
          <table:table-cell table:style-name="ce128" table:formula="of:=SUM([.L29:.L30])" office:value-type="float" office:value="710536.074237198" calcext:value-type="float">
            <text:p>$710,536 </text:p>
          </table:table-cell>
          <table:table-cell table:style-name="ce133" office:value-type="string" calcext:value-type="string">
            <text:p>IRR</text:p>
          </table:table-cell>
          <table:table-cell table:number-columns-repeated="1011"/>
        </table:table-row>
        <table:table-row table:style-name="ro2">
          <table:table-cell table:style-name="ce94" office:value-type="string" calcext:value-type="string">
            <text:p>Cashflow After Debt</text:p>
          </table:table-cell>
          <table:table-cell table:style-name="ce113" table:formula="of:=[.B25]+[.B28]-[.B31]" office:value-type="float" office:value="-5082675" calcext:value-type="float">
            <text:p>($5,082,675)</text:p>
          </table:table-cell>
          <table:table-cell table:style-name="ce113" table:formula="of:=[.C25]+[.C28]-[.C31]" office:value-type="float" office:value="468720.611044955" calcext:value-type="float">
            <text:p>$468,721 </text:p>
          </table:table-cell>
          <table:table-cell table:style-name="ce113" table:formula="of:=[.D25]+[.D28]-[.D31]" office:value-type="float" office:value="439031.771428419" calcext:value-type="float">
            <text:p>$439,032 </text:p>
          </table:table-cell>
          <table:table-cell table:style-name="ce113" table:formula="of:=[.E25]+[.E28]-[.E31]" office:value-type="float" office:value="402806.987388388" calcext:value-type="float">
            <text:p>$402,807 </text:p>
          </table:table-cell>
          <table:table-cell table:style-name="ce113" table:formula="of:=[.F25]+[.F28]-[.F31]" office:value-type="float" office:value="482606.526457156" calcext:value-type="float">
            <text:p>$482,607 </text:p>
          </table:table-cell>
          <table:table-cell table:style-name="ce113" table:formula="of:=[.G25]+[.G28]-[.G31]" office:value-type="float" office:value="-103931.006537014" calcext:value-type="float">
            <text:p>($103,931)</text:p>
          </table:table-cell>
          <table:table-cell table:style-name="ce113" table:formula="of:=[.H25]+[.H28]-[.H31]" office:value-type="float" office:value="-60771.3155210085" calcext:value-type="float">
            <text:p>($60,771)</text:p>
          </table:table-cell>
          <table:table-cell table:style-name="ce113" table:formula="of:=[.I25]+[.I28]-[.I31]" office:value-type="float" office:value="445553.716225477" calcext:value-type="float">
            <text:p>$445,554 </text:p>
          </table:table-cell>
          <table:table-cell table:style-name="ce113" table:formula="of:=[.J25]+[.J28]-[.J31]" office:value-type="float" office:value="473852.148924357" calcext:value-type="float">
            <text:p>$473,852 </text:p>
          </table:table-cell>
          <table:table-cell table:style-name="ce113" table:formula="of:=[.K25]+[.K28]-[.K31]" office:value-type="float" office:value="281971.984604204" calcext:value-type="float">
            <text:p>$281,972 </text:p>
          </table:table-cell>
          <table:table-cell table:style-name="ce113" table:formula="of:=[.L25]+[.L28]-[.L31]" office:value-type="float" office:value="9073895.40929481" calcext:value-type="float">
            <text:p>$9,073,895 </text:p>
          </table:table-cell>
          <table:table-cell table:style-name="ce134" table:formula="of:=IRR([.B32:.L32])" office:value-type="percentage" office:value="0.108309791854242" calcext:value-type="percentage">
            <text:p>10.83%</text:p>
          </table:table-cell>
          <table:table-cell table:number-columns-repeated="1011"/>
        </table:table-row>
        <table:table-row table:style-name="ro2">
          <table:table-cell table:style-name="ce99" office:value-type="string" calcext:value-type="string">
            <text:p>Discounted to Year 0</text:p>
          </table:table-cell>
          <table:table-cell table:style-name="ce114" table:formula="of:=[.B32]/(1+[$Assmptions.$C$17])^[.B3]" office:value-type="float" office:value="-5082675" calcext:value-type="float">
            <text:p>($5,082,675)</text:p>
          </table:table-cell>
          <table:table-cell table:style-name="ce114" table:formula="of:=[.C32]/(1+[$Assmptions.$C$17])^[.C3]" office:value-type="float" office:value="436019.173065074" calcext:value-type="float">
            <text:p>$436,019 </text:p>
          </table:table-cell>
          <table:table-cell table:style-name="ce114" table:formula="of:=[.D32]/(1+[$Assmptions.$C$17])^[.D3]" office:value-type="float" office:value="379908.509618967" calcext:value-type="float">
            <text:p>$379,909 </text:p>
          </table:table-cell>
          <table:table-cell table:style-name="ce114" table:formula="of:=[.E32]/(1+[$Assmptions.$C$17])^[.E3]" office:value-type="float" office:value="324243.741970604" calcext:value-type="float">
            <text:p>$324,244 </text:p>
          </table:table-cell>
          <table:table-cell table:style-name="ce114" table:formula="of:=[.F32]/(1+[$Assmptions.$C$17])^[.F3]" office:value-type="float" office:value="361376.022684654" calcext:value-type="float">
            <text:p>$361,376 </text:p>
          </table:table-cell>
          <table:table-cell table:style-name="ce114" table:formula="of:=[.G32]/(1+[$Assmptions.$C$17])^[.G3]" office:value-type="float" office:value="-72394.0397721935" calcext:value-type="float">
            <text:p>($72,394)</text:p>
          </table:table-cell>
          <table:table-cell table:style-name="ce114" table:formula="of:=[.H32]/(1+[$Assmptions.$C$17])^[.H3]" office:value-type="float" office:value="-39377.4738841219" calcext:value-type="float">
            <text:p>($39,377)</text:p>
          </table:table-cell>
          <table:table-cell table:style-name="ce114" table:formula="of:=[.I32]/(1+[$Assmptions.$C$17])^[.I3]" office:value-type="float" office:value="268559.686068171" calcext:value-type="float">
            <text:p>$268,560 </text:p>
          </table:table-cell>
          <table:table-cell table:style-name="ce114" table:formula="of:=[.J32]/(1+[$Assmptions.$C$17])^[.J3]" office:value-type="float" office:value="265689.95820014" calcext:value-type="float">
            <text:p>$265,690 </text:p>
          </table:table-cell>
          <table:table-cell table:style-name="ce114" table:formula="of:=[.K32]/(1+[$Assmptions.$C$17])^[.K3]" office:value-type="float" office:value="147071.926997154" calcext:value-type="float">
            <text:p>$147,072 </text:p>
          </table:table-cell>
          <table:table-cell table:style-name="ce114" table:formula="of:=[.L32]/(1+[$Assmptions.$C$17])^[.L3]" office:value-type="float" office:value="4402598.95863237" calcext:value-type="float">
            <text:p>$4,402,599 </text:p>
          </table:table-cell>
          <table:table-cell table:style-name="ce135"/>
          <table:table-cell table:number-columns-repeated="1011"/>
        </table:table-row>
        <table:table-row table:style-name="ro2">
          <table:table-cell table:style-name="ce98" table:number-columns-repeated="2"/>
          <table:table-cell table:style-name="ce121" table:number-columns-repeated="10"/>
          <table:table-cell table:style-name="ce98"/>
          <table:table-cell table:number-columns-repeated="1011"/>
        </table:table-row>
        <table:table-row table:style-name="ro2">
          <table:table-cell table:style-name="ce100" office:value-type="string" calcext:value-type="string">
            <text:p>Yield on NOI</text:p>
          </table:table-cell>
          <table:table-cell table:style-name="ce115"/>
          <table:table-cell table:style-name="ce124" table:formula="of:=[.C13]/-[.$B$23]" office:value-type="percentage" office:value="0.0700892166290974" calcext:value-type="percentage">
            <text:p>7.01%</text:p>
          </table:table-cell>
          <table:table-cell table:style-name="ce124" table:formula="of:=[.D13]/-[.$B$23]" office:value-type="percentage" office:value="0.0704987906769971" calcext:value-type="percentage">
            <text:p>7.05%</text:p>
          </table:table-cell>
          <table:table-cell table:style-name="ce124" table:formula="of:=[.E13]/-[.$B$23]" office:value-type="percentage" office:value="0.0705225493920687" calcext:value-type="percentage">
            <text:p>7.05%</text:p>
          </table:table-cell>
          <table:table-cell table:style-name="ce124" table:formula="of:=[.F13]/-[.$B$23]" office:value-type="percentage" office:value="0.0709254519506505" calcext:value-type="percentage">
            <text:p>7.09%</text:p>
          </table:table-cell>
          <table:table-cell table:style-name="ce124" table:formula="of:=[.G13]/-[.$B$23]" office:value-type="percentage" office:value="0.0708057456040512" calcext:value-type="percentage">
            <text:p>7.08%</text:p>
          </table:table-cell>
          <table:table-cell table:style-name="ce124" table:formula="of:=[.H13]/-[.$B$23]" office:value-type="percentage" office:value="0.0706824480670538" calcext:value-type="percentage">
            <text:p>7.07%</text:p>
          </table:table-cell>
          <table:table-cell table:style-name="ce124" table:formula="of:=[.I13]/-[.$B$23]" office:value-type="percentage" office:value="0.0705554516039466" calcext:value-type="percentage">
            <text:p>7.06%</text:p>
          </table:table-cell>
          <table:table-cell table:style-name="ce124" table:formula="of:=[.J13]/-[.$B$23]" office:value-type="percentage" office:value="0.0704246452469461" calcext:value-type="percentage">
            <text:p>7.04%</text:p>
          </table:table-cell>
          <table:table-cell table:style-name="ce124" table:formula="of:=[.K13]/-[.$B$23]" office:value-type="percentage" office:value="0.0702899146992356" calcext:value-type="percentage">
            <text:p>7.03%</text:p>
          </table:table-cell>
          <table:table-cell table:style-name="ce129" table:formula="of:=[.L13]/-[.$B$23]" office:value-type="percentage" office:value="0.0701511422350939" calcext:value-type="percentage">
            <text:p>7.02%</text:p>
          </table:table-cell>
          <table:table-cell table:style-name="ce98"/>
          <table:table-cell table:number-columns-repeated="1011"/>
        </table:table-row>
        <table:table-row table:style-name="ro2">
          <table:table-cell table:style-name="ce101" office:value-type="string" calcext:value-type="string">
            <text:p>Levered Cash on Cash Return</text:p>
          </table:table-cell>
          <table:table-cell table:style-name="ce116"/>
          <table:table-cell table:style-name="ce125" table:formula="of:=[.C32]/[$'Mortgage Calculator'.$C$9]" office:value-type="percentage" office:value="0.0922192764725179" calcext:value-type="percentage">
            <text:p>9.22%</text:p>
          </table:table-cell>
          <table:table-cell table:style-name="ce125" table:formula="of:=[.D32]/[$'Mortgage Calculator'.$C$9]" office:value-type="percentage" office:value="0.0863780925257702" calcext:value-type="percentage">
            <text:p>8.64%</text:p>
          </table:table-cell>
          <table:table-cell table:style-name="ce125" table:formula="of:=[.E32]/[$'Mortgage Calculator'.$C$9]" office:value-type="percentage" office:value="0.0792509824823322" calcext:value-type="percentage">
            <text:p>7.93%</text:p>
          </table:table-cell>
          <table:table-cell table:style-name="ce125" table:formula="of:=[.F32]/[$'Mortgage Calculator'.$C$9]" office:value-type="percentage" office:value="0.0949512857810416" calcext:value-type="percentage">
            <text:p>9.50%</text:p>
          </table:table-cell>
          <table:table-cell table:style-name="ce125" table:formula="of:=[.G32]/[$'Mortgage Calculator'.$C$9]" office:value-type="percentage" office:value="-0.0204480921044556" calcext:value-type="percentage">
            <text:p>-2.04%</text:p>
          </table:table-cell>
          <table:table-cell table:style-name="ce125" table:formula="of:=[.H32]/[$'Mortgage Calculator'.$C$9]" office:value-type="percentage" office:value="-0.0119565613620797" calcext:value-type="percentage">
            <text:p>-1.20%</text:p>
          </table:table-cell>
          <table:table-cell table:style-name="ce125" table:formula="of:=[.I32]/[$'Mortgage Calculator'.$C$9]" office:value-type="percentage" office:value="0.0876612642408726" calcext:value-type="percentage">
            <text:p>8.77%</text:p>
          </table:table-cell>
          <table:table-cell table:style-name="ce125" table:formula="of:=[.J32]/[$'Mortgage Calculator'.$C$9]" office:value-type="percentage" office:value="0.0932288900872783" calcext:value-type="percentage">
            <text:p>9.32%</text:p>
          </table:table-cell>
          <table:table-cell table:style-name="ce125" table:formula="of:=[.K32]/[$'Mortgage Calculator'.$C$9]" office:value-type="percentage" office:value="0.0554770833476868" calcext:value-type="percentage">
            <text:p>5.55%</text:p>
          </table:table-cell>
          <table:table-cell table:style-name="ce130" table:formula="of:=([.L20]-[.L31])/[$'Mortgage Calculator'.$C$9]" office:value-type="percentage" office:value="0.0922882469082611" calcext:value-type="percentage">
            <text:p>9.23%</text:p>
          </table:table-cell>
          <table:table-cell table:style-name="ce98"/>
          <table:table-cell table:number-columns-repeated="1011"/>
        </table:table-row>
        <table:table-row table:style-name="ro2">
          <table:table-cell table:style-name="ce101" office:value-type="string" calcext:value-type="string">
            <text:p>Levered Return</text:p>
          </table:table-cell>
          <table:table-cell table:style-name="ce116"/>
          <table:table-cell table:style-name="ce125" table:formula="of:=([.C32]+[.C30])/[$'Mortgage Calculator'.$C$9]" office:value-type="percentage" office:value="0.151881726032324" calcext:value-type="percentage">
            <text:p>15.19%</text:p>
          </table:table-cell>
          <table:table-cell table:style-name="ce125" table:formula="of:=([.D32]+[.D30])/[$'Mortgage Calculator'.$C$9]" office:value-type="percentage" office:value="0.148146999445348" calcext:value-type="percentage">
            <text:p>14.81%</text:p>
          </table:table-cell>
          <table:table-cell table:style-name="ce125" table:formula="of:=([.E32]+[.E30])/[$'Mortgage Calculator'.$C$9]" office:value-type="percentage" office:value="0.143200717871839" calcext:value-type="percentage">
            <text:p>14.32%</text:p>
          </table:table-cell>
          <table:table-cell table:style-name="ce125" table:formula="of:=([.F32]+[.F30])/[$'Mortgage Calculator'.$C$9]" office:value-type="percentage" office:value="0.161158846515644" calcext:value-type="percentage">
            <text:p>16.12%</text:p>
          </table:table-cell>
          <table:table-cell table:style-name="ce125" table:formula="of:=([.G32]+[.G30])/[$'Mortgage Calculator'.$C$9]" office:value-type="percentage" office:value="0.048097009321333" calcext:value-type="percentage">
            <text:p>4.81%</text:p>
          </table:table-cell>
          <table:table-cell table:style-name="ce125" table:formula="of:=([.H32]+[.H30])/[$'Mortgage Calculator'.$C$9]" office:value-type="percentage" office:value="0.0590086105509232" calcext:value-type="percentage">
            <text:p>5.90%</text:p>
          </table:table-cell>
          <table:table-cell table:style-name="ce125" table:formula="of:=([.I32]+[.I30])/[$'Mortgage Calculator'.$C$9]" office:value-type="percentage" office:value="0.161131950254729" calcext:value-type="percentage">
            <text:p>16.11%</text:p>
          </table:table-cell>
          <table:table-cell table:style-name="ce125" table:formula="of:=([.J32]+[.J30])/[$'Mortgage Calculator'.$C$9]" office:value-type="percentage" office:value="0.169293550509211" calcext:value-type="percentage">
            <text:p>16.93%</text:p>
          </table:table-cell>
          <table:table-cell table:style-name="ce125" table:formula="of:=([.K32]+[.K30])/[$'Mortgage Calculator'.$C$9]" office:value-type="percentage" office:value="0.134227301686642" calcext:value-type="percentage">
            <text:p>13.42%</text:p>
          </table:table-cell>
          <table:table-cell table:style-name="ce130" table:formula="of:=([.L20]-[.L31]+[.L30])/[$'Mortgage Calculator'.$C$9]" office:value-type="percentage" office:value="0.173818840143446" calcext:value-type="percentage">
            <text:p>17.38%</text:p>
          </table:table-cell>
          <table:table-cell table:style-name="ce98"/>
          <table:table-cell table:number-columns-repeated="1011"/>
        </table:table-row>
        <table:table-row table:style-name="ro2">
          <table:table-cell table:style-name="ce102" office:value-type="string" calcext:value-type="string">
            <text:p>Debt Coverage Ratio</text:p>
          </table:table-cell>
          <table:table-cell table:style-name="ce117"/>
          <table:table-cell table:style-name="ce126" table:formula="of:=[.C8]/[.C31]" office:value-type="float" office:value="2.31159133221717" calcext:value-type="float">
            <text:p>2.31</text:p>
          </table:table-cell>
          <table:table-cell table:style-name="ce126" table:formula="of:=[.D8]/[.D31]" office:value-type="float" office:value="2.34056819441961" calcext:value-type="float">
            <text:p>2.34</text:p>
          </table:table-cell>
          <table:table-cell table:style-name="ce126" table:formula="of:=[.E8]/[.E31]" office:value-type="float" office:value="2.36092187752563" calcext:value-type="float">
            <text:p>2.36</text:p>
          </table:table-cell>
          <table:table-cell table:style-name="ce126" table:formula="of:=[.F8]/[.F31]" office:value-type="float" office:value="2.39090960319601" calcext:value-type="float">
            <text:p>2.39</text:p>
          </table:table-cell>
          <table:table-cell table:style-name="ce126" table:formula="of:=[.G8]/[.G31]" office:value-type="float" office:value="2.40904749818348" calcext:value-type="float">
            <text:p>2.41</text:p>
          </table:table-cell>
          <table:table-cell table:style-name="ce126" table:formula="of:=[.H8]/[.H31]" office:value-type="float" office:value="2.42772953002058" calcext:value-type="float">
            <text:p>2.43</text:p>
          </table:table-cell>
          <table:table-cell table:style-name="ce126" table:formula="of:=[.I8]/[.I31]" office:value-type="float" office:value="2.44697202281279" calcext:value-type="float">
            <text:p>2.45</text:p>
          </table:table-cell>
          <table:table-cell table:style-name="ce126" table:formula="of:=[.J8]/[.J31]" office:value-type="float" office:value="2.46679179038877" calcext:value-type="float">
            <text:p>2.47</text:p>
          </table:table-cell>
          <table:table-cell table:style-name="ce126" table:formula="of:=[.K8]/[.K31]" office:value-type="float" office:value="2.48720615099203" calcext:value-type="float">
            <text:p>2.49</text:p>
          </table:table-cell>
          <table:table-cell table:style-name="ce131" table:formula="of:=[.L8]/[.L31]" office:value-type="float" office:value="2.50823294241339" calcext:value-type="float">
            <text:p>2.51</text:p>
          </table:table-cell>
          <table:table-cell table:style-name="ce98"/>
          <table:table-cell table:number-columns-repeated="101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Assmptions.$A$1" table:cell-range-address="$'Projected Cashflows'.$A$1:.$M$20" table:range-usable-as="print-range"/>
        </table:named-expressions>
      </table:table>
      <table:table table:name="Summary" table:style-name="ta4" table:print-ranges="Summary.A1:Summary.M37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number-columns-repeated="11" table:default-cell-style-name="ce41"/>
        <table:table-column table:style-name="co4" table:number-columns-repeated="1011" table:default-cell-style-name="ce41"/>
        <table:table-row table:style-name="ro3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SUMMARY</text:p>
          </table:table-cell>
          <table:table-cell table:style-name="ce11" table:number-columns-repeated="4"/>
          <table:table-cell table:style-name="ce3"/>
          <table:table-cell table:style-name="ce11"/>
          <table:table-cell table:style-name="ce3" table:number-columns-repeated="5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Portfolio Summary</text:p>
          </table:table-cell>
          <table:table-cell table:style-name="ce18" table:number-columns-repeated="4"/>
          <table:table-cell table:style-name="ce152"/>
          <table:table-cell table:style-name="ce18"/>
          <table:table-cell table:style-name="ce152" table:number-columns-repeated="5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Gross Leasable Area</text:p>
          </table:table-cell>
          <table:table-cell table:style-name="ce143"/>
          <table:table-cell table:style-name="ce143" table:formula="of:=[$'Rent Roll'.J16]" office:value-type="float" office:value="75934" calcext:value-type="float">
            <text:p>75,934</text:p>
          </table:table-cell>
          <table:table-cell table:style-name="ce161" office:value-type="string" calcext:value-type="string">
            <text:p>SF</text:p>
          </table:table-cell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Site Area</text:p>
          </table:table-cell>
          <table:table-cell table:style-name="ce143"/>
          <table:table-cell table:style-name="ce157" office:value-type="float" office:value="5" calcext:value-type="float">
            <text:p>5.00</text:p>
          </table:table-cell>
          <table:table-cell table:style-name="ce161" office:value-type="string" calcext:value-type="string">
            <text:p>acres</text:p>
          </table:table-cell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Total Occupied</text:p>
          </table:table-cell>
          <table:table-cell table:style-name="ce144" table:formula="of:=[.D6]/[.$D$4]" office:value-type="percentage" office:value="1" calcext:value-type="percentage">
            <text:p>100.00%</text:p>
          </table:table-cell>
          <table:table-cell table:style-name="ce143" table:formula="of:=[$'Rent Roll'.J18]" office:value-type="float" office:value="75934" calcext:value-type="float">
            <text:p>75,934</text:p>
          </table:table-cell>
          <table:table-cell table:style-name="ce161" office:value-type="string" calcext:value-type="string">
            <text:p>SF</text:p>
          </table:table-cell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Total Vacant</text:p>
          </table:table-cell>
          <table:table-cell table:style-name="ce144" table:formula="of:=[.D7]/[.$D$4]" office:value-type="percentage" office:value="0" calcext:value-type="percentage">
            <text:p>0.00%</text:p>
          </table:table-cell>
          <table:table-cell table:style-name="ce143" table:formula="of:=[$'Rent Roll'.J19]" office:value-type="float" office:value="0" calcext:value-type="float">
            <text:p>0</text:p>
          </table:table-cell>
          <table:table-cell table:style-name="ce161" office:value-type="string" calcext:value-type="string">
            <text:p>SF</text:p>
          </table:table-cell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Purchase Price</text:p>
          </table:table-cell>
          <table:table-cell table:style-name="ce144"/>
          <table:table-cell table:style-name="ce151" table:formula="of:=[$'Mortgage Calculator'.C4]" office:value-type="float" office:value="16900000" calcext:value-type="float">
            <text:p>$16,900,000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7" office:value-type="string" calcext:value-type="string">
            <text:p>Year 1 Scheduled Base Rent</text:p>
          </table:table-cell>
          <table:table-cell table:style-name="ce145"/>
          <table:table-cell table:style-name="ce158" table:formula="of:=[$'Rent Roll'.P16]" office:value-type="float" office:value="1315090" calcext:value-type="float">
            <text:p>$1,315,090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8" office:value-type="string" calcext:value-type="string">
            <text:p>Cap Rate</text:p>
          </table:table-cell>
          <table:table-cell table:style-name="ce146"/>
          <table:table-cell table:style-name="ce159" table:formula="of:=[.D9]/[$'Mortgage Calculator'.$C$4]" office:value-type="percentage" office:value="0.0778159763313609" calcext:value-type="percentage">
            <text:p>7.78%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7" office:value-type="string" calcext:value-type="string">
            <text:p>Year 1 Stabilized NOI</text:p>
          </table:table-cell>
          <table:table-cell table:style-name="ce147"/>
          <table:table-cell table:style-name="ce158" table:formula="of:=[$'Projected Cashflows'.C13]" office:value-type="float" office:value="1187469.03043432" calcext:value-type="float">
            <text:p>$1,187,469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9" office:value-type="string" calcext:value-type="string">
            <text:p>Cap Rate</text:p>
          </table:table-cell>
          <table:table-cell table:style-name="ce148"/>
          <table:table-cell table:style-name="ce159" table:formula="of:=[.D11]/[$'Mortgage Calculator'.$C$4]" office:value-type="percentage" office:value="0.0702644396706701" calcext:value-type="percentage">
            <text:p>7.03%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7" office:value-type="string" calcext:value-type="string">
            <text:p>Year 1 Actual In Place Net Income</text:p>
          </table:table-cell>
          <table:table-cell table:style-name="ce147"/>
          <table:table-cell table:style-name="ce158" table:formula="of:=([$'Rent Roll'.S18]*12)-[$'Projected Cashflows'.C12]" office:value-type="float" office:value="1273914.76887824" calcext:value-type="float">
            <text:p>$1,273,915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9" office:value-type="string" calcext:value-type="string">
            <text:p>Cap Rate</text:p>
          </table:table-cell>
          <table:table-cell table:style-name="ce148"/>
          <table:table-cell table:style-name="ce159" table:formula="of:=[.D13]/[$'Mortgage Calculator'.$C$4]" office:value-type="percentage" office:value="0.0753795721229726" calcext:value-type="percentage">
            <text:p>7.54%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7" office:value-type="string" calcext:value-type="string">
            <text:p>Year 6 Scheduled Base Rent</text:p>
          </table:table-cell>
          <table:table-cell table:style-name="ce147"/>
          <table:table-cell table:style-name="ce158" table:formula="of:=[$'Projected Cashflows'.H4]" office:value-type="float" office:value="1336042" calcext:value-type="float">
            <text:p>$1,336,042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139" office:value-type="string" calcext:value-type="string">
            <text:p>Cap Rate</text:p>
          </table:table-cell>
          <table:table-cell table:style-name="ce148"/>
          <table:table-cell table:style-name="ce160" table:formula="of:=[.D15]/[$'Mortgage Calculator'.$C$4]" office:value-type="percentage" office:value="0.0790557396449704" calcext:value-type="percentage">
            <text:p>7.91%</text:p>
          </table:table-cell>
          <table:table-cell table:style-name="ce16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CF Analysis</text:p>
          </table:table-cell>
          <table:table-cell table:style-name="ce149" table:number-columns-repeated="3"/>
          <table:table-cell table:style-name="ce18"/>
          <table:table-cell table:style-name="ce152"/>
          <table:table-cell table:style-name="ce18"/>
          <table:table-cell table:style-name="ce152" table:number-columns-repeated="5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Present Value </text:p>
          </table:table-cell>
          <table:table-cell table:style-name="ce150" table:formula="of:=(ROUND([.D18]/[.D4];0))&amp;&quot; PSF&quot;" office:value-type="string" office:string-value="202 PSF" calcext:value-type="string">
            <text:p>202 PSF</text:p>
          </table:table-cell>
          <table:table-cell table:style-name="ce151" table:formula="of:=SUM([$'Projected Cashflows'.C26:.L26])" office:value-type="float" office:value="15376552.5738311" calcext:value-type="float">
            <text:p>$15,376,553</text:p>
          </table:table-cell>
          <table:table-cell table:style-name="ce151"/>
          <table:table-cell table:style-name="ce162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Unlevered Net Present Value</text:p>
          </table:table-cell>
          <table:table-cell table:style-name="ce151"/>
          <table:table-cell table:style-name="ce151" table:formula="of:=SUM([$'Projected Cashflows'.B26:.L26])" office:value-type="float" office:value="-1565697.42616886" calcext:value-type="float">
            <text:p>-$1,565,697</text:p>
          </table:table-cell>
          <table:table-cell table:style-name="ce151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Unlevered IRR</text:p>
          </table:table-cell>
          <table:table-cell table:style-name="ce144"/>
          <table:table-cell table:style-name="ce144" table:formula="of:=[$'Projected Cashflows'.M25]" office:value-type="percentage" office:value="0.0614567178544707" calcext:value-type="percentage">
            <text:p>6.15%</text:p>
          </table:table-cell>
          <table:table-cell table:style-name="ce144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Levered Net Present Value</text:p>
          </table:table-cell>
          <table:table-cell table:style-name="ce144"/>
          <table:table-cell table:style-name="ce151" table:formula="of:=SUM([$'Projected Cashflows'.B33:.L33])" office:value-type="float" office:value="1391021.46358082" calcext:value-type="float">
            <text:p>$1,391,021</text:p>
          </table:table-cell>
          <table:table-cell table:style-name="ce144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Levered IRR</text:p>
          </table:table-cell>
          <table:table-cell table:style-name="ce144"/>
          <table:table-cell table:style-name="ce144" table:formula="of:=[$'Projected Cashflows'.M32]" office:value-type="percentage" office:value="0.108309791854242" calcext:value-type="percentage">
            <text:p>10.83%</text:p>
          </table:table-cell>
          <table:table-cell table:style-name="ce144"/>
          <table:table-cell table:style-name="ce10"/>
          <table:table-cell table:style-name="ce2"/>
          <table:table-cell table:style-name="ce10"/>
          <table:table-cell table:style-name="ce2"/>
          <table:table-cell table:style-name="ce34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Lease Rollover Summary</text:p>
          </table:table-cell>
          <table:table-cell table:style-name="ce152" table:number-columns-repeated="3"/>
          <table:table-cell table:style-name="ce18"/>
          <table:table-cell table:style-name="ce152" table:number-columns-repeated="7"/>
          <table:table-cell table:number-columns-repeated="1011"/>
        </table:table-row>
        <table:table-row table:style-name="ro2">
          <table:table-cell table:style-name="ce103"/>
          <table:table-cell table:style-name="ce98">
            <draw:frame table:end-cell-address="Summary.N33" table:end-x="0.01cm" table:end-y="0.341cm" draw:z-index="0" draw:name="Chart 1" draw:style-name="gr2" draw:text-style-name="P4" svg:width="36.145cm" svg:height="4.81cm" svg:x="5.847cm" svg:y="0.532cm">
              <draw:object draw:notify-on-update-of-ranges="Summary.B35:Summary.B35 Summary.C35:Summary.M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98" table:number-columns-repeated="11"/>
          <table:table-cell table:style-name="ce103" table:number-columns-repeated="1011"/>
        </table:table-row>
        <table:table-row table:style-name="ro2" table:number-rows-repeated="9">
          <table:table-cell table:style-name="ce103"/>
          <table:table-cell table:style-name="ce98" table:number-columns-repeated="12"/>
          <table:table-cell table:style-name="ce103" table:number-columns-repeated="1011"/>
        </table:table-row>
        <table:table-row table:style-name="ro2">
          <table:table-cell table:style-name="ce103"/>
          <table:table-cell table:style-name="ce140" office:value-type="string" calcext:value-type="string">
            <text:p>Year</text:p>
          </table:table-cell>
          <table:table-cell table:style-name="ce153" table:formula="of:=[$Assmptions.C13]" office:value-type="float" office:value="2022" calcext:value-type="float">
            <text:p>2022</text:p>
          </table:table-cell>
          <table:table-cell table:style-name="ce153" table:formula="of:=[.C34]+1" office:value-type="float" office:value="2023" calcext:value-type="float">
            <text:p>2023</text:p>
          </table:table-cell>
          <table:table-cell table:style-name="ce153" table:formula="of:=[.D34]+1" office:value-type="float" office:value="2024" calcext:value-type="float">
            <text:p>2024</text:p>
          </table:table-cell>
          <table:table-cell table:style-name="ce153" table:formula="of:=[.E34]+1" office:value-type="float" office:value="2025" calcext:value-type="float">
            <text:p>2025</text:p>
          </table:table-cell>
          <table:table-cell table:style-name="ce153" table:formula="of:=[.F34]+1" office:value-type="float" office:value="2026" calcext:value-type="float">
            <text:p>2026</text:p>
          </table:table-cell>
          <table:table-cell table:style-name="ce153" table:formula="of:=[.G34]+1" office:value-type="float" office:value="2027" calcext:value-type="float">
            <text:p>2027</text:p>
          </table:table-cell>
          <table:table-cell table:style-name="ce153" table:formula="of:=[.H34]+1" office:value-type="float" office:value="2028" calcext:value-type="float">
            <text:p>2028</text:p>
          </table:table-cell>
          <table:table-cell table:style-name="ce153" table:formula="of:=[.I34]+1" office:value-type="float" office:value="2029" calcext:value-type="float">
            <text:p>2029</text:p>
          </table:table-cell>
          <table:table-cell table:style-name="ce153" table:formula="of:=[.J34]+1" office:value-type="float" office:value="2030" calcext:value-type="float">
            <text:p>2030</text:p>
          </table:table-cell>
          <table:table-cell table:style-name="ce153" table:formula="of:=[.K34]+1" office:value-type="float" office:value="2031" calcext:value-type="float">
            <text:p>2031</text:p>
          </table:table-cell>
          <table:table-cell table:style-name="ce153" table:formula="of:=[.L34]+1" office:value-type="float" office:value="2032" calcext:value-type="float">
            <text:p>2032</text:p>
          </table:table-cell>
          <table:table-cell table:style-name="ce103" table:number-columns-repeated="1011"/>
        </table:table-row>
        <table:table-row table:style-name="ro2">
          <table:table-cell table:style-name="ce103"/>
          <table:table-cell table:style-name="ce141" office:value-type="string" calcext:value-type="string">
            <text:p>SF Expiring</text:p>
          </table:table-cell>
          <table:table-cell table:style-name="ce154" table:formula="of:=SUMIF([$'Rent Roll'.$F$2:.$F$15];[.C34];[$'Rent Roll'.$J$2:.$J$15])" office:value-type="float" office:value="0" calcext:value-type="float">
            <text:p>0</text:p>
          </table:table-cell>
          <table:table-cell table:style-name="ce154" table:formula="of:=SUMIF([$'Rent Roll'.$F$2:.$F$15];[.D34];[$'Rent Roll'.$J$2:.$J$15])" office:value-type="float" office:value="2435" calcext:value-type="float">
            <text:p>2,435</text:p>
          </table:table-cell>
          <table:table-cell table:style-name="ce154" table:formula="of:=SUMIF([$'Rent Roll'.$F$2:.$F$15];[.E34];[$'Rent Roll'.$J$2:.$J$15])" office:value-type="float" office:value="4872" calcext:value-type="float">
            <text:p>4,872</text:p>
          </table:table-cell>
          <table:table-cell table:style-name="ce154" table:formula="of:=SUMIF([$'Rent Roll'.$F$2:.$F$15];[.F34];[$'Rent Roll'.$J$2:.$J$15])" office:value-type="float" office:value="0" calcext:value-type="float">
            <text:p>0</text:p>
          </table:table-cell>
          <table:table-cell table:style-name="ce154" table:formula="of:=SUMIF([$'Rent Roll'.$F$2:.$F$15];[.G34];[$'Rent Roll'.$J$2:.$J$15])" office:value-type="float" office:value="38963" calcext:value-type="float">
            <text:p>38,963</text:p>
          </table:table-cell>
          <table:table-cell table:style-name="ce154" table:formula="of:=SUMIF([$'Rent Roll'.$F$2:.$F$15];[.H34];[$'Rent Roll'.$J$2:.$J$15])" office:value-type="float" office:value="35942" calcext:value-type="float">
            <text:p>35,942</text:p>
          </table:table-cell>
          <table:table-cell table:style-name="ce154" table:formula="of:=SUMIF([$'Rent Roll'.$F$2:.$F$15];[.I34];[$'Rent Roll'.$J$2:.$J$15])" office:value-type="float" office:value="2039" calcext:value-type="float">
            <text:p>2,039</text:p>
          </table:table-cell>
          <table:table-cell table:style-name="ce154" table:formula="of:=SUMIF([$'Rent Roll'.$F$2:.$F$15];[.J34];[$'Rent Roll'.$J$2:.$J$15])" office:value-type="float" office:value="0" calcext:value-type="float">
            <text:p>0</text:p>
          </table:table-cell>
          <table:table-cell table:style-name="ce154" table:formula="of:=SUMIF([$'Rent Roll'.$F$2:.$F$15];[.K34];[$'Rent Roll'.$J$2:.$J$15])" office:value-type="float" office:value="12635" calcext:value-type="float">
            <text:p>12,635</text:p>
          </table:table-cell>
          <table:table-cell table:style-name="ce154" table:formula="of:=SUMIF([$'Rent Roll'.$F$2:.$F$15];[.L34];[$'Rent Roll'.$J$2:.$J$15])" office:value-type="float" office:value="0" calcext:value-type="float">
            <text:p>0</text:p>
          </table:table-cell>
          <table:table-cell table:style-name="ce154" table:formula="of:=SUMIF([$'Rent Roll'.$F$2:.$F$15];[.M34];[$'Rent Roll'.$J$2:.$J$15])" office:value-type="float" office:value="0" calcext:value-type="float">
            <text:p>0</text:p>
          </table:table-cell>
          <table:table-cell table:style-name="ce103" table:number-columns-repeated="1011"/>
        </table:table-row>
        <table:table-row table:style-name="ro2">
          <table:table-cell table:style-name="ce103"/>
          <table:table-cell table:style-name="ce141" office:value-type="string" calcext:value-type="string">
            <text:p>% Expiring</text:p>
          </table:table-cell>
          <table:table-cell table:style-name="ce155" table:formula="of:=[.C35]/[$'Rent Roll'.$J$16]" office:value-type="percentage" office:value="0" calcext:value-type="percentage">
            <text:p>0.00%</text:p>
          </table:table-cell>
          <table:table-cell table:style-name="ce155" table:formula="of:=[.D35]/[$'Rent Roll'.$J$16]" office:value-type="percentage" office:value="0.0320673216214081" calcext:value-type="percentage">
            <text:p>3.21%</text:p>
          </table:table-cell>
          <table:table-cell table:style-name="ce155" table:formula="of:=[.E35]/[$'Rent Roll'.$J$16]" office:value-type="percentage" office:value="0.0641609819053389" calcext:value-type="percentage">
            <text:p>6.42%</text:p>
          </table:table-cell>
          <table:table-cell table:style-name="ce155" table:formula="of:=[.F35]/[$'Rent Roll'.$J$16]" office:value-type="percentage" office:value="0" calcext:value-type="percentage">
            <text:p>0.00%</text:p>
          </table:table-cell>
          <table:table-cell table:style-name="ce155" table:formula="of:=[.G35]/[$'Rent Roll'.$J$16]" office:value-type="percentage" office:value="0.513116653936313" calcext:value-type="percentage">
            <text:p>51.31%</text:p>
          </table:table-cell>
          <table:table-cell table:style-name="ce155" table:formula="of:=[.H35]/[$'Rent Roll'.$J$16]" office:value-type="percentage" office:value="0.473332104195749" calcext:value-type="percentage">
            <text:p>47.33%</text:p>
          </table:table-cell>
          <table:table-cell table:style-name="ce155" table:formula="of:=[.I35]/[$'Rent Roll'.$J$16]" office:value-type="percentage" office:value="0.0268522664419101" calcext:value-type="percentage">
            <text:p>2.69%</text:p>
          </table:table-cell>
          <table:table-cell table:style-name="ce155" table:formula="of:=[.J35]/[$'Rent Roll'.$J$16]" office:value-type="percentage" office:value="0" calcext:value-type="percentage">
            <text:p>0.00%</text:p>
          </table:table-cell>
          <table:table-cell table:style-name="ce155" table:formula="of:=[.K35]/[$'Rent Roll'.$J$16]" office:value-type="percentage" office:value="0.166394500487265" calcext:value-type="percentage">
            <text:p>16.64%</text:p>
          </table:table-cell>
          <table:table-cell table:style-name="ce155" table:formula="of:=[.L35]/[$'Rent Roll'.$J$16]" office:value-type="percentage" office:value="0" calcext:value-type="percentage">
            <text:p>0.00%</text:p>
          </table:table-cell>
          <table:table-cell table:style-name="ce155" table:formula="of:=[.M35]/[$'Rent Roll'.$J$16]" office:value-type="percentage" office:value="0" calcext:value-type="percentage">
            <text:p>0.00%</text:p>
          </table:table-cell>
          <table:table-cell table:style-name="ce103" table:number-columns-repeated="1011"/>
        </table:table-row>
        <table:table-row table:style-name="ro3">
          <table:table-cell/>
          <table:table-cell table:style-name="ce142" office:value-type="string" calcext:value-type="string">
            <text:p>Weighted Average Lease Term:</text:p>
          </table:table-cell>
          <table:table-cell table:style-name="ce156" table:formula="of:=ROUND(SUMPRODUCT([$'Rent Roll'.I2:.I15];[$'Rent Roll'.K2:.K15]);2)&amp;&quot; years&quot;" office:value-type="string" office:string-value="5 years" calcext:value-type="string">
            <text:p>5 years</text:p>
          </table:table-cell>
          <table:table-cell table:style-name="ce34" table:number-columns-repeated="10"/>
          <table:table-cell table:number-columns-repeated="101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Assmptions.$A$1" table:cell-range-address="$Summary.$A$1:.$M$37" table:range-usable-as="print-range"/>
        </table:named-expressions>
      </table:table>
      <table:table table:name="Op Costs" table:style-name="ta5" table:print-ranges="'Op Costs'.A2:'Op Costs'.E24">
        <office:forms form:automatic-focus="false" form:apply-design-mode="false"/>
        <table:table-column table:style-name="co21" table:default-cell-style-name="ce162"/>
        <table:table-column table:style-name="co22" table:default-cell-style-name="ce162"/>
        <table:table-column table:style-name="co23" table:number-columns-repeated="2" table:default-cell-style-name="ce162"/>
        <table:table-column table:style-name="co24" table:default-cell-style-name="ce162"/>
        <table:table-column table:style-name="co4" table:number-columns-repeated="1019" table:default-cell-style-name="ce162"/>
        <table:table-row table:style-name="ro3">
          <table:table-cell table:number-columns-repeated="1024"/>
        </table:table-row>
        <table:table-row table:style-name="ro3">
          <table:table-cell table:style-name="ce163" office:value-type="string" calcext:value-type="string">
            <text:p>All Tenants</text:p>
          </table:table-cell>
          <table:table-cell table:style-name="ce165" table:formula="of:=[$'Rent Roll'.J16]" office:value-type="float" office:value="75934" calcext:value-type="float">
            <text:p>75,934</text:p>
          </table:table-cell>
          <table:table-cell table:style-name="ce163" office:value-type="float" office:value="2021" calcext:value-type="float">
            <text:p>2021</text:p>
          </table:table-cell>
          <table:table-cell table:style-name="ce163" office:value-type="float" office:value="2022" calcext:value-type="float">
            <text:p>2022</text:p>
          </table:table-cell>
          <table:table-cell table:style-name="ce163" office:value-type="string" calcext:value-type="string">
            <text:p>Not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perty Taxes</text:p>
          </table:table-cell>
          <table:table-cell/>
          <table:table-cell table:style-name="ce169" office:value-type="float" office:value="156000" calcext:value-type="float">
            <text:p>$156,000 </text:p>
          </table:table-cell>
          <table:table-cell table:style-name="ce175" office:value-type="float" office:value="155000" calcext:value-type="float">
            <text:p>$155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nagement</text:p>
          </table:table-cell>
          <table:table-cell/>
          <table:table-cell table:style-name="ce169" office:value-type="float" office:value="62000" calcext:value-type="float">
            <text:p>$62,000 </text:p>
          </table:table-cell>
          <table:table-cell table:style-name="ce175" office:value-type="float" office:value="63000" calcext:value-type="float">
            <text:p>$63,000 </text:p>
          </table:table-cell>
          <table:table-cell office:value-type="string" calcext:value-type="string">
            <text:p>5% of Base R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&amp;M General</text:p>
          </table:table-cell>
          <table:table-cell/>
          <table:table-cell table:style-name="ce169" office:value-type="float" office:value="37000" calcext:value-type="float">
            <text:p>$37,000 </text:p>
          </table:table-cell>
          <table:table-cell table:style-name="ce175" office:value-type="float" office:value="47000" calcext:value-type="float">
            <text:p>$47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&amp;M Elevator</text:p>
          </table:table-cell>
          <table:table-cell/>
          <table:table-cell table:style-name="ce169" office:value-type="float" office:value="1000" calcext:value-type="float">
            <text:p>$1,000 </text:p>
          </table:table-cell>
          <table:table-cell table:style-name="ce175" office:value-type="float" office:value="1000" calcext:value-type="float">
            <text:p>$1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&amp;M HVAC</text:p>
          </table:table-cell>
          <table:table-cell/>
          <table:table-cell table:style-name="ce169" office:value-type="float" office:value="18000" calcext:value-type="float">
            <text:p>$18,000 </text:p>
          </table:table-cell>
          <table:table-cell table:style-name="ce175" office:value-type="float" office:value="28000" calcext:value-type="float">
            <text:p>$28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dscaping</text:p>
          </table:table-cell>
          <table:table-cell/>
          <table:table-cell table:style-name="ce169" office:value-type="float" office:value="5000" calcext:value-type="float">
            <text:p>$5,000 </text:p>
          </table:table-cell>
          <table:table-cell table:style-name="ce175" office:value-type="float" office:value="5000" calcext:value-type="float">
            <text:p>$5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now Removal</text:p>
          </table:table-cell>
          <table:table-cell/>
          <table:table-cell table:style-name="ce169" office:value-type="float" office:value="10000" calcext:value-type="float">
            <text:p>$10,000 </text:p>
          </table:table-cell>
          <table:table-cell table:style-name="ce175" office:value-type="float" office:value="10000" calcext:value-type="float">
            <text:p>$10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ater</text:p>
          </table:table-cell>
          <table:table-cell/>
          <table:table-cell table:style-name="ce169" office:value-type="float" office:value="12000" calcext:value-type="float">
            <text:p>$12,000 </text:p>
          </table:table-cell>
          <table:table-cell table:style-name="ce169" office:value-type="float" office:value="13000" calcext:value-type="float">
            <text:p>$13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arbage</text:p>
          </table:table-cell>
          <table:table-cell/>
          <table:table-cell table:style-name="ce169" office:value-type="float" office:value="6500" calcext:value-type="float">
            <text:p>$6,500 </text:p>
          </table:table-cell>
          <table:table-cell table:style-name="ce169" office:value-type="float" office:value="3000" calcext:value-type="float">
            <text:p>$3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surance</text:p>
          </table:table-cell>
          <table:table-cell/>
          <table:table-cell table:number-columns-repeated="2" table:style-name="ce169" office:value-type="float" office:value="30000" calcext:value-type="float">
            <text:p>$30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rity</text:p>
          </table:table-cell>
          <table:table-cell/>
          <table:table-cell table:style-name="ce169" office:value-type="float" office:value="2500" calcext:value-type="float">
            <text:p>$2,500 </text:p>
          </table:table-cell>
          <table:table-cell table:style-name="ce169" office:value-type="float" office:value="2000" calcext:value-type="float">
            <text:p>$2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ing Windows</text:p>
          </table:table-cell>
          <table:table-cell/>
          <table:table-cell table:style-name="ce169" office:value-type="float" office:value="4000" calcext:value-type="float">
            <text:p>$4,000 </text:p>
          </table:table-cell>
          <table:table-cell table:style-name="ce169" office:value-type="float" office:value="4500" calcext:value-type="float">
            <text:p>$4,5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lephone</text:p>
          </table:table-cell>
          <table:table-cell/>
          <table:table-cell table:number-columns-repeated="2" table:style-name="ce169" office:value-type="float" office:value="1500" calcext:value-type="float">
            <text:p>$1,500 </text:p>
          </table:table-cell>
          <table:table-cell office:value-type="string" calcext:value-type="string">
            <text:p>Elevator + Securit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tigency</text:p>
          </table:table-cell>
          <table:table-cell table:style-name="ce166"/>
          <table:table-cell table:style-name="ce170" office:value-type="float" office:value="5000" calcext:value-type="float">
            <text:p>$5,000 </text:p>
          </table:table-cell>
          <table:table-cell table:style-name="ce170" office:value-type="float" office:value="2000" calcext:value-type="float">
            <text:p>$2,000 </text:p>
          </table:table-cell>
          <table:table-cell table:number-columns-repeated="1020"/>
        </table:table-row>
        <table:table-row table:style-name="ro3">
          <table:table-cell table:style-name="ce164" office:value-type="string" calcext:value-type="string">
            <text:p>Total All Tenants</text:p>
          </table:table-cell>
          <table:table-cell/>
          <table:table-cell table:style-name="ce171" table:formula="of:=SUM([.C3:.C16])" office:value-type="float" office:value="350500" calcext:value-type="float">
            <text:p>$350,500 </text:p>
          </table:table-cell>
          <table:table-cell table:style-name="ce171" table:formula="of:=SUM([.D3:.D16])" office:value-type="float" office:value="365000" calcext:value-type="float">
            <text:p>$365,000 </text:p>
          </table:table-cell>
          <table:table-cell table:number-columns-repeated="1020"/>
        </table:table-row>
        <table:table-row table:style-name="ro3">
          <table:table-cell table:style-name="ce164" office:value-type="string" calcext:value-type="string">
            <text:p>PSF</text:p>
          </table:table-cell>
          <table:table-cell table:style-name="ce167"/>
          <table:table-cell table:style-name="ce172" table:formula="of:=[.C17]/[.$B$2]" office:value-type="float" office:value="4.61585060710617" calcext:value-type="float">
            <text:p>$4.62 </text:p>
          </table:table-cell>
          <table:table-cell table:style-name="ce172" table:formula="of:=[.D17]/[.$B$2]" office:value-type="float" office:value="4.80680591039587" calcext:value-type="float">
            <text:p>$4.81 </text:p>
          </table:table-cell>
          <table:table-cell table:number-columns-repeated="1020"/>
        </table:table-row>
        <table:table-row table:style-name="ro3">
          <table:table-cell/>
          <table:table-cell table:style-name="ce167"/>
          <table:table-cell table:style-name="ce172"/>
          <table:table-cell table:style-name="ce169"/>
          <table:table-cell table:number-columns-repeated="1020"/>
        </table:table-row>
        <table:table-row table:style-name="ro3">
          <table:table-cell table:style-name="ce163" office:value-type="string" calcext:value-type="string">
            <text:p>Office Tenants</text:p>
          </table:table-cell>
          <table:table-cell table:style-name="ce165" table:formula="of:=[$'Rent Roll'.C18]" office:value-type="float" office:value="41194" calcext:value-type="float">
            <text:p>41,194</text:p>
          </table:table-cell>
          <table:table-cell table:style-name="ce173"/>
          <table:table-cell table:style-name="ce165"/>
          <table:table-cell table:style-name="ce163"/>
          <table:table-cell table:number-columns-repeated="1019"/>
        </table:table-row>
        <table:table-row table:style-name="ro3">
          <table:table-cell office:value-type="string" calcext:value-type="string">
            <text:p>Janitorial </text:p>
          </table:table-cell>
          <table:table-cell/>
          <table:table-cell table:style-name="ce169" office:value-type="float" office:value="9500" calcext:value-type="float">
            <text:p>$9,500 </text:p>
          </table:table-cell>
          <table:table-cell table:style-name="ce175" office:value-type="float" office:value="10000" calcext:value-type="float">
            <text:p>$10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ilities</text:p>
          </table:table-cell>
          <table:table-cell table:style-name="ce166" office:value-type="string" calcext:value-type="string">
            <text:p>PSF</text:p>
          </table:table-cell>
          <table:table-cell table:style-name="ce170" office:value-type="float" office:value="65000" calcext:value-type="float">
            <text:p>$65,000 </text:p>
          </table:table-cell>
          <table:table-cell table:style-name="ce176" office:value-type="float" office:value="80000" calcext:value-type="float">
            <text:p>$80,000 </text:p>
          </table:table-cell>
          <table:table-cell office:value-type="string" calcext:value-type="string">
            <text:p>Gas + Power</text:p>
          </table:table-cell>
          <table:table-cell table:number-columns-repeated="1019"/>
        </table:table-row>
        <table:table-row table:style-name="ro3">
          <table:table-cell table:style-name="ce164" office:value-type="string" calcext:value-type="string">
            <text:p>Total</text:p>
          </table:table-cell>
          <table:table-cell/>
          <table:table-cell table:style-name="ce171" table:formula="of:=SUM([.C21:.C22])" office:value-type="float" office:value="74500" calcext:value-type="float">
            <text:p>$74,500 </text:p>
          </table:table-cell>
          <table:table-cell table:style-name="ce171" table:formula="of:=SUM([.D21:.D22])" office:value-type="float" office:value="90000" calcext:value-type="float">
            <text:p>$90,000 </text:p>
          </table:table-cell>
          <table:table-cell table:number-columns-repeated="1020"/>
        </table:table-row>
        <table:table-row table:style-name="ro3">
          <table:table-cell table:style-name="ce164" office:value-type="string" calcext:value-type="string">
            <text:p>PSF</text:p>
          </table:table-cell>
          <table:table-cell/>
          <table:table-cell table:style-name="ce174" table:formula="of:=[.C23]/[.$B$20]" office:value-type="float" office:value="1.80851580327232" calcext:value-type="float">
            <text:p>$1.81 </text:p>
          </table:table-cell>
          <table:table-cell table:style-name="ce174" table:formula="of:=[.D23]/[.$B$20]" office:value-type="float" office:value="2.1847841918726" calcext:value-type="float">
            <text:p>$2.18 </text:p>
          </table:table-cell>
          <table:table-cell table:number-columns-repeated="1020"/>
        </table:table-row>
        <table:table-row table:style-name="ro3">
          <table:table-cell table:style-name="ce164" office:value-type="string" calcext:value-type="string">
            <text:p>Total Office PSF</text:p>
          </table:table-cell>
          <table:table-cell/>
          <table:table-cell table:style-name="ce172" table:formula="of:=[.C24]+[.C18]" office:value-type="float" office:value="6.42436641037849" calcext:value-type="float">
            <text:p>$6.42 </text:p>
          </table:table-cell>
          <table:table-cell table:style-name="ce172" table:formula="of:=[.D24]+[.D18]" office:value-type="float" office:value="6.99159010226847" calcext:value-type="float">
            <text:p>$6.99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urrent Leases</text:p>
          </table:table-cell>
          <table:table-cell/>
          <table:table-cell table:style-name="ce169" table:formula="of:=[.C17]+[.C23]" office:value-type="float" office:value="425000" calcext:value-type="float">
            <text:p>$425,000 </text:p>
          </table:table-cell>
          <table:table-cell table:style-name="ce169" table:formula="of:=[.D17]+[.D23]" office:value-type="float" office:value="455000" calcext:value-type="float">
            <text:p>$455,000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ffice PSF</text:p>
          </table:table-cell>
          <table:table-cell table:style-name="ce168" office:value-type="float" office:value="1" calcext:value-type="float">
            <office:annotation draw:style-name="gr3" draw:text-style-name="P2" svg:width="4.568cm" svg:height="2.091cm" svg:x="8.158cm" svg:y="14.023cm" draw:caption-point-x="-0.407cm" draw:caption-point-y="0.274cm">
              <dc:date>2022-05-07T00:00:00</dc:date>
              <text:p text:style-name="P1">Brett Salomons:</text:p>
              <text:p text:style-name="P1"><text:span text:style-name="T1">1 = Current Leases</text:span></text:p>
              <text:p text:style-name="P1"><text:span text:style-name="T1">2 = All Op Costs Covered</text:span></text:p>
            </office:annotation>
            <text:p>1</text:p>
          </table:table-cell>
          <table:table-cell/>
          <table:table-cell table:style-name="ce167" table:number-matrix-columns-spanned="1" table:number-matrix-rows-spanned="1" table:formula="of:=COM.MICROSOFT.SWITCH([.$B$28];1;[.D27]/[.B2];2;[.D25])" office:value-type="float" office:value="5.99204572391814" calcext:value-type="float">
            <text:p>$5.99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67"/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Assmptions.$A$1" table:cell-range-address="$'Op Costs'.$A$2:.$E$24" table:range-usable-as="print-range"/>
        </table:named-expressions>
      </table:table>
      <table:table table:name="Mortgage Calculator" table:style-name="ta6" table:print-ranges="'Mortgage Calculator'.A1:'Mortgage Calculator'.F48">
        <office:forms form:automatic-focus="false" form:apply-design-mode="false"/>
        <table:table-column table:style-name="co25" table:default-cell-style-name="ce185"/>
        <table:table-column table:style-name="co9" table:default-cell-style-name="ce185"/>
        <table:table-column table:style-name="co26" table:default-cell-style-name="ce185"/>
        <table:table-column table:style-name="co27" table:default-cell-style-name="ce185"/>
        <table:table-column table:style-name="co28" table:default-cell-style-name="ce185"/>
        <table:table-column table:style-name="co29" table:default-cell-style-name="ce185"/>
        <table:table-column table:style-name="co30" table:number-columns-repeated="2" table:default-cell-style-name="ce185"/>
        <table:table-column table:style-name="co31" table:default-cell-style-name="ce185"/>
        <table:table-column table:style-name="co30" table:number-columns-repeated="15" table:default-cell-style-name="ce185"/>
        <table:table-column table:style-name="co4" table:number-columns-repeated="1000" table:default-cell-style-name="ce185"/>
        <table:table-row table:style-name="ro2">
          <table:table-cell table:style-name="ce177" office:value-type="string" calcext:value-type="string">
            <text:p>Mortgage Calculator</text:p>
          </table:table-cell>
          <table:table-cell table:style-name="ce187" table:number-columns-repeated="5"/>
          <table:table-cell table:style-name="ce210" table:number-columns-repeated="1018"/>
        </table:table-row>
        <table:table-row table:style-name="ro2">
          <table:table-cell table:style-name="ce178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>
            <text:p>Capital Structure</text:p>
          </table:table-cell>
          <table:table-cell table:style-name="ce188"/>
          <table:table-cell table:style-name="ce18"/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Acquisition Price</text:p>
          </table:table-cell>
          <table:table-cell table:style-name="ce10"/>
          <table:table-cell table:style-name="ce200" table:number-matrix-columns-spanned="1" table:number-matrix-rows-spanned="1" table:formula="of:=COM.MICROSOFT.SWITCH([$Assmptions.$B$14];1;[$Assmptions.$C$14];2;[$'Projected Cashflows'.$C$13]/[$Assmptions.$D$14])" office:value-type="float" office:value="16900000" calcext:value-type="float">
            <text:p>$16,900,000</text:p>
          </table:table-cell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Acquisition Costs</text:p>
          </table:table-cell>
          <table:table-cell table:style-name="ce10"/>
          <table:table-cell table:style-name="ce201" table:formula="of:=[.C4]*[$Assmptions.C16]" office:value-type="float" office:value="42250" calcext:value-type="float">
            <text:p>$42,250</text:p>
          </table:table-cell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Total Acquisition Price</text:p>
          </table:table-cell>
          <table:table-cell table:style-name="ce10"/>
          <table:table-cell table:style-name="ce200" table:formula="of:=[.C4]+[.C5]" office:value-type="float" office:value="16942250" calcext:value-type="float">
            <text:p>$16,942,250</text:p>
          </table:table-cell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10"/>
          <table:table-cell table:style-name="ce200"/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179" office:value-type="string" calcext:value-type="string">
            <text:p>Debt</text:p>
          </table:table-cell>
          <table:table-cell table:style-name="ce10"/>
          <table:table-cell table:style-name="ce200" table:formula="of:=[.C6]*[$Assmptions.C25]" office:value-type="float" office:value="11859575" calcext:value-type="float">
            <text:p>$11,859,575</text:p>
          </table:table-cell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179" office:value-type="string" calcext:value-type="string">
            <text:p>Equity</text:p>
          </table:table-cell>
          <table:table-cell table:style-name="ce10"/>
          <table:table-cell table:style-name="ce200" table:formula="of:=[.C6]-[.C8]" office:value-type="float" office:value="5082675" calcext:value-type="float">
            <text:p>$5,082,675</text:p>
          </table:table-cell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179"/>
          <table:table-cell table:style-name="ce10"/>
          <table:table-cell table:style-name="ce200"/>
          <table:table-cell table:style-name="ce2"/>
          <table:table-cell table:style-name="ce162" table:number-columns-repeated="2"/>
          <table:table-cell table:number-columns-repeated="1018"/>
        </table:table-row>
        <table:table-row table:style-name="ro2">
          <table:table-cell table:style-name="ce180" office:value-type="string" calcext:value-type="string">
            <text:p>Principal</text:p>
          </table:table-cell>
          <table:table-cell table:style-name="ce189" table:formula="of:=[.C8]" office:value-type="float" office:value="11859575" calcext:value-type="float">
            <text:p>$11,859,575</text:p>
          </table:table-cell>
          <table:table-cell table:style-name="ce178" table:number-columns-repeated="4"/>
          <table:table-cell table:number-columns-repeated="1018"/>
        </table:table-row>
        <table:table-row table:style-name="ro7">
          <table:table-cell table:style-name="ce180" office:value-type="string" calcext:value-type="string">
            <text:p>Interest Rate</text:p>
          </table:table-cell>
          <table:table-cell table:style-name="ce190" table:formula="of:=[$Assmptions.C27]" office:value-type="percentage" office:value="0.035" calcext:value-type="percentage">
            <text:p>3.500%</text:p>
          </table:table-cell>
          <table:table-cell table:style-name="ce178" table:number-columns-repeated="4"/>
          <table:table-cell table:number-columns-repeated="1018"/>
        </table:table-row>
        <table:table-row table:style-name="ro7">
          <table:table-cell table:style-name="ce180" office:value-type="string" calcext:value-type="string">
            <text:p>Term Years</text:p>
          </table:table-cell>
          <table:table-cell table:style-name="ce191" table:formula="of:=[$Assmptions.C26]" office:value-type="float" office:value="25" calcext:value-type="float">
            <text:p>25</text:p>
          </table:table-cell>
          <table:table-cell table:style-name="ce178" table:number-columns-repeated="4"/>
          <table:table-cell table:number-columns-repeated="1018"/>
        </table:table-row>
        <table:table-row table:style-name="ro7">
          <table:table-cell table:style-name="ce180" office:value-type="string" calcext:value-type="string">
            <text:p>Monthly Payment</text:p>
          </table:table-cell>
          <table:table-cell table:style-name="ce192" table:formula="of:=PMT([.C14];12*[.B13];-[.B11];0;0)" office:value-type="float" office:value="59211.3395197665" calcext:value-type="float">
            <text:p>$59,211.34 </text:p>
          </table:table-cell>
          <table:table-cell table:style-name="ce202" table:formula="of:=((1+[.B12]/2)^(1/6))-1" office:value-type="percentage" office:value="0.0028956239661273" calcext:value-type="percentage">
            <text:p>0.2896%</text:p>
          </table:table-cell>
          <table:table-cell table:style-name="ce203"/>
          <table:table-cell table:style-name="ce178" table:number-columns-repeated="2"/>
          <table:table-cell table:number-columns-repeated="1018"/>
        </table:table-row>
        <table:table-row table:style-name="ro7">
          <table:table-cell table:style-name="ce180" office:value-type="string" calcext:value-type="string">
            <text:p>Annual Debt Service</text:p>
          </table:table-cell>
          <table:table-cell table:style-name="ce193" table:formula="of:=12*[.B14]" office:value-type="float" office:value="710536.074237198" calcext:value-type="float">
            <text:p>$710,536 </text:p>
          </table:table-cell>
          <table:table-cell table:style-name="ce178" table:number-columns-repeated="4"/>
          <table:table-cell table:number-columns-repeated="2"/>
          <table:table-cell table:style-name="ce211"/>
          <table:table-cell table:number-columns-repeated="1015"/>
        </table:table-row>
        <table:table-row table:style-name="ro7">
          <table:table-cell table:style-name="ce180" office:value-type="string" calcext:value-type="string">
            <text:p>Annual Debt Service Constant</text:p>
          </table:table-cell>
          <table:table-cell table:style-name="ce194" table:formula="of:=PMT([.C14];12*[.B13];-1;0)*12" office:value-type="percentage" office:value="0.0599124398839923" calcext:value-type="percentage">
            <text:p>5.99%</text:p>
          </table:table-cell>
          <table:table-cell table:style-name="ce178" table:number-columns-repeated="4"/>
          <table:table-cell table:number-columns-repeated="1018"/>
        </table:table-row>
        <table:table-row table:style-name="ro7">
          <table:table-cell table:style-name="ce180"/>
          <table:table-cell table:style-name="ce194"/>
          <table:table-cell table:style-name="ce178" table:number-columns-repeated="4"/>
          <table:table-cell table:number-columns-repeated="2"/>
          <table:table-cell table:style-name="ce211"/>
          <table:table-cell table:number-columns-repeated="1015"/>
        </table:table-row>
        <table:table-row table:style-name="ro2">
          <table:table-cell table:style-name="ce178" office:value-type="string" calcext:value-type="string">
            <text:p>Outstanding Balance after </text:p>
          </table:table-cell>
          <table:table-cell table:style-name="ce178" office:value-type="float" office:value="120" calcext:value-type="float">
            <text:p>120</text:p>
          </table:table-cell>
          <table:table-cell table:style-name="ce178" office:value-type="string" calcext:value-type="string">
            <text:p>months</text:p>
          </table:table-cell>
          <table:table-cell table:style-name="ce189" table:formula="of:=[.B11]+CUMPRINC([.$C$14];[.$B$13]*12; [.$B$11];1;[.$B$18];0)" office:value-type="float" office:value="8297051.42567318" calcext:value-type="float">
            <text:p>$8,297,051</text:p>
          </table:table-cell>
          <table:table-cell table:style-name="ce178" table:number-columns-repeated="2"/>
          <table:table-cell table:number-columns-repeated="1018"/>
        </table:table-row>
        <table:table-row table:style-name="ro7">
          <table:table-cell table:style-name="ce180"/>
          <table:table-cell table:style-name="ce194"/>
          <table:table-cell table:style-name="ce178" table:number-columns-repeated="4"/>
          <table:table-cell table:number-columns-repeated="1018"/>
        </table:table-row>
        <table:table-row table:style-name="ro7">
          <table:table-cell table:style-name="ce178" office:value-type="string" calcext:value-type="string">
            <text:p>Annual Mortgage Summary</text:p>
          </table:table-cell>
          <table:table-cell table:style-name="ce178" table:number-columns-repeated="5"/>
          <table:table-cell table:number-columns-repeated="2"/>
          <table:table-cell table:style-name="ce212"/>
          <table:table-cell table:number-columns-repeated="1015"/>
        </table:table-row>
        <table:table-row table:style-name="ro2">
          <table:table-cell table:style-name="ce181"/>
          <table:table-cell table:style-name="ce195" office:value-type="string" calcext:value-type="string">
            <text:p>Interest</text:p>
          </table:table-cell>
          <table:table-cell table:style-name="ce195" office:value-type="string" calcext:value-type="string">
            <text:p>Principal</text:p>
          </table:table-cell>
          <table:table-cell table:style-name="ce195" office:value-type="string" calcext:value-type="string">
            <text:p>Annual</text:p>
          </table:table-cell>
          <table:table-cell table:style-name="ce195" office:value-type="string" calcext:value-type="string">
            <text:p>Total Debt</text:p>
          </table:table-cell>
          <table:table-cell table:style-name="ce205" office:value-type="string" calcext:value-type="string">
            <text:p>Outstanding</text:p>
          </table:table-cell>
          <table:table-cell table:number-columns-repeated="1018"/>
        </table:table-row>
        <table:table-row table:style-name="ro2">
          <table:table-cell table:style-name="ce182" office:value-type="string" calcext:value-type="string">
            <text:p>Year</text:p>
          </table:table-cell>
          <table:table-cell table:number-columns-repeated="2" table:style-name="ce196" office:value-type="string" calcext:value-type="string">
            <text:p>Paid</text:p>
          </table:table-cell>
          <table:table-cell table:style-name="ce196" office:value-type="string" calcext:value-type="string">
            <text:p>Debt </text:p>
          </table:table-cell>
          <table:table-cell table:style-name="ce196" office:value-type="string" calcext:value-type="string">
            <text:p>Reduction</text:p>
          </table:table-cell>
          <table:table-cell table:style-name="ce206" office:value-type="string" calcext:value-type="string">
            <text:p>Balance</text:p>
          </table:table-cell>
          <table:table-cell table:number-columns-repeated="2"/>
          <table:table-cell table:style-name="ce212"/>
          <table:table-cell table:number-columns-repeated="1015"/>
        </table:table-row>
        <table:table-row table:style-name="ro2">
          <table:table-cell table:style-name="ce183"/>
          <table:table-cell table:style-name="ce197" table:number-columns-repeated="2"/>
          <table:table-cell table:style-name="ce204" office:value-type="string" calcext:value-type="string">
            <text:p>Service</text:p>
          </table:table-cell>
          <table:table-cell table:style-name="ce197"/>
          <table:table-cell table:style-name="ce207" office:value-type="string" calcext:value-type="string">
            <text:p>(at year end)</text:p>
          </table:table-cell>
          <table:table-cell table:number-columns-repeated="2"/>
          <table:table-cell table:style-name="ce213"/>
          <table:table-cell table:number-columns-repeated="1015"/>
        </table:table-row>
        <table:table-row table:style-name="ro2">
          <table:table-cell table:style-name="ce182" office:value-type="float" office:value="1" calcext:value-type="float">
            <text:p>1</text:p>
          </table:table-cell>
          <table:table-cell table:style-name="ce198" table:formula="of:=-CUMIPMT([.$C$14]; [.$B$13]*12;[.$B$11];[.A24]*12-11;[.A24]*12;0)" office:value-type="float" office:value="407291.233420809" calcext:value-type="float">
            <text:p>$407,291</text:p>
          </table:table-cell>
          <table:table-cell table:style-name="ce198" table:formula="of:=-CUMPRINC([.$C$14];[.$B$13]*12;[.$B$11];[.A24]*12-11;[.A24]*12;0)" office:value-type="float" office:value="303244.84081639" calcext:value-type="float">
            <text:p>$303,245</text:p>
          </table:table-cell>
          <table:table-cell table:style-name="ce198" table:formula="of:=SUM([.B24:.C24])" office:value-type="float" office:value="710536.074237198" calcext:value-type="float">
            <text:p>$710,536</text:p>
          </table:table-cell>
          <table:table-cell table:style-name="ce198" table:formula="of:=[.C24]" office:value-type="float" office:value="303244.84081639" calcext:value-type="float">
            <text:p>$303,245</text:p>
          </table:table-cell>
          <table:table-cell table:style-name="ce208" table:formula="of:=[.B11]-[.E24]" office:value-type="float" office:value="11556330.1591836" calcext:value-type="float">
            <text:p>$11,556,330</text:p>
          </table:table-cell>
          <table:table-cell table:number-columns-repeated="2"/>
          <table:table-cell table:style-name="ce214"/>
          <table:table-cell table:number-columns-repeated="1015"/>
        </table:table-row>
        <table:table-row table:style-name="ro2">
          <table:table-cell table:style-name="ce182" office:value-type="float" office:value="2" calcext:value-type="float">
            <text:p>2</text:p>
          </table:table-cell>
          <table:table-cell table:style-name="ce198" table:formula="of:=-CUMIPMT([.$C$14]; [.$B$13]*12;[.$B$11];[.A25]*12-11;[.A25]*12;0)" office:value-type="float" office:value="396584.795259735" calcext:value-type="float">
            <text:p>$396,585</text:p>
          </table:table-cell>
          <table:table-cell table:style-name="ce198" table:formula="of:=-CUMPRINC([.$C$14];[.$B$13]*12;[.$B$11];[.A25]*12-11;[.A25]*12;0)" office:value-type="float" office:value="313951.278977463" calcext:value-type="float">
            <text:p>$313,951</text:p>
          </table:table-cell>
          <table:table-cell table:style-name="ce198" table:formula="of:=SUM([.B25:.C25])" office:value-type="float" office:value="710536.074237198" calcext:value-type="float">
            <text:p>$710,536</text:p>
          </table:table-cell>
          <table:table-cell table:style-name="ce198" table:formula="of:=SUM([.$C$24:.C25])" office:value-type="float" office:value="617196.119793853" calcext:value-type="float">
            <text:p>$617,196</text:p>
          </table:table-cell>
          <table:table-cell table:style-name="ce208" table:formula="of:=[.$B$11]-SUM([.$C$24:.C25])" office:value-type="float" office:value="11242378.8802061" calcext:value-type="float">
            <text:p>$11,242,379</text:p>
          </table:table-cell>
          <table:table-cell table:number-columns-repeated="1018"/>
        </table:table-row>
        <table:table-row table:style-name="ro2">
          <table:table-cell table:style-name="ce182" office:value-type="float" office:value="3" calcext:value-type="float">
            <text:p>3</text:p>
          </table:table-cell>
          <table:table-cell table:style-name="ce198" table:formula="of:=-CUMIPMT([.$C$14]; [.$B$13]*12;[.$B$11];[.A26]*12-11;[.A26]*12;0)" office:value-type="float" office:value="385500.352916337" calcext:value-type="float">
            <text:p>$385,500</text:p>
          </table:table-cell>
          <table:table-cell table:style-name="ce198" table:formula="of:=-CUMPRINC([.$C$14];[.$B$13]*12;[.$B$11];[.A26]*12-11;[.A26]*12;0)" office:value-type="float" office:value="325035.721320862" calcext:value-type="float">
            <text:p>$325,036</text:p>
          </table:table-cell>
          <table:table-cell table:style-name="ce198" table:formula="of:=SUM([.B26:.C26])" office:value-type="float" office:value="710536.074237198" calcext:value-type="float">
            <text:p>$710,536</text:p>
          </table:table-cell>
          <table:table-cell table:style-name="ce198" table:formula="of:=SUM([.$C$24:.C26])" office:value-type="float" office:value="942231.841114715" calcext:value-type="float">
            <text:p>$942,232</text:p>
          </table:table-cell>
          <table:table-cell table:style-name="ce208" table:formula="of:=[.$B$11]-SUM([.$C$24:.C26])" office:value-type="float" office:value="10917343.1588853" calcext:value-type="float">
            <text:p>$10,917,343</text:p>
          </table:table-cell>
          <table:table-cell table:number-columns-repeated="2"/>
          <table:table-cell table:style-name="ce214"/>
          <table:table-cell table:number-columns-repeated="1015"/>
        </table:table-row>
        <table:table-row table:style-name="ro2">
          <table:table-cell table:style-name="ce182" office:value-type="float" office:value="4" calcext:value-type="float">
            <text:p>4</text:p>
          </table:table-cell>
          <table:table-cell table:style-name="ce198" table:formula="of:=-CUMIPMT([.$C$14]; [.$B$13]*12;[.$B$11];[.A27]*12-11;[.A27]*12;0)" office:value-type="float" office:value="374024.560480452" calcext:value-type="float">
            <text:p>$374,025</text:p>
          </table:table-cell>
          <table:table-cell table:style-name="ce198" table:formula="of:=-CUMPRINC([.$C$14];[.$B$13]*12;[.$B$11];[.A27]*12-11;[.A27]*12;0)" office:value-type="float" office:value="336511.513756746" calcext:value-type="float">
            <text:p>$336,512</text:p>
          </table:table-cell>
          <table:table-cell table:style-name="ce198" table:formula="of:=SUM([.B27:.C27])" office:value-type="float" office:value="710536.074237199" calcext:value-type="float">
            <text:p>$710,536</text:p>
          </table:table-cell>
          <table:table-cell table:style-name="ce198" table:formula="of:=SUM([.$C$24:.C27])" office:value-type="float" office:value="1278743.35487146" calcext:value-type="float">
            <text:p>$1,278,743</text:p>
          </table:table-cell>
          <table:table-cell table:style-name="ce208" table:formula="of:=[.$B$11]-SUM([.$C$24:.C27])" office:value-type="float" office:value="10580831.6451285" calcext:value-type="float">
            <text:p>$10,580,832</text:p>
          </table:table-cell>
          <table:table-cell table:number-columns-repeated="1018"/>
        </table:table-row>
        <table:table-row table:style-name="ro2">
          <table:table-cell table:style-name="ce182" office:value-type="float" office:value="5" calcext:value-type="float">
            <text:p>5</text:p>
          </table:table-cell>
          <table:table-cell table:style-name="ce198" table:formula="of:=-CUMIPMT([.$C$14]; [.$B$13]*12;[.$B$11];[.A28]*12-11;[.A28]*12;0)" office:value-type="float" office:value="362143.600847878" calcext:value-type="float">
            <text:p>$362,144</text:p>
          </table:table-cell>
          <table:table-cell table:style-name="ce198" table:formula="of:=-CUMPRINC([.$C$14];[.$B$13]*12;[.$B$11];[.A28]*12-11;[.A28]*12;0)" office:value-type="float" office:value="348392.47338932" calcext:value-type="float">
            <text:p>$348,392</text:p>
          </table:table-cell>
          <table:table-cell table:style-name="ce198" table:formula="of:=SUM([.B28:.C28])" office:value-type="float" office:value="710536.074237199" calcext:value-type="float">
            <text:p>$710,536</text:p>
          </table:table-cell>
          <table:table-cell table:style-name="ce198" table:formula="of:=SUM([.$C$24:.C28])" office:value-type="float" office:value="1627135.82826078" calcext:value-type="float">
            <text:p>$1,627,136</text:p>
          </table:table-cell>
          <table:table-cell table:style-name="ce208" table:formula="of:=[.$B$11]-SUM([.$C$24:.C28])" office:value-type="float" office:value="10232439.1717392" calcext:value-type="float">
            <text:p>$10,232,439</text:p>
          </table:table-cell>
          <table:table-cell table:number-columns-repeated="1018"/>
        </table:table-row>
        <table:table-row table:style-name="ro2">
          <table:table-cell table:style-name="ce182" office:value-type="float" office:value="6" calcext:value-type="float">
            <text:p>6</text:p>
          </table:table-cell>
          <table:table-cell table:style-name="ce198" table:formula="of:=-CUMIPMT([.$C$14]; [.$B$13]*12;[.$B$11];[.A29]*12-11;[.A29]*12;0)" office:value-type="float" office:value="349843.169084276" calcext:value-type="float">
            <text:p>$349,843</text:p>
          </table:table-cell>
          <table:table-cell table:style-name="ce198" table:formula="of:=-CUMPRINC([.$C$14];[.$B$13]*12;[.$B$11];[.A29]*12-11;[.A29]*12;0)" office:value-type="float" office:value="360692.905152922" calcext:value-type="float">
            <text:p>$360,693</text:p>
          </table:table-cell>
          <table:table-cell table:style-name="ce198" table:formula="of:=SUM([.B29:.C29])" office:value-type="float" office:value="710536.074237198" calcext:value-type="float">
            <text:p>$710,536</text:p>
          </table:table-cell>
          <table:table-cell table:style-name="ce198" table:formula="of:=SUM([.$C$24:.C29])" office:value-type="float" office:value="1987828.7334137" calcext:value-type="float">
            <text:p>$1,987,829</text:p>
          </table:table-cell>
          <table:table-cell table:style-name="ce208" table:formula="of:=[.$B$11]-SUM([.$C$24:.C29])" office:value-type="float" office:value="9871746.2665863" calcext:value-type="float">
            <text:p>$9,871,746</text:p>
          </table:table-cell>
          <table:table-cell table:number-columns-repeated="1018"/>
        </table:table-row>
        <table:table-row table:style-name="ro2">
          <table:table-cell table:style-name="ce182" office:value-type="float" office:value="7" calcext:value-type="float">
            <text:p>7</text:p>
          </table:table-cell>
          <table:table-cell table:style-name="ce198" table:formula="of:=-CUMIPMT([.$C$14]; [.$B$13]*12;[.$B$11];[.A30]*12-11;[.A30]*12;0)" office:value-type="float" office:value="337108.455201721" calcext:value-type="float">
            <text:p>$337,108</text:p>
          </table:table-cell>
          <table:table-cell table:style-name="ce198" table:formula="of:=-CUMPRINC([.$C$14];[.$B$13]*12;[.$B$11];[.A30]*12-11;[.A30]*12;0)" office:value-type="float" office:value="373427.619035477" calcext:value-type="float">
            <text:p>$373,428</text:p>
          </table:table-cell>
          <table:table-cell table:style-name="ce198" table:formula="of:=SUM([.B30:.C30])" office:value-type="float" office:value="710536.074237199" calcext:value-type="float">
            <text:p>$710,536</text:p>
          </table:table-cell>
          <table:table-cell table:style-name="ce198" table:formula="of:=SUM([.$C$24:.C30])" office:value-type="float" office:value="2361256.35244918" calcext:value-type="float">
            <text:p>$2,361,256</text:p>
          </table:table-cell>
          <table:table-cell table:style-name="ce208" table:formula="of:=[.$B$11]-SUM([.$C$24:.C30])" office:value-type="float" office:value="9498318.64755082" calcext:value-type="float">
            <text:p>$9,498,319</text:p>
          </table:table-cell>
          <table:table-cell table:number-columns-repeated="1018"/>
        </table:table-row>
        <table:table-row table:style-name="ro2">
          <table:table-cell table:style-name="ce182" office:value-type="float" office:value="8" calcext:value-type="float">
            <text:p>8</text:p>
          </table:table-cell>
          <table:table-cell table:style-name="ce198" table:formula="of:=-CUMIPMT([.$C$14]; [.$B$13]*12;[.$B$11];[.A31]*12-11;[.A31]*12;0)" office:value-type="float" office:value="323924.12632715" calcext:value-type="float">
            <text:p>$323,924</text:p>
          </table:table-cell>
          <table:table-cell table:style-name="ce198" table:formula="of:=-CUMPRINC([.$C$14];[.$B$13]*12;[.$B$11];[.A31]*12-11;[.A31]*12;0)" office:value-type="float" office:value="386611.947910049" calcext:value-type="float">
            <text:p>$386,612</text:p>
          </table:table-cell>
          <table:table-cell table:style-name="ce198" table:formula="of:=SUM([.B31:.C31])" office:value-type="float" office:value="710536.074237198" calcext:value-type="float">
            <text:p>$710,536</text:p>
          </table:table-cell>
          <table:table-cell table:style-name="ce198" table:formula="of:=SUM([.$C$24:.C31])" office:value-type="float" office:value="2747868.30035923" calcext:value-type="float">
            <text:p>$2,747,868</text:p>
          </table:table-cell>
          <table:table-cell table:style-name="ce208" table:formula="of:=[.$B$11]-SUM([.$C$24:.C31])" office:value-type="float" office:value="9111706.69964077" calcext:value-type="float">
            <text:p>$9,111,707</text:p>
          </table:table-cell>
          <table:table-cell table:number-columns-repeated="1018"/>
        </table:table-row>
        <table:table-row table:style-name="ro2">
          <table:table-cell table:style-name="ce182" office:value-type="float" office:value="9" calcext:value-type="float">
            <text:p>9</text:p>
          </table:table-cell>
          <table:table-cell table:style-name="ce198" table:formula="of:=-CUMIPMT([.$C$14]; [.$B$13]*12;[.$B$11];[.A32]*12-11;[.A32]*12;0)" office:value-type="float" office:value="310274.308241251" calcext:value-type="float">
            <text:p>$310,274</text:p>
          </table:table-cell>
          <table:table-cell table:style-name="ce198" table:formula="of:=-CUMPRINC([.$C$14];[.$B$13]*12;[.$B$11];[.A32]*12-11;[.A32]*12;0)" office:value-type="float" office:value="400261.765995948" calcext:value-type="float">
            <text:p>$400,262</text:p>
          </table:table-cell>
          <table:table-cell table:style-name="ce198" table:formula="of:=SUM([.B32:.C32])" office:value-type="float" office:value="710536.074237198" calcext:value-type="float">
            <text:p>$710,536</text:p>
          </table:table-cell>
          <table:table-cell table:style-name="ce198" table:formula="of:=SUM([.$C$24:.C32])" office:value-type="float" office:value="3148130.06635518" calcext:value-type="float">
            <text:p>$3,148,130</text:p>
          </table:table-cell>
          <table:table-cell table:style-name="ce208" table:formula="of:=[.$B$11]-SUM([.$C$24:.C32])" office:value-type="float" office:value="8711444.93364482" calcext:value-type="float">
            <text:p>$8,711,445</text:p>
          </table:table-cell>
          <table:table-cell table:number-columns-repeated="1018"/>
        </table:table-row>
        <table:table-row table:style-name="ro2">
          <table:table-cell table:style-name="ce182" office:value-type="float" office:value="10" calcext:value-type="float">
            <text:p>10</text:p>
          </table:table-cell>
          <table:table-cell table:style-name="ce198" table:formula="of:=-CUMIPMT([.$C$14]; [.$B$13]*12;[.$B$11];[.A33]*12-11;[.A33]*12;0)" office:value-type="float" office:value="296142.566265556" calcext:value-type="float">
            <text:p>$296,143</text:p>
          </table:table-cell>
          <table:table-cell table:style-name="ce198" table:formula="of:=-CUMPRINC([.$C$14];[.$B$13]*12;[.$B$11];[.A33]*12-11;[.A33]*12;0)" office:value-type="float" office:value="414393.507971642" calcext:value-type="float">
            <text:p>$414,394</text:p>
          </table:table-cell>
          <table:table-cell table:style-name="ce198" table:formula="of:=SUM([.B33:.C33])" office:value-type="float" office:value="710536.074237199" calcext:value-type="float">
            <text:p>$710,536</text:p>
          </table:table-cell>
          <table:table-cell table:style-name="ce198" table:formula="of:=SUM([.$C$24:.C33])" office:value-type="float" office:value="3562523.57432682" calcext:value-type="float">
            <text:p>$3,562,524</text:p>
          </table:table-cell>
          <table:table-cell table:style-name="ce208" table:formula="of:=[.$B$11]-SUM([.$C$24:.C33])" office:value-type="float" office:value="8297051.42567318" calcext:value-type="float">
            <text:p>$8,297,051</text:p>
          </table:table-cell>
          <table:table-cell table:number-columns-repeated="1018"/>
        </table:table-row>
        <table:table-row table:style-name="ro2">
          <table:table-cell table:style-name="ce182" office:value-type="float" office:value="11" calcext:value-type="float">
            <text:p>11</text:p>
          </table:table-cell>
          <table:table-cell table:style-name="ce198" table:formula="of:=-CUMIPMT([.$C$14]; [.$B$13]*12;[.$B$11];[.A34]*12-11;[.A34]*12;0)" office:value-type="float" office:value="281511.885474732" calcext:value-type="float">
            <text:p>$281,512</text:p>
          </table:table-cell>
          <table:table-cell table:style-name="ce198" table:formula="of:=-CUMPRINC([.$C$14];[.$B$13]*12;[.$B$11];[.A34]*12-11;[.A34]*12;0)" office:value-type="float" office:value="429024.188762466" calcext:value-type="float">
            <text:p>$429,024</text:p>
          </table:table-cell>
          <table:table-cell table:style-name="ce198" table:formula="of:=SUM([.B34:.C34])" office:value-type="float" office:value="710536.074237198" calcext:value-type="float">
            <text:p>$710,536</text:p>
          </table:table-cell>
          <table:table-cell table:style-name="ce198" table:formula="of:=SUM([.$C$24:.C34])" office:value-type="float" office:value="3991547.76308929" calcext:value-type="float">
            <text:p>$3,991,548</text:p>
          </table:table-cell>
          <table:table-cell table:style-name="ce208" table:formula="of:=[.$B$11]-SUM([.$C$24:.C34])" office:value-type="float" office:value="7868027.23691071" calcext:value-type="float">
            <text:p>$7,868,027</text:p>
          </table:table-cell>
          <table:table-cell table:number-columns-repeated="1018"/>
        </table:table-row>
        <table:table-row table:style-name="ro2">
          <table:table-cell table:style-name="ce182" office:value-type="float" office:value="12" calcext:value-type="float">
            <text:p>12</text:p>
          </table:table-cell>
          <table:table-cell table:style-name="ce198" table:formula="of:=-CUMIPMT([.$C$14]; [.$B$13]*12;[.$B$11];[.A35]*12-11;[.A35]*12;0)" office:value-type="float" office:value="266364.650210237" calcext:value-type="float">
            <text:p>$266,365</text:p>
          </table:table-cell>
          <table:table-cell table:style-name="ce198" table:formula="of:=-CUMPRINC([.$C$14];[.$B$13]*12;[.$B$11];[.A35]*12-11;[.A35]*12;0)" office:value-type="float" office:value="444171.424026961" calcext:value-type="float">
            <text:p>$444,171</text:p>
          </table:table-cell>
          <table:table-cell table:style-name="ce198" table:formula="of:=SUM([.B35:.C35])" office:value-type="float" office:value="710536.074237198" calcext:value-type="float">
            <text:p>$710,536</text:p>
          </table:table-cell>
          <table:table-cell table:style-name="ce198" table:formula="of:=SUM([.$C$24:.C35])" office:value-type="float" office:value="4435719.18711625" calcext:value-type="float">
            <text:p>$4,435,719</text:p>
          </table:table-cell>
          <table:table-cell table:style-name="ce208" table:formula="of:=[.$B$11]-SUM([.$C$24:.C35])" office:value-type="float" office:value="7423855.81288375" calcext:value-type="float">
            <text:p>$7,423,856</text:p>
          </table:table-cell>
          <table:table-cell table:number-columns-repeated="1018"/>
        </table:table-row>
        <table:table-row table:style-name="ro2">
          <table:table-cell table:style-name="ce182" office:value-type="float" office:value="13" calcext:value-type="float">
            <text:p>13</text:p>
          </table:table-cell>
          <table:table-cell table:style-name="ce198" table:formula="of:=-CUMIPMT([.$C$14]; [.$B$13]*12;[.$B$11];[.A36]*12-11;[.A36]*12;0)" office:value-type="float" office:value="250682.622870686" calcext:value-type="float">
            <text:p>$250,683</text:p>
          </table:table-cell>
          <table:table-cell table:style-name="ce198" table:formula="of:=-CUMPRINC([.$C$14];[.$B$13]*12;[.$B$11];[.A36]*12-11;[.A36]*12;0)" office:value-type="float" office:value="459853.451366513" calcext:value-type="float">
            <text:p>$459,853</text:p>
          </table:table-cell>
          <table:table-cell table:style-name="ce198" table:formula="of:=SUM([.B36:.C36])" office:value-type="float" office:value="710536.074237198" calcext:value-type="float">
            <text:p>$710,536</text:p>
          </table:table-cell>
          <table:table-cell table:style-name="ce198" table:formula="of:=SUM([.$C$24:.C36])" office:value-type="float" office:value="4895572.63848276" calcext:value-type="float">
            <text:p>$4,895,573</text:p>
          </table:table-cell>
          <table:table-cell table:style-name="ce208" table:formula="of:=[.$B$11]-SUM([.$C$24:.C36])" office:value-type="float" office:value="6964002.36151724" calcext:value-type="float">
            <text:p>$6,964,002</text:p>
          </table:table-cell>
          <table:table-cell table:number-columns-repeated="1018"/>
        </table:table-row>
        <table:table-row table:style-name="ro2">
          <table:table-cell table:style-name="ce182" office:value-type="float" office:value="14" calcext:value-type="float">
            <text:p>14</text:p>
          </table:table-cell>
          <table:table-cell table:style-name="ce198" table:formula="of:=-CUMIPMT([.$C$14]; [.$B$13]*12;[.$B$11];[.A37]*12-11;[.A37]*12;0)" office:value-type="float" office:value="234446.921953377" calcext:value-type="float">
            <text:p>$234,447</text:p>
          </table:table-cell>
          <table:table-cell table:style-name="ce198" table:formula="of:=-CUMPRINC([.$C$14];[.$B$13]*12;[.$B$11];[.A37]*12-11;[.A37]*12;0)" office:value-type="float" office:value="476089.152283822" calcext:value-type="float">
            <text:p>$476,089</text:p>
          </table:table-cell>
          <table:table-cell table:style-name="ce198" table:formula="of:=SUM([.B37:.C37])" office:value-type="float" office:value="710536.074237198" calcext:value-type="float">
            <text:p>$710,536</text:p>
          </table:table-cell>
          <table:table-cell table:style-name="ce198" table:formula="of:=SUM([.$C$24:.C37])" office:value-type="float" office:value="5371661.79076658" calcext:value-type="float">
            <text:p>$5,371,662</text:p>
          </table:table-cell>
          <table:table-cell table:style-name="ce208" table:formula="of:=[.$B$11]-SUM([.$C$24:.C37])" office:value-type="float" office:value="6487913.20923342" calcext:value-type="float">
            <text:p>$6,487,913</text:p>
          </table:table-cell>
          <table:table-cell table:number-columns-repeated="1018"/>
        </table:table-row>
        <table:table-row table:style-name="ro2">
          <table:table-cell table:style-name="ce182" office:value-type="float" office:value="15" calcext:value-type="float">
            <text:p>15</text:p>
          </table:table-cell>
          <table:table-cell table:style-name="ce198" table:formula="of:=-CUMIPMT([.$C$14]; [.$B$13]*12;[.$B$11];[.A38]*12-11;[.A38]*12;0)" office:value-type="float" office:value="217637.999320556" calcext:value-type="float">
            <text:p>$217,638</text:p>
          </table:table-cell>
          <table:table-cell table:style-name="ce198" table:formula="of:=-CUMPRINC([.$C$14];[.$B$13]*12;[.$B$11];[.A38]*12-11;[.A38]*12;0)" office:value-type="float" office:value="492898.074916643" calcext:value-type="float">
            <text:p>$492,898</text:p>
          </table:table-cell>
          <table:table-cell table:style-name="ce198" table:formula="of:=SUM([.B38:.C38])" office:value-type="float" office:value="710536.074237199" calcext:value-type="float">
            <text:p>$710,536</text:p>
          </table:table-cell>
          <table:table-cell table:style-name="ce198" table:formula="of:=SUM([.$C$24:.C38])" office:value-type="float" office:value="5864559.86568322" calcext:value-type="float">
            <text:p>$5,864,560</text:p>
          </table:table-cell>
          <table:table-cell table:style-name="ce208" table:formula="of:=[.$B$11]-SUM([.$C$24:.C38])" office:value-type="float" office:value="5995015.13431678" calcext:value-type="float">
            <text:p>$5,995,015</text:p>
          </table:table-cell>
          <table:table-cell table:number-columns-repeated="1018"/>
        </table:table-row>
        <table:table-row table:style-name="ro2">
          <table:table-cell table:style-name="ce182" office:value-type="float" office:value="16" calcext:value-type="float">
            <text:p>16</text:p>
          </table:table-cell>
          <table:table-cell table:style-name="ce198" table:formula="of:=-CUMIPMT([.$C$14]; [.$B$13]*12;[.$B$11];[.A39]*12-11;[.A39]*12;0)" office:value-type="float" office:value="200235.61666303" calcext:value-type="float">
            <text:p>$200,236</text:p>
          </table:table-cell>
          <table:table-cell table:style-name="ce198" table:formula="of:=-CUMPRINC([.$C$14];[.$B$13]*12;[.$B$11];[.A39]*12-11;[.A39]*12;0)" office:value-type="float" office:value="510300.457574168" calcext:value-type="float">
            <text:p>$510,300</text:p>
          </table:table-cell>
          <table:table-cell table:style-name="ce198" table:formula="of:=SUM([.B39:.C39])" office:value-type="float" office:value="710536.074237198" calcext:value-type="float">
            <text:p>$710,536</text:p>
          </table:table-cell>
          <table:table-cell table:style-name="ce198" table:formula="of:=SUM([.$C$24:.C39])" office:value-type="float" office:value="6374860.32325739" calcext:value-type="float">
            <text:p>$6,374,860</text:p>
          </table:table-cell>
          <table:table-cell table:style-name="ce208" table:formula="of:=[.$B$11]-SUM([.$C$24:.C39])" office:value-type="float" office:value="5484714.67674261" calcext:value-type="float">
            <text:p>$5,484,715</text:p>
          </table:table-cell>
          <table:table-cell table:number-columns-repeated="1018"/>
        </table:table-row>
        <table:table-row table:style-name="ro2">
          <table:table-cell table:style-name="ce182" office:value-type="float" office:value="17" calcext:value-type="float">
            <text:p>17</text:p>
          </table:table-cell>
          <table:table-cell table:style-name="ce198" table:formula="of:=-CUMIPMT([.$C$14]; [.$B$13]*12;[.$B$11];[.A40]*12-11;[.A40]*12;0)" office:value-type="float" office:value="182218.821132802" calcext:value-type="float">
            <text:p>$182,219</text:p>
          </table:table-cell>
          <table:table-cell table:style-name="ce198" table:formula="of:=-CUMPRINC([.$C$14];[.$B$13]*12;[.$B$11];[.A40]*12-11;[.A40]*12;0)" office:value-type="float" office:value="528317.253104396" calcext:value-type="float">
            <text:p>$528,317</text:p>
          </table:table-cell>
          <table:table-cell table:style-name="ce198" table:formula="of:=SUM([.B40:.C40])" office:value-type="float" office:value="710536.074237198" calcext:value-type="float">
            <text:p>$710,536</text:p>
          </table:table-cell>
          <table:table-cell table:style-name="ce198" table:formula="of:=SUM([.$C$24:.C40])" office:value-type="float" office:value="6903177.57636179" calcext:value-type="float">
            <text:p>$6,903,178</text:p>
          </table:table-cell>
          <table:table-cell table:style-name="ce208" table:formula="of:=[.$B$11]-SUM([.$C$24:.C40])" office:value-type="float" office:value="4956397.42363821" calcext:value-type="float">
            <text:p>$4,956,397</text:p>
          </table:table-cell>
          <table:table-cell table:number-columns-repeated="1018"/>
        </table:table-row>
        <table:table-row table:style-name="ro2">
          <table:table-cell table:style-name="ce182" office:value-type="float" office:value="18" calcext:value-type="float">
            <text:p>18</text:p>
          </table:table-cell>
          <table:table-cell table:style-name="ce198" table:formula="of:=-CUMIPMT([.$C$14]; [.$B$13]*12;[.$B$11];[.A41]*12-11;[.A41]*12;0)" office:value-type="float" office:value="163565.920115385" calcext:value-type="float">
            <text:p>$163,566</text:p>
          </table:table-cell>
          <table:table-cell table:style-name="ce198" table:formula="of:=-CUMPRINC([.$C$14];[.$B$13]*12;[.$B$11];[.A41]*12-11;[.A41]*12;0)" office:value-type="float" office:value="546970.154121813" calcext:value-type="float">
            <text:p>$546,970</text:p>
          </table:table-cell>
          <table:table-cell table:style-name="ce198" table:formula="of:=SUM([.B41:.C41])" office:value-type="float" office:value="710536.074237199" calcext:value-type="float">
            <text:p>$710,536</text:p>
          </table:table-cell>
          <table:table-cell table:style-name="ce198" table:formula="of:=SUM([.$C$24:.C41])" office:value-type="float" office:value="7450147.7304836" calcext:value-type="float">
            <text:p>$7,450,148</text:p>
          </table:table-cell>
          <table:table-cell table:style-name="ce208" table:formula="of:=[.$B$11]-SUM([.$C$24:.C41])" office:value-type="float" office:value="4409427.2695164" calcext:value-type="float">
            <text:p>$4,409,427</text:p>
          </table:table-cell>
          <table:table-cell table:number-columns-repeated="1018"/>
        </table:table-row>
        <table:table-row table:style-name="ro2">
          <table:table-cell table:style-name="ce182" office:value-type="float" office:value="19" calcext:value-type="float">
            <text:p>19</text:p>
          </table:table-cell>
          <table:table-cell table:style-name="ce198" table:formula="of:=-CUMIPMT([.$C$14]; [.$B$13]*12;[.$B$11];[.A42]*12-11;[.A42]*12;0)" office:value-type="float" office:value="144254.455111422" calcext:value-type="float">
            <text:p>$144,254</text:p>
          </table:table-cell>
          <table:table-cell table:style-name="ce198" table:formula="of:=-CUMPRINC([.$C$14];[.$B$13]*12;[.$B$11];[.A42]*12-11;[.A42]*12;0)" office:value-type="float" office:value="566281.619125777" calcext:value-type="float">
            <text:p>$566,282</text:p>
          </table:table-cell>
          <table:table-cell table:style-name="ce198" table:formula="of:=SUM([.B42:.C42])" office:value-type="float" office:value="710536.074237198" calcext:value-type="float">
            <text:p>$710,536</text:p>
          </table:table-cell>
          <table:table-cell table:style-name="ce198" table:formula="of:=SUM([.$C$24:.C42])" office:value-type="float" office:value="8016429.34960938" calcext:value-type="float">
            <text:p>$8,016,429</text:p>
          </table:table-cell>
          <table:table-cell table:style-name="ce208" table:formula="of:=[.$B$11]-SUM([.$C$24:.C42])" office:value-type="float" office:value="3843145.65039062" calcext:value-type="float">
            <text:p>$3,843,146</text:p>
          </table:table-cell>
          <table:table-cell table:number-columns-repeated="1018"/>
        </table:table-row>
        <table:table-row table:style-name="ro2">
          <table:table-cell table:style-name="ce182" office:value-type="float" office:value="20" calcext:value-type="float">
            <text:p>20</text:p>
          </table:table-cell>
          <table:table-cell table:style-name="ce198" table:formula="of:=-CUMIPMT([.$C$14]; [.$B$13]*12;[.$B$11];[.A43]*12-11;[.A43]*12;0)" office:value-type="float" office:value="124261.174696162" calcext:value-type="float">
            <text:p>$124,261</text:p>
          </table:table-cell>
          <table:table-cell table:style-name="ce198" table:formula="of:=-CUMPRINC([.$C$14];[.$B$13]*12;[.$B$11];[.A43]*12-11;[.A43]*12;0)" office:value-type="float" office:value="586274.899541036" calcext:value-type="float">
            <text:p>$586,275</text:p>
          </table:table-cell>
          <table:table-cell table:style-name="ce198" table:formula="of:=SUM([.B43:.C43])" office:value-type="float" office:value="710536.074237199" calcext:value-type="float">
            <text:p>$710,536</text:p>
          </table:table-cell>
          <table:table-cell table:style-name="ce198" table:formula="of:=SUM([.$C$24:.C43])" office:value-type="float" office:value="8602704.24915041" calcext:value-type="float">
            <text:p>$8,602,704</text:p>
          </table:table-cell>
          <table:table-cell table:style-name="ce208" table:formula="of:=[.$B$11]-SUM([.$C$24:.C43])" office:value-type="float" office:value="3256870.75084959" calcext:value-type="float">
            <text:p>$3,256,871</text:p>
          </table:table-cell>
          <table:table-cell table:number-columns-repeated="1018"/>
        </table:table-row>
        <table:table-row table:style-name="ro2">
          <table:table-cell table:style-name="ce182" office:value-type="float" office:value="21" calcext:value-type="float">
            <text:p>21</text:p>
          </table:table-cell>
          <table:table-cell table:style-name="ce198" table:formula="of:=-CUMIPMT([.$C$14]; [.$B$13]*12;[.$B$11];[.A44]*12-11;[.A44]*12;0)" office:value-type="float" office:value="103562.006524242" calcext:value-type="float">
            <text:p>$103,562</text:p>
          </table:table-cell>
          <table:table-cell table:style-name="ce198" table:formula="of:=-CUMPRINC([.$C$14];[.$B$13]*12;[.$B$11];[.A44]*12-11;[.A44]*12;0)" office:value-type="float" office:value="606974.067712957" calcext:value-type="float">
            <text:p>$606,974</text:p>
          </table:table-cell>
          <table:table-cell table:style-name="ce198" table:formula="of:=SUM([.B44:.C44])" office:value-type="float" office:value="710536.074237198" calcext:value-type="float">
            <text:p>$710,536</text:p>
          </table:table-cell>
          <table:table-cell table:style-name="ce198" table:formula="of:=SUM([.$C$24:.C44])" office:value-type="float" office:value="9209678.31686337" calcext:value-type="float">
            <text:p>$9,209,678</text:p>
          </table:table-cell>
          <table:table-cell table:style-name="ce208" table:formula="of:=[.$B$11]-SUM([.$C$24:.C44])" office:value-type="float" office:value="2649896.68313663" calcext:value-type="float">
            <text:p>$2,649,897</text:p>
          </table:table-cell>
          <table:table-cell table:number-columns-repeated="1018"/>
        </table:table-row>
        <table:table-row table:style-name="ro2">
          <table:table-cell table:style-name="ce182" office:value-type="float" office:value="22" calcext:value-type="float">
            <text:p>22</text:p>
          </table:table-cell>
          <table:table-cell table:style-name="ce198" table:formula="of:=-CUMIPMT([.$C$14]; [.$B$13]*12;[.$B$11];[.A45]*12-11;[.A45]*12;0)" office:value-type="float" office:value="82132.0283460511" calcext:value-type="float">
            <text:p>$82,132</text:p>
          </table:table-cell>
          <table:table-cell table:style-name="ce198" table:formula="of:=-CUMPRINC([.$C$14];[.$B$13]*12;[.$B$11];[.A45]*12-11;[.A45]*12;0)" office:value-type="float" office:value="628404.045891147" calcext:value-type="float">
            <text:p>$628,404</text:p>
          </table:table-cell>
          <table:table-cell table:style-name="ce198" table:formula="of:=SUM([.B45:.C45])" office:value-type="float" office:value="710536.074237198" calcext:value-type="float">
            <text:p>$710,536</text:p>
          </table:table-cell>
          <table:table-cell table:style-name="ce198" table:formula="of:=SUM([.$C$24:.C45])" office:value-type="float" office:value="9838082.36275452" calcext:value-type="float">
            <text:p>$9,838,082</text:p>
          </table:table-cell>
          <table:table-cell table:style-name="ce208" table:formula="of:=[.$B$11]-SUM([.$C$24:.C45])" office:value-type="float" office:value="2021492.63724548" calcext:value-type="float">
            <text:p>$2,021,493</text:p>
          </table:table-cell>
          <table:table-cell table:number-columns-repeated="1018"/>
        </table:table-row>
        <table:table-row table:style-name="ro2">
          <table:table-cell table:style-name="ce182" office:value-type="float" office:value="23" calcext:value-type="float">
            <text:p>23</text:p>
          </table:table-cell>
          <table:table-cell table:style-name="ce198" table:formula="of:=-CUMIPMT([.$C$14]; [.$B$13]*12;[.$B$11];[.A46]*12-11;[.A46]*12;0)" office:value-type="float" office:value="59945.4380008068" calcext:value-type="float">
            <text:p>$59,945</text:p>
          </table:table-cell>
          <table:table-cell table:style-name="ce198" table:formula="of:=-CUMPRINC([.$C$14];[.$B$13]*12;[.$B$11];[.A46]*12-11;[.A46]*12;0)" office:value-type="float" office:value="650590.636236392" calcext:value-type="float">
            <text:p>$650,591</text:p>
          </table:table-cell>
          <table:table-cell table:style-name="ce198" table:formula="of:=SUM([.B46:.C46])" office:value-type="float" office:value="710536.074237199" calcext:value-type="float">
            <text:p>$710,536</text:p>
          </table:table-cell>
          <table:table-cell table:style-name="ce198" table:formula="of:=SUM([.$C$24:.C46])" office:value-type="float" office:value="10488672.9989909" calcext:value-type="float">
            <text:p>$10,488,673</text:p>
          </table:table-cell>
          <table:table-cell table:style-name="ce208" table:formula="of:=[.$B$11]-SUM([.$C$24:.C46])" office:value-type="float" office:value="1370902.00100909" calcext:value-type="float">
            <text:p>$1,370,902</text:p>
          </table:table-cell>
          <table:table-cell table:number-columns-repeated="1018"/>
        </table:table-row>
        <table:table-row table:style-name="ro2">
          <table:table-cell table:style-name="ce182" office:value-type="float" office:value="24" calcext:value-type="float">
            <text:p>24</text:p>
          </table:table-cell>
          <table:table-cell table:style-name="ce198" table:formula="of:=-CUMIPMT([.$C$14]; [.$B$13]*12;[.$B$11];[.A47]*12-11;[.A47]*12;0)" office:value-type="float" office:value="36975.5223501856" calcext:value-type="float">
            <text:p>$36,976</text:p>
          </table:table-cell>
          <table:table-cell table:style-name="ce198" table:formula="of:=-CUMPRINC([.$C$14];[.$B$13]*12;[.$B$11];[.A47]*12-11;[.A47]*12;0)" office:value-type="float" office:value="673560.551887013" calcext:value-type="float">
            <text:p>$673,561</text:p>
          </table:table-cell>
          <table:table-cell table:style-name="ce198" table:formula="of:=SUM([.B47:.C47])" office:value-type="float" office:value="710536.074237198" calcext:value-type="float">
            <text:p>$710,536</text:p>
          </table:table-cell>
          <table:table-cell table:style-name="ce198" table:formula="of:=SUM([.$C$24:.C47])" office:value-type="float" office:value="11162233.5508779" calcext:value-type="float">
            <text:p>$11,162,234</text:p>
          </table:table-cell>
          <table:table-cell table:style-name="ce208" table:formula="of:=[.$B$11]-SUM([.$C$24:.C47])" office:value-type="float" office:value="697341.449122077" calcext:value-type="float">
            <text:p>$697,341</text:p>
          </table:table-cell>
          <table:table-cell table:number-columns-repeated="1018"/>
        </table:table-row>
        <table:table-row table:style-name="ro2">
          <table:table-cell table:style-name="ce184" office:value-type="float" office:value="25" calcext:value-type="float">
            <text:p>25</text:p>
          </table:table-cell>
          <table:table-cell table:style-name="ce199" table:formula="of:=-CUMIPMT([.$C$14]; [.$B$13]*12;[.$B$11];[.A48]*12-11;[.A48]*12;0)" office:value-type="float" office:value="13194.6251151248" calcext:value-type="float">
            <text:p>$13,195</text:p>
          </table:table-cell>
          <table:table-cell table:style-name="ce199" table:formula="of:=-CUMPRINC([.$C$14];[.$B$13]*12;[.$B$11];[.A48]*12-11;[.A48]*12;0)" office:value-type="float" office:value="697341.449122074" calcext:value-type="float">
            <text:p>$697,341</text:p>
          </table:table-cell>
          <table:table-cell table:style-name="ce199" table:formula="of:=SUM([.B48:.C48])" office:value-type="float" office:value="710536.074237198" calcext:value-type="float">
            <text:p>$710,536</text:p>
          </table:table-cell>
          <table:table-cell table:style-name="ce199" table:formula="of:=SUM([.$C$24:.C48])" office:value-type="float" office:value="11859575" calcext:value-type="float">
            <text:p>$11,859,575</text:p>
          </table:table-cell>
          <table:table-cell table:style-name="ce209" table:formula="of:=[.$B$11]-SUM([.$C$24:.C48])" office:value-type="float" office:value="0" calcext:value-type="float">
            <text:p>$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186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Assmptions.$A$1" table:cell-range-address="$'Mortgage Calculator'.$A$1:.$F$4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style="long"/>
      <number:text>-</number:text>
      <number:month number:style="long"/>
      <number:text>-</number:text>
      <number:year number:style="long"/>
    </number:date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number:text>$</number:text>
      <number:number number:decimal-places="0" loext:min-decimal-places="0" number:min-integer-digits="1" number:grouping="true"/>
    </number:number-style>
    <number:number-style style:name="N13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4">
      <number:text>$</number:text>
      <number:number number:decimal-places="0" loext:min-decimal-places="0" number:min-integer-digits="1" number:grouping="true"/>
    </number:number-style>
    <number:percentage-style style:name="N135">
      <number:number number:decimal-places="3" loext:min-decimal-places="3" number:min-integer-digits="1"/>
      <number:text>%</number:text>
    </number:percentage-style>
    <number:percentage-style style:name="N136">
      <number:number number:decimal-places="4" loext:min-decimal-places="4" number:min-integer-digits="1"/>
      <number:text>%</number:text>
    </number:percentage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text>$</number:text>
      <number:number number:decimal-places="2" loext:min-decimal-places="2" number:min-integer-digits="1" number:grouping="true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3"/>
    <style:style style:name="ConditionalStyle_5f_1" style:display-name="ConditionalStyle_1" style:family="table-cell" style:parent-style-name="Default"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762cm" fo:margin-bottom="1.905cm" fo:margin-left="1.778cm" fo:margin-right="1.778cm" style:print-page-order="ttb" style:first-page-number="continue" loext:scale-to-X="1" loext:scale-to-Y="2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762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59cm" fo:page-height="27.94cm" style:num-format="1" style:print-orientation="portrait" fo:margin-top="0.762cm" fo:margin-bottom="1.905cm" fo:margin-left="1.778cm" fo:margin-right="1.168cm" style:print-page-order="ttb" style:first-page-number="continue" loext:scale-to-X="1" loext:scale-to-Y="1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7.94cm" fo:page-height="21.59cm" style:num-format="1" style:print-orientation="landscape" fo:margin-top="0.762cm" fo:margin-bottom="1.905cm" fo:margin-left="0.635cm" fo:margin-right="0.635cm" style:print-page-order="ttb" style:first-page-number="continue" loext:scale-to-X="2" loext:scale-to-Y="1" style:writing-mode="lr-tb" style:print="charts drawings objects zero-values"/>
      <style:header-style>
        <style:header-footer-properties fo:min-height="2.254cm" fo:margin-left="0cm" fo:margin-right="0cm" fo:margin-bottom="1.866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7.94cm" fo:page-height="21.59cm" style:num-format="1" style:print-orientation="landscape" fo:margin-top="0.762cm" fo:margin-bottom="1.905cm" fo:margin-left="1.778cm" fo:margin-right="1.778cm" style:print-page-order="ttb" style:first-page-number="continue" loext:scale-to-X="2" loext:scale-to-Y="1" style:writing-mode="lr-tb" style:print="charts drawings objects zero-values"/>
      <style:header-style>
        <style:header-footer-properties fo:min-height="2.201cm" fo:margin-left="0cm" fo:margin-right="0cm" fo:margin-bottom="1.813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mptions" style:display-name="PageStyle_Assmptions" style:page-layout-name="Mpm3">
      <style:header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/>
      <style:header-left style:display="false"/>
      <style:footer style:display="false"/>
      <style:footer-left style:display="false"/>
    </style:master-page>
    <style:master-page style:name="PageStyle_5f_Op_20_Costs" style:display-name="PageStyle_Op Cos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ortgage_20_Calculator" style:display-name="PageStyle_Mortgage Calculator" style:page-layout-name="Mpm6">
      <style:header/>
      <style:header-left style:display="false"/>
      <style:footer style:display="false"/>
      <style:footer-left style:display="false"/>
    </style:master-page>
    <style:master-page style:name="PageStyle_5f_Projected_20_Cashflows" style:display-name="PageStyle_Projected Cashflows" style:page-layout-name="Mpm7">
      <style:header/>
      <style:header-left style:display="false"/>
      <style:footer style:display="false"/>
      <style:footer-left style:display="false"/>
    </style:master-page>
    <style:master-page style:name="PageStyle_5f_Rent_20_Roll" style:display-name="PageStyle_Rent Roll" style:page-layout-name="Mpm8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gay</meta:initial-creator>
    <meta:print-date>2022-02-23T19:22:29</meta:print-date>
    <meta:creation-date>2013-06-23T03:07:01</meta:creation-date>
    <dc:date>2022-05-07T00:24:13.882251425</dc:date>
    <meta:generator>LibreOffice/6.4.7.2$Linux_X86_64 LibreOffice_project/40$Build-2</meta:generator>
    <meta:editing-duration>PT2M47S</meta:editing-duration>
    <meta:editing-cycles>1</meta:editing-cycles>
    <meta:document-statistic meta:table-count="6" meta:cell-count="108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tick-marks-major-inner="false" chart:tick-marks-major-outer="false" chart:logarithmic="false" chart:interval-minor-divisor="5" chart:gap-width="80" chart:overlap="25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f2f2f2"/>
    </style:style>
    <style:style style:name="ch6" style:family="chart" style:data-style-name="N3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f81bd" draw:opacity="70%" fo:wrap-option="wrap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36.146cm" svg:height="4.811cm" xlink:href=".." xlink:type="simple" chart:class="chart:bar" chart:style-name="ch1">
        <chart:plot-area chart:style-name="ch2" table:cell-range-address="Summary.B35:Summary.M35" chart:data-source-has-labels="column" svg:x="0cm" svg:y="0.461cm" svg:width="36.131cm" svg:height="4.048cm">
          <chartooo:coordinate-region svg:x="0cm" svg:y="0.461cm" svg:width="36.131cm" svg:height="4.0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ummary.C35:Summary.M35" chart:label-cell-address="Summary.B35:Summary.B35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SF Expiring</text:p>
                <draw:g>
                  <svg:desc>Summary.B35:Summary.B35</svg:desc>
                </draw:g>
              </table:table-cell>
              <table:table-cell office:value-type="float" office:value="0">
                <text:p>0</text:p>
                <draw:g>
                  <svg:desc>Summary.C35:Summary.M35</svg:desc>
                </draw:g>
              </table:table-cell>
              <table:table-cell office:value-type="float" office:value="2435">
                <text:p>2435</text:p>
              </table:table-cell>
              <table:table-cell office:value-type="float" office:value="4872">
                <text:p>4872</text:p>
              </table:table-cell>
              <table:table-cell office:value-type="float" office:value="0">
                <text:p>0</text:p>
              </table:table-cell>
              <table:table-cell office:value-type="float" office:value="38963">
                <text:p>38963</text:p>
              </table:table-cell>
              <table:table-cell office:value-type="float" office:value="35942">
                <text:p>35942</text:p>
              </table:table-cell>
              <table:table-cell office:value-type="float" office:value="2039">
                <text:p>2039</text:p>
              </table:table-cell>
              <table:table-cell office:value-type="float" office:value="0">
                <text:p>0</text:p>
              </table:table-cell>
              <table:table-cell office:value-type="float" office:value="12635">
                <text:p>12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